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officeooo:paragraph-rsid="001fdf63"/>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officeooo:paragraph-rsid="0022f1c0"/>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9dd6f"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edbcb"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officeooo:rsid="001e714b" officeooo:paragraph-rsid="001e714b" style:font-size-asian="10pt" style:font-weight-asian="normal" style:font-size-complex="10pt"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officeooo:rsid="001ef9c5" officeooo:paragraph-rsid="001ef9c5"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2"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398b7d"/>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text-properties fo:language="ru" fo:country="RU"/>
    </style:style>
    <style:style style:name="P14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1" style:family="paragraph" style:parent-style-name="Text_20_body">
      <style:paragraph-properties fo:text-align="center" style:justify-single-word="false"/>
    </style:style>
    <style:style style:name="P142" style:family="paragraph" style:parent-style-name="First_20_line_20_indent">
      <style:text-properties fo:language="ru" fo:country="RU"/>
    </style:style>
    <style:style style:name="P143" style:family="paragraph" style:parent-style-name="First_20_line_20_indent">
      <style:paragraph-properties fo:text-align="justify" style:justify-single-word="false"/>
      <style:text-properties fo:language="ru" fo:country="RU"/>
    </style:style>
    <style:style style:name="P144" style:family="paragraph" style:parent-style-name="First_20_line_20_indent">
      <style:text-properties fo:font-size="15pt" fo:language="ru" fo:country="RU" style:font-size-asian="15pt" style:font-size-complex="15pt"/>
    </style:style>
    <style:style style:name="P145" style:family="paragraph" style:parent-style-name="First_20_line_20_indent">
      <style:text-properties fo:font-size="12pt" fo:language="ru" fo:country="RU" style:font-size-asian="12pt" style:font-size-complex="12pt"/>
    </style:style>
    <style:style style:name="P146" style:family="paragraph" style:parent-style-name="First_20_line_20_indent">
      <style:text-properties fo:language="en" fo:country="US"/>
    </style:style>
    <style:style style:name="P147" style:family="paragraph" style:parent-style-name="First_20_line_20_indent">
      <style:paragraph-properties fo:text-align="justify" style:justify-single-word="false"/>
      <style:text-properties fo:language="en" fo:country="US"/>
    </style:style>
    <style:style style:name="P148" style:family="paragraph" style:parent-style-name="First_20_line_20_indent">
      <style:paragraph-properties fo:text-align="justify" style:justify-single-word="false"/>
    </style:style>
    <style:style style:name="P149" style:family="paragraph" style:parent-style-name="Text_20_body">
      <style:paragraph-properties fo:margin-left="0in" fo:margin-right="0in" fo:text-align="center" style:justify-single-word="false" fo:text-indent="0in" style:auto-text-indent="false"/>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in" style:auto-text-indent="false"/>
    </style:style>
    <style:style style:name="P153" style:family="paragraph" style:parent-style-name="Footnote">
      <style:text-properties fo:language="en" fo:country="US"/>
    </style:style>
    <style:style style:name="P154" style:family="paragraph" style:parent-style-name="Footnote">
      <style:text-properties fo:language="ru" fo:country="RU"/>
    </style:style>
    <style:style style:name="P155" style:family="paragraph" style:parent-style-name="Footnote">
      <style:text-properties style:use-window-font-color="true" fo:language="ru" fo:country="RU"/>
    </style:style>
    <style:style style:name="P156" style:family="paragraph" style:parent-style-name="Footnote">
      <style:text-properties fo:font-style="normal" style:font-style-asian="normal" style:font-style-complex="normal"/>
    </style:style>
    <style:style style:name="P157" style:family="paragraph" style:parent-style-name="Footnote">
      <style:text-properties officeooo:paragraph-rsid="0025cb13"/>
    </style:style>
    <style:style style:name="P158" style:family="paragraph" style:parent-style-name="Text_20_body">
      <style:paragraph-properties fo:margin-top="0in" fo:margin-bottom="0.0835in" loext:contextual-spacing="false" fo:text-align="justify" style:justify-single-word="false"/>
      <style:text-properties fo:language="en" fo:country="US"/>
    </style:style>
    <style:style style:name="P15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60" style:family="paragraph" style:parent-style-name="Standard">
      <style:text-properties fo:font-style="italic" style:font-style-asian="italic" style:font-style-complex="italic"/>
    </style:style>
    <style:style style:name="P16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6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6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67" style:family="paragraph" style:parent-style-name="Heading_20_1">
      <style:paragraph-properties fo:margin-left="0in" fo:margin-right="0in" fo:text-align="center" style:justify-single-word="false" fo:text-indent="0.1965in" style:auto-text-indent="false"/>
    </style:style>
    <style:style style:name="P168" style:family="paragraph" style:parent-style-name="Heading_20_2">
      <style:text-properties fo:language="en" fo:country="US"/>
    </style:style>
    <style:style style:name="P169" style:family="paragraph" style:parent-style-name="Heading_20_2">
      <style:paragraph-properties fo:text-align="justify" style:justify-single-word="false"/>
    </style:style>
    <style:style style:name="P17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bbe20"/>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normal" style:text-underline-style="none" officeooo:rsid="0039404c" style:font-style-asian="normal" style:font-style-complex="normal"/>
    </style:style>
    <style:style style:name="T46" style:family="text">
      <style:text-properties style:use-window-font-color="true" fo:font-style="normal" style:text-underline-style="none" officeooo:rsid="00398b7d" style:font-style-asian="normal" style:font-style-complex="normal"/>
    </style:style>
    <style:style style:name="T47" style:family="text">
      <style:text-properties style:use-window-font-color="true" fo:font-style="normal" style:text-underline-style="none" officeooo:rsid="003a8ac9" style:font-style-asian="normal" style:font-style-complex="normal"/>
    </style:style>
    <style:style style:name="T48" style:family="text">
      <style:text-properties style:use-window-font-color="true" fo:font-style="normal" style:text-underline-style="none" officeooo:rsid="003e9857" style:font-style-asian="normal" style:font-style-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font-style="italic" style:font-style-asian="italic" style:font-style-complex="italic"/>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fo:font-size="12pt" fo:language="en" fo:country="US" fo:font-style="normal" style:font-size-asian="12pt" style:font-style-asian="normal" style:font-size-complex="12pt" style:font-style-complex="normal"/>
    </style:style>
    <style:style style:name="T55" style:family="text">
      <style:text-properties style:use-window-font-color="true" fo:font-size="12pt" fo:language="en" fo:country="US" style:font-size-asian="12pt" style:font-size-complex="12pt"/>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officeooo:rsid="00228120" style:font-style-asian="normal" style:font-style-complex="normal"/>
    </style:style>
    <style:style style:name="T64" style:family="text">
      <style:text-properties fo:font-style="normal" style:text-underline-style="none" officeooo:rsid="0022f1c0" style:font-style-asian="normal" style:font-style-complex="normal"/>
    </style:style>
    <style:style style:name="T65" style:family="text">
      <style:text-properties fo:font-style="normal" style:text-underline-style="none" officeooo:rsid="002470a4" style:font-style-asian="normal" style:font-style-complex="normal"/>
    </style:style>
    <style:style style:name="T66" style:family="text">
      <style:text-properties fo:font-weight="normal"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style:text-underline-style="none"/>
    </style:style>
    <style:style style:name="T72" style:family="text">
      <style:text-properties style:text-rotation-angle="90" style:text-rotation-scale="line-height"/>
    </style:style>
    <style:style style:name="T73" style:family="text">
      <style:text-properties style:text-rotation-angle="270" style:text-rotation-scale="line-height"/>
    </style:style>
    <style:style style:name="T74" style:family="text">
      <style:text-properties style:text-position="sub 58%" style:font-size-asian="10.5pt"/>
    </style:style>
    <style:style style:name="T75" style:family="text">
      <style:text-properties style:font-name="Symbol" style:font-name-asian="Symbol" style:font-name-complex="Symbol"/>
    </style:style>
    <style:style style:name="T76" style:family="text">
      <style:text-properties style:font-name="Liberation Serif1" style:font-name-asian="Symbol" style:font-name-complex="Symbol"/>
    </style:style>
    <style:style style:name="T77" style:family="text">
      <style:text-properties style:font-name="Courier New CYR"/>
    </style:style>
    <style:style style:name="T78" style:family="text">
      <style:text-properties style:font-name="Courier New CYR" fo:language="en" fo:country="US"/>
    </style:style>
    <style:style style:name="T79" style:family="text">
      <style:text-properties fo:font-size="14pt" fo:language="en" fo:country="US" fo:font-weight="bold" style:font-size-asian="14pt" style:font-weight-asian="bold" style:font-size-complex="14pt" style:font-weight-complex="bold"/>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9pt" style:font-size-asian="9pt" style:font-size-complex="9pt"/>
    </style:style>
    <style:style style:name="T82" style:family="text">
      <style:text-properties fo:font-size="12pt" style:font-size-asian="12pt" style:font-size-complex="12pt"/>
    </style:style>
    <style:style style:name="T83" style:family="text">
      <style:text-properties fo:font-size="10pt" style:font-size-asian="10pt" style:font-size-complex="10pt"/>
    </style:style>
    <style:style style:name="T84" style:family="text">
      <style:text-properties fo:font-size="8pt" style:font-size-asian="8pt" style:font-size-complex="8pt"/>
    </style:style>
    <style:style style:name="T85" style:family="text">
      <style:text-properties officeooo:rsid="00190b5b"/>
    </style:style>
    <style:style style:name="T86" style:family="text">
      <style:text-properties officeooo:rsid="001d7c98"/>
    </style:style>
    <style:style style:name="T87" style:family="text">
      <style:text-properties officeooo:rsid="001e714b"/>
    </style:style>
    <style:style style:name="T88" style:family="text">
      <style:text-properties officeooo:rsid="001ef9c5"/>
    </style:style>
    <style:style style:name="T89" style:family="text">
      <style:text-properties officeooo:rsid="001fdf63"/>
    </style:style>
    <style:style style:name="T90" style:family="text">
      <style:text-properties officeooo:rsid="0020b6f0"/>
    </style:style>
    <style:style style:name="T91" style:family="text">
      <style:text-properties officeooo:rsid="002470a4"/>
    </style:style>
    <style:style style:name="T92" style:family="text">
      <style:text-properties officeooo:rsid="0025cb13"/>
    </style:style>
    <style:style style:name="T93" style:family="text">
      <style:text-properties officeooo:rsid="00263b8c"/>
    </style:style>
    <style:style style:name="T94" style:family="text">
      <style:text-properties officeooo:rsid="00282132"/>
    </style:style>
    <style:style style:name="T95" style:family="text">
      <style:text-properties officeooo:rsid="002cff13"/>
    </style:style>
    <style:style style:name="T96" style:family="text">
      <style:text-properties officeooo:rsid="00324460"/>
    </style:style>
    <style:style style:name="T97" style:family="text">
      <style:text-properties officeooo:rsid="00354d9a"/>
    </style:style>
    <style:style style:name="T98" style:family="text">
      <style:text-properties officeooo:rsid="0036b864"/>
    </style:style>
    <style:style style:name="T99" style:family="text">
      <style:text-properties officeooo:rsid="0039404c"/>
    </style:style>
    <style:style style:name="T100" style:family="text">
      <style:text-properties officeooo:rsid="003e98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Последний фанфик</text:h>
      <text:p text:style-name="P57"/>
      <text:h text:style-name="P168" text:outline-level="2">1. Терра</text:h>
      <text:p text:style-name="P29"/>
      <text:p text:style-name="P2">***</text:p>
      <text:p text:style-name="P2"/>
      <text:p text:style-name="P1">Звонок Алекса застал меня в <text:span text:style-name="T1">отделе спиртного</text:span>.</text:p>
      <text:p text:style-name="P1"><text:span text:style-name="T12">–</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6">Блядь, как хочется послать его нахуй!</text:p>
      <text:p text:style-name="P6"/>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9"/>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7">– Анон, не беспокойся, охрана уже в курсе. Тебе выдадут временный.</text:p>
      <text:p text:style-name="P7">–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7"/>
      <text:p text:style-name="P6">Блядь!</text:p>
      <text:p text:style-name="P6"/>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6"><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6"/>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6"/>
      <text:p text:style-name="P36"><text:span text:style-name="T12">RnD-</text:span><text:span text:style-name="T1">зона</text:span><text:span text:style-name="T1"><text:note text:id="ftn3" text:note-class="footnote"><text:note-citation>3</text:note-citation><text:note-body><text:p text:style-name="P15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6"/>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
      <text:p text:style-name="P36">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21"/>
      <text:p text:style-name="P8">– Нэш, привет. Это Анон.</text:p>
      <text:p text:style-name="P8">– Привет, Анонимус. Рад тебя видеть. Мне говорили, ты ушёл из проекта?</text:p>
      <text:p text:style-name="P8">–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85"><text:span text:style-name="T12">– Нэш, к</text:span>ак называется наш проект?</text:p>
      <text:p text:style-name="P83"><text:span text:style-name="T8">– </text:span><text:span text:style-name="T66">Дайсон.</text:span></text:p>
      <text:p text:style-name="P83"><text:span text:style-name="T8">– </text:span><text:span text:style-name="T66">Сколько тебе лет?</text:span></text:p>
      <text:p text:style-name="P83"><text:span text:style-name="T8">– </text:span><text:span text:style-name="T66">Два года с начала запуска кластера.</text:span></text:p>
      <text:p text:style-name="P83"><text:soft-page-break/><text:span text:style-name="T8">– </text:span><text:span text:style-name="T66">Какой сейчас год?</text:span></text:p>
      <text:p text:style-name="P83"><text:span text:style-name="T8">– </text:span><text:span text:style-name="T53">20</text:span><text:span text:style-name="T35">19</text:span><text:span text:style-name="T66">-й.</text:span></text:p>
      <text:p text:style-name="P28"/>
      <text:p text:style-name="P36">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5"/>
      <text:p text:style-name="P85"><text:span text:style-name="T1">– </text:span>Н<text:span text:style-name="T1">эш тестовая задача номер шестнадцать</text:span>. <text:span text:style-name="T1">Выполни при настройках по умолчанию.</text:span></text:p>
      <text:p text:style-name="P57">– Принял к исполнению.</text:p>
      <text:p text:style-name="P57"/>
      <text:p text:style-name="P93">«Выживание корпорации в условиях жёсткой конкуренции с ограниченными ресурсами. Случай 16».</text:p>
      <text:p text:style-name="P93">…</text:p>
      <text:p text:style-name="P93">…</text:p>
      <text:p text:style-name="P93">…</text:p>
      <text:p text:style-name="P93">Решение.</text:p>
      <text:p text:style-name="P93">…</text:p>
      <text:p text:style-name="P12"/>
      <text:p text:style-name="P12">Я вчитался в результат и прис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21"/>
      <text:p text:style-name="P36"><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6"/>
      <text:p text:style-name="P36">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6">Ага, уже теплее.</text:p>
      <text:p text:style-name="P36"/>
      <text:p text:style-name="P83"><text:span text:style-name="T8">– Нэш</text:span><text:span text:style-name="T66">,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апдейтом кибермозга.</text:p>
      <text:p text:style-name="P36">Набираю номер прожект-мэнеджера.</text:p>
      <text:p text:style-name="P36"/>
      <text:p text:style-name="P36"><text:soft-page-break/><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6"><text:span text:style-name="T12">– </text:span>Окей. Спасибо, <text:span text:style-name="T1">Анон</text:span>. <text:span text:style-name="T1">Выручил.</text:span></text:p>
      <text:p text:style-name="P36"><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н-сервере.</text:p>
      <text:p text:style-name="P9">–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2">.</text:span></text:p>
      <text:p text:style-name="P116">Бип-бип-бип.</text:p>
      <text:p text:style-name="P116"/>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49">***</text:p>
      <text:p text:style-name="P149"/>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6"><text:span text:style-name="T1">Блядь, как </text:span>всё <text:span text:style-name="T1">заебало</text:span>. За-<text:span text:style-name="T1">е</text:span>-ба-ло!</text:p>
      <text:p text:style-name="P26"/>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4">Валиум <text:span text:style-name="T56">–</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6"><text:span text:style-name="T1">Блядь</text:span>, что за мысли пошли!</text:p>
      <text:p text:style-name="P84"/>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6">Нет, это не для меня. Я сюда пришёл подышать воздухом. И только.</text:p>
      <text:p text:style-name="P84"/>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6">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3">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6"/>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6">Картинка дёрнулась и поплыла, звёзды опять стали вращаться.</text:p>
      <text:p text:style-name="P26"/>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6">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6"/>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68" text:outline-level="2">2. Пробуждение</text:h>
      <text:p text:style-name="P34"/>
      <text:p text:style-name="P1"><text:span text:style-name="T32">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9"/>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text:span><text:soft-page-break/><text:span text:style-name="T56">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text:span><text:span text:style-name="T19">—</text:span><text:span text:style-name="T56"> центр круговорота в звёздном небе. Звёздочка магического огонька на кончике рога.</text:span></text:p>
      <text:p text:style-name="P36"/>
      <text:p text:style-name="P36">Единорог поднял голову и оглянулся куда-то назад.</text:p>
      <text:p text:style-name="P36"><text:span text:style-name="T12">–</text:span> Она очнулась. Хвала небу, нам это удалось!</text:p>
      <text:p text:style-name="P36"/>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text:s/>Да и не должно быть —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20">Короче, тот ещё бомжатник.</text:p>
      <text:p text:style-name="P20"/>
      <text:p text:style-name="P20">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8"><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8"/>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8"><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20"><text:span text:style-name="T1">Вот дерьмо! </text:span>Я потянулся за платком.</text:p>
      <text:p text:style-name="P20">–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20"/>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4">Спи, Сестра моя родная,<text:line-break/>Спи. Усни.<text:line-break/>Крыльями тебя укрою,<text:line-break/>Спи. Усни.</text:p><text:p text:style-name="P154"><text:tab/>В чаще тёмной волки воют,<text:line-break/>Спи. Усни.</text:p><text:p text:style-name="P154"><text:tab/>В мрачном замке духи ноют,<text:line-break/>Спи. Усни.</text:p><text:p text:style-name="P154"><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20">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9"/>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9"/>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9"><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4"/>
      <text:h text:style-name="P168" text:outline-level="2">3. Норф</text:h>
      <text:p text:style-name="P86"/>
      <text:p text:style-name="P26">Глава IV. Пределы магии</text:p>
      <text:p text:style-name="P23"/>
      <text:p text:style-name="P26"><text:soft-page-break/>Вашему покорному слуге известны четыре предела магии: </text:p>
      <text:p text:style-name="P26"/>
      <text:list xml:id="list637388355037145917" text:style-name="L1">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61"><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53">– <text:span text:style-name="T1">Восемь, учитель!</text:span></text:p><text:p text:style-name="P153">– Отлично. Надиктую ещё две и сбегаешь за кофе.</text:p></text:note-body></text:note></text:span></text:p>
        </text:list-item>
      </text:list>
      <text:p text:style-name="P6"/>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8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4"/>
      <text:p text:style-name="P8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4"><text:soft-page-break/></text:p>
      <text:p text:style-name="P8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4"/>
      <text:p text:style-name="P8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4"/>
      <text:p text:style-name="P8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4"/>
      <text:p text:style-name="P8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1"/>
      <text:p text:style-name="P11">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1"/>
      <text:p text:style-name="P11">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1"/>
      <text:p text:style-name="P11">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1"/>
      <text:p text:style-name="P11">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1"/>
      <text:p text:style-name="P11">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1"/>
      <text:p text:style-name="P84"><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1">Но эти мечты хотя бы позволяют забыть сосущее чувство валиумного голодания…</text:p>
      <text:p text:style-name="P11"/>
      <text:p text:style-name="P8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4">Так, что тут у нас?</text:p>
      <text:p text:style-name="P84"/>
      <text:p text:style-name="P84">“<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4"/>
      <text:p text:style-name="P84">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4">Газета полетела в мусорное ведро.</text:p>
      <text:p text:style-name="P84"/>
      <text:p text:style-name="P84">Я потянулся. Хватит на сегодня чтения. Настало время ежедневной прогулки по городу. Тем более, что у меня есть деньги.</text:p>
      <text:p text:style-name="P84"/>
      <text:p text:style-name="P8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4"/>
      <text:p text:style-name="P84">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4">Так что даже на ремонт одежды и покупку необходимых в повседневной жизни мелочей у меня финансов не было. До недавнего времени.</text:p>
      <text:p text:style-name="P8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4"/>
      <text:p text:style-name="P84">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22">–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22"/>
      <text:p text:style-name="P84"><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22">Но, блин, корявые пальцы внесли свою коррективу в шопинг-план!</text:p>
      <text:p text:style-name="P22"/>
      <text:p text:style-name="P84"><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1">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22"/>
      <text:p text:style-name="P11"><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
      <text:p text:style-name="P11">Я приоткрыл створку.</text:p>
      <text:p text:style-name="P11"/>
      <text:p text:style-name="P22">–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22">– <text:span text:style-name="T1">Анонимус,</text:span> – <text:s/>отрекомендовался я. – <text:s/>Человек.</text:p>
      <text:p text:style-name="P22">–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1">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1"/>
      <text:p text:style-name="P22">–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22">– К сожалению, не слышал. Я тут недавно.</text:p>
      <text:p text:style-name="P22">–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22">– Я вижу вас, – честно признался я.</text:p>
      <text:p text:style-name="P22">–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22">– Вы говорили, что королевские <text:span text:style-name="T1">колесницы</text:span> делали три <text:span text:style-name="T1">двора</text:span>…</text:p>
      <text:p text:style-name="P22">–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22"/>
      <text:p text:style-name="P22">Норф строго посмотрел на меня поверх очков.</text:p>
      <text:p text:style-name="P22">–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22"/>
      <text:p text:style-name="P22">Единорог с силой крутанул колесо. Оно беззвучно завертелось, превратившись в серый размытый диск.</text:p>
      <text:p text:style-name="P2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2"/>
      <text:p text:style-name="P22">Норф пошёл к <text:span text:style-name="T1">небольшому деревянному гаражу</text:span>, стоявшему у задней стены дворика. На полпути он обернулся.</text:p>
      <text:p text:style-name="P22">– Не могли бы вы помочь мне вон с тем домкратом? А то склероз замучал, а бегать туда-сюда уже малость трудновато.</text:p>
      <text:p text:style-name="P22">Распахнув ветхие ворота сарайчика, <text:span text:style-name="T1">Норф</text:span> картинно вскинул копыто.</text:p>
      <text:p text:style-name="P22">– “Королева Лорен ”! Встречайте!</text:p>
      <text:p text:style-name="P22"/>
      <text:p text:style-name="P22"><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22"/>
      <text:p text:style-name="P22">–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1">Единорог по-старчески задремал, прислонившись к заднему колесу. Я упёрся рукой в лакированный корпус и осторожно пошатал его.</text:p>
      <text:p text:style-name="P22">Старик клюнул носом и встрепенулся. Потом он огляделся и заговорщицки подмигнул мне.</text:p>
      <text:p text:style-name="P22">–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1"/>
      <text:p text:style-name="P11">Норф поправил сползший плед и высморкался.</text:p>
      <text:p text:style-name="P22">–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40"/>
      <text:p text:style-name="P22">Норф любовно погладил обтекатель кареты и стал подымать её на домкрате.</text:p>
      <text:p text:style-name="P2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2"/>
      <text:p text:style-name="P22">Норф снял заднее колесо и покатил его под навес. Я закрыл охромевшую “Королеву Лорен” в гараже и последовал за ним.</text:p>
      <text:p text:style-name="P22">– А вы, как я вижу, королевский гость? – Норф кивнул на ворот рубашки с закрепённой клипсой-пропуском. – Могу я вас попросить об одном одолжении?</text:p>
      <text:p text:style-name="P22">– Да, пожалуйста!</text:p>
      <text:p text:style-name="P22">– Подождите минутку, я сейчас.</text:p>
      <text:p text:style-name="P22">Норф закончил монтаж колеса и скрылся в небольшом домике в глубине двора.</text:p>
      <text:p text:style-name="P22"/>
      <text:p text:style-name="P22">Я огляделся. <text:span text:style-name="T1">За ангаром расположилась круглая ухоженная клумба, рядом с которой блестел мой злосчастный грош.</text:span></text:p>
      <text:p text:style-name="P11">Попался, засранец!</text:p>
      <text:p text:style-name="P11"/>
      <text:p text:style-name="P22"><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50"> – </text:span><text:span text:style-name="T33">2135</text:span><text:span text:style-name="T50"> A.C.</text:span><text:span text:style-name="T28">»</text:span>. <text:span text:style-name="T1">Над</text:span> надписью было стилизованное изображение распростёршего крылья пегаса, тянущего колесницу.</text:p>
      <text:p text:style-name="P22"/>
      <text:p text:style-name="P22">Я торопливо отошёл к воротам. Норф как раз вышел из дома с маленькой деревянной коробочкой красного цвета.</text:p>
      <text:p text:style-name="P22">–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2">– Не забуду, – пообещал я.</text:p>
      <text:p text:style-name="P22"/>
      <text:h text:style-name="Heading_20_2" text:outline-level="2"><text:span text:style-name="T12">4. </text:span><text:span text:style-name="T1">Заклинание Последнего Шанса</text:span></text:h>
      <text:p text:style-name="P22"/>
      <text:p text:style-name="P26">Глава VI. Основы</text:p>
      <text:p text:style-name="P26"/>
      <text:p text:style-name="P26"><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6"/>
      <text:p text:style-name="P2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6"/>
      <text:p text:style-name="P26">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38">На трактат упала тень.</text:p>
      <text:p text:style-name="P39">– Эй, нельзя ли не заслонять…</text:p>
      <text:p text:style-name="P39">Я поперхнулся словом, упёршись носом в покрытую белой шерстью грудь. Селестия с извинением оступила.</text:p>
      <text:p text:style-name="P39">–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9"/>
      <text:p text:style-name="P38"><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9"/>
      <text:p text:style-name="P39">– Эээ…</text:p>
      <text:p text:style-name="P39">–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text:p text:style-name="P39">–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9">– Хмм, печально, успел зачерстветь, – аликорница с усилием откусила добрую половину и стала с хрустом жевать.</text:p>
      <text:p text:style-name="P39">– Эмм… Насколько я помню, тебе было прописано два месяца постельного режима? Кстати, без сладостей. Сейчас едва неделя прошла.</text:p>
      <text:p text:style-name="P39">Аликорница с досадой скосила на меня глаз, продолжая жевать.</text:p>
      <text:p text:style-name="P39">–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9"/>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вытащила нос из тайника и <text:s/>посмотрела на меня, насторожив уши.</text:p>
      <text:p text:style-name="P38"><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2">Аликорница нервно хохотнула.</text:p>
      <text:p text:style-name="P40">– А по-моему, ты не…</text:p>
      <text:p text:style-name="P38"><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40">–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Анонимус</text:span>, ну зачем так…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
      <text:p text:style-name="P52">Селестия приложила копыто ко лбу и издала протяжный стон.</text:p>
      <text:p text:style-name="P40">– О, небо! Я забыла распорядиться насчёт тебя! Я совсем отупела от дворцовой жизни!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0"/>
      <text:p text:style-name="P52"><text:span text:style-name="T12">Аликорница уселась н</text:span>а пол <text:span text:style-name="T12">и прижала копыто к груди.</text:span></text:p>
      <text:p text:style-name="P40"><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0"/>
      <text:p text:style-name="P53">***</text:p>
      <text:p text:style-name="P53"/>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
      <text:p text:style-name="P52"><text:span text:style-name="T12">– </text:span>Вот, читай отсюда, <text:span text:style-name="T12">– а</text:span>ликорница подчеркнула абзац копытом.</text:p>
      <text:p text:style-name="P52"/>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
      <text:p text:style-name="P63">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3"/>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
      <text:p text:style-name="P63">Но величайшая справедливость юниверсума заключается в том, что не существует безвыходных положений. Всегда есть надежда.</text:p>
      <text:p text:style-name="P63"/>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3"/>
      <text:p text:style-name="P63">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text:soft-page-break/>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40"/>
      <text:p text:style-name="P40">Я посмотрел на аликорницу. Та старательно делала вид, что интересуется состоянием лака на обожжёном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text:p text:style-name="P40">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40"/>
      <text:p text:style-name="P40">– Ээээ… ммм… А вы пробовали обратиться к врачу? – начал я как можно мягче.</text:p>
      <text:p text:style-name="P40"/>
      <text:p text:style-name="P40">БАЦ!!!</text:p>
      <text:p text:style-name="P40"/>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нам. У меня нет времени его переубедить.</text:p>
      <text:p text:style-name="P52"/>
      <text:p text:style-name="P40"><text:span text:style-name="T1">Аликорница</text:span> обратилась ко мне.</text:p>
      <text:p text:style-name="P40"><text:soft-page-break/>–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
      <text:p text:style-name="P52">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
      <text:p text:style-name="P52">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40">–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
      <text:p text:style-name="P52">Я снял её копыто со своего плеча и осторожно поставил на пол.</text:p>
      <text:p text:style-name="P40"><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2"/>
      <text:p text:style-name="P52">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2">–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2"><text:soft-page-break/></text:p>
      <text:p text:style-name="P52">Я протянул руку, вытер ей слёзы и погладил по шее.</text:p>
      <text:p text:style-name="P52">– Не плачь, принцесса.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
      <text:p text:style-name="P52">Селестия успокоилась и смущённо потёрлась носом мне о плечо.</text:p>
      <text:p text:style-name="P52">– И я не читала твои мысли, Анонимус. У тебя на лице и так всё написано — ты не умеешь скрывать эмоции.</text:p>
      <text:p text:style-name="P52"/>
      <text:p text:style-name="P52">Наружная дверь заскрипела,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pan text:style-name="T1">Дискордовы</text:span> яйца! Они нашли меня!</text:p>
      <text:p text:style-name="P40">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40">– Ты! Чего! Делаешь! Твоё, <text:span text:style-name="T1">блин,</text:span> высочество!!! – <text:s/>я едва уберёг <text:span text:style-name="T1">своё </text:span>естество от острого рога.</text:p>
      <text:p text:style-name="P40"/>
      <text:p text:style-name="P40">Селестия подняла на меня глаз. <text:span text:style-name="T69">Прижав </text:span>уши к голове, <text:span text:style-name="T69">она дала</text:span> задний ход <text:span text:style-name="T69">и </text:span>выкарабкалась обратно. Окинув библиотеку отчаянным взглядом, <text:span text:style-name="T69">Селестия</text:span>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тчаянно прошептала аликорница, тщётно пытаясь охватить зубами раскрытую защёлку.</text:p>
      <text:p text:style-name="P40">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pan text:style-name="T1">Я</text:span> помогу! – <text:s/>Селестия изогнула шею и стала зубами сжимать защёлку.</text:p>
      <text:p text:style-name="P40"/>
      <text:p text:style-name="P40">ШЛОП!</text:p>
      <text:p text:style-name="P40"/>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
      <text:p text:style-name="P52">В наступившей тишине аликорница прошептала мне убито:</text:p>
      <text:p text:style-name="P40">– <text:span text:style-name="T1">Что-то мне не хочется оборачиваться.</text:span></text:p>
      <text:p text:style-name="P52">– А придётся. Кстати, крылья можешь опустить. Всё равно видна табуретка и мои ноги.</text:p>
      <text:p text:style-name="P52"/>
      <text:p text:style-name="P52">Селестия со вздохом закрыла глаза и медленно обернулась к толпе.</text:p>
      <text:p text:style-name="P52"><text:soft-page-break/>– Добрый вечер, мои дорогие.</text:p>
      <text:p text:style-name="P40">–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5<text:span text:style-name="T1">.</text:span> Нерадивый ученик</text:h>
      <text:p text:style-name="P33"/>
      <text:p text:style-name="P52">– Это очень легк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 Растёшь, Анон, вакансия шута тебе уже обеспечена!</text:p>
      <text:p text:style-name="P52"/>
      <text:p text:style-name="P52">– Анонимус…</text:p>
      <text:p text:style-name="P52">С лёгким вздохом Селестия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2">– Не понимаю, куда ты так гонишь? Мы вполне можем заняться этим через пару недель, когда ты окрепнешь.</text:p>
      <text:p text:style-name="P52"/>
      <text:p text:style-name="P52">Селестия открыла глаза и нехотя оторвала голову от импровизированной подушки.</text:p>
      <text:p text:style-name="P52">– Нам нужно торопиться. У меня есть нехорошее предчувствие,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text:p text:style-name="P52">–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2">–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2"/>
      <text:p text:style-name="P52"><text:soft-page-break/>Аликорница взглянула на меня со смущением.</text:p>
      <text:p text:style-name="P52">–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
      <text:p text:style-name="P52">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2"/>
      <text:p text:style-name="P52">–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2"/>
      <text:p text:style-name="P52">Я вздохнул. Чего не сделаешь ради этой чокнутой коняги!</text:p>
      <text:p text:style-name="P52">– Ну хорошо, хорошо, не волнуйся. Я готов. Только можно по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
      <text:p text:style-name="P52">«Она думает, я сейчас загадаю себе полцарства, корону и ванильное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Эх, пропало моё мороженное!</text:p>
      <text:p text:style-name="P52"/>
      <text:p text:style-name="P52">Аликорница воззрилась на меня с нечитаемым выражением на морде.</text:p>
      <text:p text:style-name="P52">– Я слишком многого прошу? – вздохнул я. – Ладно, забей. Но, хотя бы, будь поосторожнее. Не думаю, что я тебе понравлюсь в качестве овоща.</text:p>
      <text:p text:style-name="P52"/>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не бери в голову…</text:p>
      <text:p text:style-name="P52"/>
      <text:p text:style-name="P52">Селестия подняла голову и я увидел, что у неё из глаз текут слёзы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
      <text:p text:style-name="P52"><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2"/>
      <text:p text:style-name="P52">–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2">Аликорница кивнула, соглашаясь.</text:p>
      <text:p text:style-name="P52">– Тогда позволь мне начать заклинание.</text:p>
      <text:p text:style-name="P52"/>
      <text:p text:style-name="P52">Селестия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 Не думать — это легко! Мне даже стараться не надо! – я зевнул.</text:p>
      <text:p text:style-name="P52"/>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2"/>
      <text:p text:style-name="P52">Моей?!! Э-э-э, позвольте-е-е-<text:span text:style-name="T83">и-и-и</text:span>-<text:span text:style-name="T84">а-а-а</text:span>…</text:p>
      <text:p text:style-name="P52"/>
      <text:p text:style-name="P52">…</text:p>
      <text:p text:style-name="P52"/>
      <text:p text:style-name="P63">Я открываю глаза.</text:p>
      <text:p text:style-name="P63">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3">Странно. Почему я не ощущаю его? Впрочем, неважно!</text:p>
      <text:p text:style-name="P63">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3">Я закрываю глаза.</text:p>
      <text:p text:style-name="P52"/>
      <text:p text:style-name="P52">…</text:p>
      <text:p text:style-name="P52"/>
      <text:p text:style-name="P52">– Анонимус!.. Анон!</text:p>
      <text:p text:style-name="P52">Тёплое дуновение растрепало волосы на лбу. Сознание с трудом возвращалось в оглушённое тело. Я расплющил глаза.</text:p>
      <text:p text:style-name="P52">– Как ты себя чувствуешь?</text:p>
      <text:p text:style-name="P52"><text:soft-page-break/></text:p>
      <text:p text:style-name="P52">Аликорница смотрела на меня с тревогой. Я молча принял сидячее положение и стал массировать виски.</text:p>
      <text:p text:style-name="P52">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2"/>
      <text:p text:style-name="P52">– Я старалась провести всё как можно быстрее. С тобой всё в порядке? – в голосе Селестии появились нотки паники.</text:p>
      <text:p text:style-name="P52">Я <text:s/>не глядя похлопал аликорницу по холке, стараясь унять дрожь руки.</text:p>
      <text:p text:style-name="P52">–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2"/>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7">сли бы я вспомнила вовремя, я бы предупредила тебя, чтобы ты смог сконцентрироваться и отстоять своё «я».</text:span></text:p>
      <text:p text:style-name="P57"/>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 Урок пропал зря — в том состоянии твоё сознание не могло воспринять мои знания.</text:p>
      <text:p text:style-name="P52"/>
      <text:p text:style-name="P52">Я помотал головой, вытряхивая остатки шока. Ну что же, Анон, не будем останавливаться на полпути? Наш девиз — «Слабоумие и отвага»!</text:p>
      <text:p text:style-name="P52"/>
      <text:p text:style-name="P52">– Надо повторить.</text:p>
      <text:p text:style-name="P52">– Что?</text:p>
      <text:p text:style-name="P52">– Надо повторить урок. Я уверен, что увою технику со второй попытки.</text:p>
      <text:p text:style-name="P52">Аликорница выглянула одним глазом из-под подушки.</text:p>
      <text:p text:style-name="P52">– И ты не боишься?</text:p>
      <text:p text:style-name="P52">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2"><text:soft-page-break/>Аликорница слабо улыбнулась.</text:p>
      <text:p text:style-name="P52">– Не будем медлить, Анонимус.</text:p>
      <text:p text:style-name="P52">Я вновь растворился в сине-зелёной гриве.</text:p>
      <text:p text:style-name="P52"/>
      <text:p text:style-name="P52">…</text:p>
      <text:p text:style-name="P52"/>
      <text:p text:style-name="P63">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1">Тумбочка…</text:span> Листок… <text:span text:style-name="T81">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2">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2">Сила уходит бесконтрольно. Нужно прервать урок. Нет! Нет! О-О-О-О-О, НЕ-Е-Е-Е-Е-Т!!!</text:span></text:p>
      <text:p text:style-name="P77"/>
      <text:p text:style-name="P52">…</text:p>
      <text:p text:style-name="P52"/>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
      <text:p text:style-name="P52">Тумбочка стояла на месте, не сдвинувшись ни на волос.</text:p>
      <text:p text:style-name="P52">С улицы доносились возгласы удивления, страха и ожесточённые споры. Я подошёл к окну и выругался ещё сильнее.</text:p>
      <text:p text:style-name="P52">По голубому небу к дневному светилу взмывала луна.</text:p>
      <text:p text:style-name="P52"/>
      <text:p text:style-name="P52">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2"/>
      <text:p text:style-name="P52">Я бросился к постели и стал что есть силы тормошить бесчувственную аликорницу.</text:p>
      <text:p text:style-name="P52">– Вставай! Эй, вставай, твоё высочество! Жопа приближается! Там сейчас<text:span text:style-name="T12"> л</text:span>уна в солнце врежется!</text:p>
      <text:p text:style-name="P52"/>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
      <text:p text:style-name="P52">Проклятье! Эту кобылу можно разбудить только ведром воды!</text:p>
      <text:p text:style-name="P52">Вода! Я бросил взгляд на тумбочку. Нет, стакан пуст.</text:p>
      <text:p text:style-name="P77">Ох, нет! Нет-нет-нет!!!</text:p>
      <text:p text:style-name="P77"/>
      <text:p text:style-name="P77"><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7">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7"/>
      <text:p text:style-name="P52">Я бросился к окну, намереваясь позвать кого-нибудь на помощь. И замер с отвалившейся челюстью.</text:p>
      <text:p text:style-name="P52"/>
      <text:p text:style-name="P52">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2"/>
      <text:p text:style-name="P52">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2"/>
      <text:p text:style-name="P52">«С-Е-Л-Е-С-Т-И-Я … — … П-И-З-…» </text:p>
      <text:p text:style-name="P52"/>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 и прочистила горло.</text:p>
      <text:p text:style-name="P52">–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
      <text:p text:style-name="P52">«-ДА» — мельком прочитал я окончание текста, появившееся на спутнике.</text:p>
      <text:p text:style-name="P52"/>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2"/>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2"><text:soft-page-break/></text:p>
      <text:p text:style-name="P52">–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
      <text:p text:style-name="P52">Я, конечно, побаивался тёмной фурии, но её отношение ко мн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2"/>
      <text:p text:style-name="P52">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2"/>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
      <text:p text:style-name="P52">Ну охренеть! Я же ещё и виноват!</text:p>
      <text:p text:style-name="P52"/>
      <text:h text:style-name="P168" text:outline-level="2">6. Нерадивый ученик - 2</text:h>
      <text:p text:style-name="P40"/>
      <text:p text:style-name="P40">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40">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2">Красота!</text:p>
      <text:p text:style-name="P52"/>
      <text:p text:style-name="P52"><text:span text:style-name="T1">– </text:span>А-а-апчхииии! – раздалось прямо у меня под ногами.</text:p>
      <text:p text:style-name="P52"><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2"/>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хоже, ты встретился с Капитаном Очевидность, Анон! Поняв, что расспросами ничего не добьёшься, я предложил прямо:</text:p>
      <text:p text:style-name="P52">– Может, ты вылезешь? Меня можно не бояться. Я не страшный.</text:p>
      <text:p text:style-name="P52"/>
      <text:p text:style-name="P52">Под лавкой началась <text:s/>возня и сопение, потом наружу вылез жеребёнок-единорог насыщенного синего цвета.</text:p>
      <text:p text:style-name="P52">– А мну тебя вовсе и не боются. Вот ещё! Мну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ну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Поняв, что жеребёнок не настроен на беседу, я пожал плечами <text:s/>и повернулся было уходить.</text:p>
      <text:p text:style-name="P52"/>
      <text:p text:style-name="P52">– Эээ, гм-м…</text:p>
      <text:p text:style-name="P52">Я повернулся обратно.</text:p>
      <text:p text:style-name="P52">– Чег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у играть не с кем.</text:p>
      <text:p text:style-name="P52">– При случае спрошу. Если встречу.</text:p>
      <text:p text:style-name="P52">Малютка шмыгнула.</text:p>
      <text:p text:style-name="P52">– Встретишь, канешн! Скажи ей, что у мну сегодня день рождения, и мну здоровски обиделась, когда Шейла на него не пришла!</text:p>
      <text:p text:style-name="P52"/>
      <text:p text:style-name="P52"><text:s/>Такая уверенность маляв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text:p text:style-name="P52"><text:soft-page-break/>Та-а-ак!</text:p>
      <text:p text:style-name="P52"/>
      <text:p text:style-name="P52">– Кто это «все»?</text:p>
      <text:p text:style-name="P52">– Ну, прислуга, стража, мой па…</text:p>
      <text:p text:style-name="P52"/>
      <text:p text:style-name="P52">Ох! Во что же это такое ты вляпался, Анон? За кого тебя принимают эти чокнутые пони?</text:p>
      <text:p text:style-name="P52"/>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p text:style-name="P52">–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2">–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p text:style-name="P52">– 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2"/>
      <text:p text:style-name="P52">У меня в мозгах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 знаю его! Мы с Шейлой ходили к нему играть, пока она не пропала. У Норфа здоровски интересно!</text:p>
      <text:p text:style-name="P52"><text:soft-page-break/></text:p>
      <text:p text:style-name="P52">Индиго открыла коробочку. Внутри на подстилке из опилок лежала крохотная модель гоночной колесницы в мельчайших подробностях.</text:p>
      <text:p text:style-name="P52">– Ух ты! – благоговейно прошептала Индиго. – Королева Лорен! Мну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2"/>
      <text:p text:style-name="P52">Я остался сидеть в полнейшем замешательстве.</text:p>
      <text:p text:style-name="P52"/>
      <text:p text:style-name="P53">***</text:p>
      <text:p text:style-name="P52"/>
      <text:p text:style-name="P63">…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2"/>
      <text:p text:style-name="P52">Я с подозрением посмотрел на Селестию. Когда-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
      <text:p text:style-name="P52">Я подёргал замок на накрупнике. Таки не врёт.</text:p>
      <text:p text:style-name="P52">– Убедился? Вообще-то, твоё недоверие меня оскорбляет. Ни один пони так бы себя не вёл со мной.</text:p>
      <text:p text:style-name="P52">Селестия улеглась возле кресла и надулась. Я усмехнулся.</text:p>
      <text:p text:style-name="P52">– Разумеется, твои подданные вели бы себя с большим пиететом. Но я же не твой подданный, твоё высочество!</text:p>
      <text:p text:style-name="P52"><text:soft-page-break/>Аликорница вскинула копыто к виску.</text:p>
      <text:p text:style-name="P52">–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52">– Окей, как хочешь. Никаких больше высочеств.</text:p>
      <text:p text:style-name="P52">–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2"/>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p text:style-name="P52">Горело уже всё лицо. Ты не привык к такой раскрепощённости, Анон!</text:p>
      <text:p text:style-name="P52">–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Очень смешно! Ей говорят, что она подозревается в сексуальных извращениях, а она регочет! Мне-то пофиг, а тебе ещё править придётся!</text:p>
      <text:p text:style-name="P52">– И-и-и-зви-и-и-ни-и-и, Анон, не-мо-гу-у-у-у… Ох! Давненько я так не смеялась! Лет двести — так точно!</text:p>
      <text:p text:style-name="P52"/>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2">– Ты не видишь ничего странного в межвидовых спариваниях? – охренел я. – Куда я, блядь, попал???</text:p>
      <text:p text:style-name="P52">Селестия развернула моё кресло к себе и задумчиво посмотрела мне в глаза снизу вверх.</text:p>
      <text:p text:style-name="P52">– Очевидно, мне стоит рассказать тебе, Анонимус, откуда произошли пегасы и единороги.</text:p>
      <text:p text:style-name="P52"/>
      <text:p text:style-name="P52"><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2"/>
      <text:p text:style-name="P52">–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2">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2">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2"/>
      <text:p text:style-name="P52">– А как выглядят сами истинные единороги? – спросил я.</text:p>
      <text:p text:style-name="P52">–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воскликнул я. – В моём мире они также известны. Правда, как несуществующий, сказочный вид.</text:p>
      <text:p text:style-name="P52"/>
      <text:p text:style-name="P52">Селестия задумалась.</text:p>
      <text:p text:style-name="P52">–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text:soft-page-break/>Я поднялся с кресла, гадая, шутила Селестия про сто лет, или нет?</text:p>
      <text:p text:style-name="P52"/>
      <text:p text:style-name="P53">***</text:p>
      <text:p text:style-name="P52"/>
      <text:p text:style-name="P52">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2">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2">– Ну что? Догонялки?</text:p>
      <text:p text:style-name="P52">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2"/>
      <text:p text:style-name="P52">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2"/>
      <text:p text:style-name="P52">– Анон?..</text:p>
      <text:p text:style-name="P52">Я намеренно не оборачивался на шелест кустов за спиной. Нерешительное топтание на месте сменилось шагами. На меня упала тень.</text:p>
      <text:p text:style-name="P52">–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2"/>
      <text:p text:style-name="P52">Обида и разочарование в голосе аликорницы были столь искренними, что я рассмеялся.</text:p>
      <text:p text:style-name="P52">–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2"/>
      <text:p text:style-name="P52">За спиной раздался стон.</text:p>
      <text:p text:style-name="P52">–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2"/>
      <text:p text:style-name="P52">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2"/>
      <text:p text:style-name="P52">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2">– Расслабься, Анонимус. Позволь мне избавить тебя от недугов.</text:p>
      <text:p text:style-name="P52"><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2">– Засыпай, Анон. Когда ты проснёшься, ты будешь чувствовать себя намного лучше. Целительство — не моя специализация, но кое-что мне по силам.</text:p>
      <text:p text:style-name="P52"/>
      <text:p text:style-name="P52">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2">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2"/>
      <text:p text:style-name="P52">…</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2"/>
      <text:p text:style-name="P52">…</text:p>
      <text:p text:style-name="P52"/>
      <text:p text:style-name="P52">– Анонимус? Просыпайся же!</text:p>
      <text:p text:style-name="P52">Копыто энергично растирало мне грудь круговыми движениями. Селестия встревоженно склонилась ко мне.</text:p>
      <text:p text:style-name="P52">– Ты испугал меня, Анон! Твоя кожа по цвету сейчас не слишком отличается от моей шерсти — настолько ты бледный. Как ты себя чувствуешь?</text:p>
      <text:p text:style-name="P52"/>
      <text:p text:style-name="P52">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2"/>
      <text:p text:style-name="P52">– Как?.. – я не мог отыскать подходящих слов, чтобы высказать обуревавшие меня чувства. Из глаз потекли слёзы радости.</text:p>
      <text:p text:style-name="P52">–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40"/>
      <text:p text:style-name="P40">Охренеть! Как новенький! Да что там <text:span text:style-name="T1">— я и есть новенький! Крутотень!</text:span></text:p>
      <text:p text:style-name="P52"/>
      <text:p text:style-name="P52">– Анонимус, прекращай висеть на ветке! – со смехом произнесла Селестия и опять закашлялась. – Нам нужно торопиться. Кое-кто ждёт нас.</text:p>
      <text:p text:style-name="P52">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2"/>
      <text:p text:style-name="P52">Хм. Совпадение? Нет, вряд ли, мою попытку она видеть не могла, у неё же нет глаз на затылке.</text:p>
      <text:p text:style-name="P52"/>
      <text:p text:style-name="P52">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2"/>
      <text:p text:style-name="P52">Ах ты ж!!!</text:p>
      <text:p text:style-name="P52"/>
      <text:p text:style-name="P52">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2"/>
      <text:p text:style-name="P52">–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2">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2"/>
      <text:p text:style-name="P52">И очень скоро передо мной начала вычерчиваться проблема. Очень хорошо так вычерчиваться.</text:p>
      <text:p text:style-name="P52"/>
      <text:p text:style-name="P52"><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2">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2"/>
      <text:p text:style-name="P52">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2">– Мы на месте, Анонимус! Луна ждёт нас.</text:p>
      <text:p text:style-name="P52"/>
      <text:p text:style-name="P52">Луна? Вот уж с кем бы я хотел встречаться меньше всего!</text:p>
      <text:p text:style-name="P52"/>
      <text:p text:style-name="P52">Мы вышли на небольшую полянку, окружённую кипарисами. В центре стояла тёмная аликорница и хмуро смотрела на нас.</text:p>
      <text:p text:style-name="P52">–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2">–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2">Аликорны повернулись ко мне. Мне стало дико неуютно. Седалище возопило об опасности.</text:p>
      <text:p text:style-name="P52"/>
      <text:p text:style-name="P52">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2"/>
      <text:p text:style-name="P52">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2"/>
      <text:p text:style-name="P52">Разумеется, я сдался. Ох, Анон, почему ты такой лопух?</text:p>
      <text:p text:style-name="P52"/>
      <text:p text:style-name="P52">– Готов ли ты проследовать с Нами, Анонимус, и обучиться древнему искусству снопроходчества? – склонила голову в вопросе Луна.</text:p>
      <text:p text:style-name="P52">Я сглотнул и коротко кивнул.</text:p>
      <text:p text:style-name="P52">– Тогда следуй за Нами!</text:p>
      <text:p text:style-name="P52"/>
      <text:p text:style-name="P52">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2"/>
      <text:p text:style-name="P53">***</text:p>
      <text:p text:style-name="P52"><text:soft-page-break/></text:p>
      <text:p text:style-name="P52">…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2"/>
      <text:p text:style-name="P52">Луна остановилась.</text:p>
      <text:p text:style-name="P52">–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2"/>
      <text:p text:style-name="P52">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2">Окей, я пошёл!</text:p>
      <text:p text:style-name="P52">Я надавил на дверь и уверенно шагнул в светящийся проём.</text:p>
      <text:p text:style-name="P52"/>
      <text:p text:style-name="P52">БЛЯ-А-А-А-А-А-А-А-А-А-А-А-А!!!</text:p>
      <text:p text:style-name="P52"/>
      <text:p text:style-name="P52">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2"/>
      <text:p text:style-name="P52">Осмотреться я не успел — очертания пещеры расплылись и резкий переход от полутьмы к яркому свету заставил меня закрыть глаза.</text:p>
      <text:p text:style-name="P52">– Опять я чего-то накосячил! Проклятье, как меня это уже заебало! – выругался я в сердцах.</text:p>
      <text:p text:style-name="P52">– Что означает «заебало», дядя? – спросил меня тоненький голосок.</text:p>
      <text:p text:style-name="P52">– Уело. Достало. Надоело в высшей степени, – по инерции ответил я. После чего открыл глаза.</text:p>
      <text:p text:style-name="P52"/>
      <text:p text:style-name="P52"/>
      <text:p text:style-name="P52">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2"/>
      <text:p text:style-name="P52"><text:soft-page-break/>– Кхм!</text:p>
      <text:p text:style-name="P52">Я опустил глаза.</text:p>
      <text:p text:style-name="P52">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2"/>
      <text:p text:style-name="P52">«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2">– Эмм… Как тебя зовут, малыш?</text:p>
      <text:p text:style-name="P52">– Агамемнон, – важно ответила кроха. – И я не малыш! Я — древнейший дракон из живущих! Торч ещё из яйца не вылупился, когда я уже обрёл мудрость.</text:p>
      <text:p text:style-name="P52">Я смерил дракончика взглядом и снисходительно улыбнулся.</text:p>
      <text:p text:style-name="P52">– Мой сон! – насупился дракончик. – Как хочу, так и снюсь!</text:p>
      <text:p text:style-name="P52">Я начал догадываться.</text:p>
      <text:p text:style-name="P52">– Так это я в твой сон попал? Это ты спишь в той пещере? Ну, знаешь, под заброшенными шахтами с вагонетками? Я, кажись, в неё влетел случайно.</text:p>
      <text:p text:style-name="P52">–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2">Я смутился.</text:p>
      <text:p text:style-name="P52">–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2"/>
      <text:p text:style-name="P52">Дракончик почесал лопаткой гребень на загривке.</text:p>
      <text:p text:style-name="P52">–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2">– Что за «Чёрный Экран»? – продолжил допытываться я.</text:p>
      <text:p text:style-name="P52"/>
      <text:p text:style-name="P52">Дракончик насупился.</text:p>
      <text:p text:style-name="P52">–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2">Я хлопнул себя ладонью по лбу.</text:p>
      <text:p text:style-name="P52">– Ой, извини! Я — Анонимус. Прилетел из далёких краёв по приглашению принцессы Селестии.</text:p>
      <text:p text:style-name="P52"/>
      <text:p text:style-name="P52">Кроха насупилась ещё больше.</text:p>
      <text:p text:style-name="P52">–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2"/>
      <text:p text:style-name="P52">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2"/>
      <text:p text:style-name="P52">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2"/>
      <text:p text:style-name="P52">А прямо подо мной, на выступе той же скалы, на которой стоял я, раскинулся Кантерлот…</text:p>
      <text:p text:style-name="P52">–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52">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2">–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5">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2">–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9"/>
      <text:p text:style-name="P52">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2">Я закрыл лицо руками и<text:span text:style-name="T69"> </text:span>выбрал единственный способ выиграть несколько секунд жизни — спрыгнул со скалы вниз, к Кантерлоту.</text:p>
      <text:p text:style-name="P52"/>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2">Чуть раздвинув пальцы, я взглянул на обстановку — и тут же снова сжал их что есть мочи. Надо мной стояла разъярённая Луна.</text:p>
      <text:p text:style-name="P52"/>
      <text:p text:style-name="P52">–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2"/>
      <text:p text:style-name="P52">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2"/>
      <text:p text:style-name="P52"><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2"/>
      <text:p text:style-name="P52">Постояв ещё немного и не добившись от меня ни звука, Луна вздохнула.</text:p>
      <text:p text:style-name="P52">– Следуй за Нами, примат! Нам нужно вернуть тебя Сестре.</text:p>
      <text:p text:style-name="P52"/>
      <text:h text:style-name="Heading_20_2" text:outline-level="2">7. Ж<text:span text:style-name="T1">аркий пикник</text:span></text:h>
      <text:p text:style-name="P52"/>
      <text:p text:style-name="P52">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52"/>
      <text:p text:style-name="P52">– Он что-то говорил про Чёрный Экран. Про то, что Откровение пожирает пони. А потом захотел меня сжечь. К счастью, вовремя подоспела Луна.</text:p>
      <text:p text:style-name="P52">Селестия виновато прижала уши к голове и отвернулась.</text:p>
      <text:p text:style-name="P52">–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2">–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2">Аликорница мягко рассмеялась. Я пожал плечами.</text:p>
      <text:p text:style-name="P52">–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2">Селестия вздохнула.</text:p>
      <text:p text:style-name="P52">–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2"/>
      <text:p text:style-name="P52">Охренеть! Ты участвовал в театре в качестве главного актёра, Анон!</text:p>
      <text:p text:style-name="P52"/>
      <text:p text:style-name="P52">–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2"/>
      <text:p text:style-name="P52">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2"/>
      <text:p text:style-name="P52">Аликорница уловила бушующие во мне эмоции и виновато отвернулась. Уши её опустились.</text:p>
      <text:p text:style-name="P52"><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2"/>
      <text:p text:style-name="P52">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2">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2"/>
      <text:p text:style-name="P52">Аликорница лежала вполоборота ко мне, чуть отстранив хвост, и я почувствовал возвращение вчерашней проблемы.</text:p>
      <text:p text:style-name="P52">Нет! Только не это!!! Проклятье! Воздух тут порченый, что ли? Я отдёрнул руку и стал вспоминать в уме таблицу умножения.</text:p>
      <text:p text:style-name="P52"/>
      <text:p text:style-name="P52">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2"/>
      <text:p text:style-name="P52">–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2">Жжение в паху усиливалось. Я заёрзал на месте, стараясь скрыть постыдный аспект. Селестия с удивлением взглянула на меня.</text:p>
      <text:p text:style-name="P52">– Анонимус, …?</text:p>
      <text:p text:style-name="P52"/>
      <text:p text:style-name="P52">Я стремительно сунул голову в пруд. Мне казалось, вода сейчас закипит от моих пылающих ушей.</text:p>
      <text:p text:style-name="P52">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2">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2"/>
      <text:p text:style-name="P52">Я высунул голову из воды, отфыркиваясь по-собачьи. О-о-о-о-о! Так намного лучше! Холодная вода сохранит твои нравственные устои, Анон!</text:p>
      <text:p text:style-name="P52"/>
      <text:p text:style-name="P52">– Анонимус, с тобой всё в порядке? – обеспокоенно спросила Селестия. – Ты выглядишь несколько… возбуждённым?</text:p>
      <text:p text:style-name="P52">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2"/>
      <text:p text:style-name="P52"><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2">–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2">Я нервно жевал бутерброд, стараясь не встречаться взглядом с аликорницей.</text:p>
      <text:p text:style-name="P52"/>
      <text:p text:style-name="P52">–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2">Я фейспалмнул.</text:p>
      <text:p text:style-name="P52">– Забудь, принцесса. Просто забудь. Это была неудачная шутка.</text:p>
      <text:p text:style-name="P52">Аликорница взглянула на меня с нечитаемым выражением на морде и поднялась.</text:p>
      <text:p text:style-name="P52">–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2"/>
      <text:p text:style-name="P53">***</text:p>
      <text:p text:style-name="P31"/>
      <text:p text:style-name="P52">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2"/>
      <text:p text:style-name="P52">–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2"/>
      <text:p text:style-name="P52">–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text:p text:style-name="P52">Я расстелил скатерть напротив аликорницы и стал раскладывать чашки с печеньем.</text:p>
      <text:p text:style-name="P52">– А о чём ты грустила?</text:p>
      <text:p text:style-name="P52">Селестия вздохнула.</text:p>
      <text:p text:style-name="P52">–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2"/>
      <text:p text:style-name="P52">Я настороженно посмотрел на аликорницу.</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2"/>
      <text:p text:style-name="P52">Селестия отпила из чашки и задумалась.</text:p>
      <text:p text:style-name="P52"/>
      <text:p text:style-name="P52">–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2">Селестия вытянула шею и положила голову на траву.</text:p>
      <text:p text:style-name="P52">–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9">любви</text:span> начинаешь понимать только тогда, когда <text:span text:style-name="T69">е</text:span>ё почти не остаётся.</text:p>
      <text:p text:style-name="P52"/>
      <text:p text:style-name="P52">Я уловил некоторую нестыковку в словах Селестии.</text:p>
      <text:p text:style-name="P52">–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2">Селестия задумалась, машинально ковыряя копытом ямку под валуном.</text:p>
      <text:p text:style-name="P52">–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text:p text:style-name="P52">Селестия саркастически фыркнула.</text:p>
      <text:p text:style-name="P52">–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text:soft-page-break/></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2"/>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2"/>
      <text:p text:style-name="P52">Селестия со вздохом захлопнула книгу и вернула её на место.</text:p>
      <text:p text:style-name="P52">–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
      <text:p text:style-name="P52">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2">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2"/>
      <text:p text:style-name="P52">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2"/>
      <text:p text:style-name="P52">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2"/>
      <text:p text:style-name="P52">Селестия вскочила с места.</text:p>
      <text:p text:style-name="P52"><text:soft-page-break/>– АЙ-Я-Я-Я-Я-Й!</text:p>
      <text:p text:style-name="P52">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2">–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2"/>
      <text:p text:style-name="P52">Аликорница подпрыгнула, взбрыкнула и начала кружиться в обратную сторону.</text:p>
      <text:p text:style-name="P52">Это было до того забавно, что я неприлично заржал.</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2">– Да ладно! Мне это ничего не стоило.</text:p>
      <text:p text:style-name="P52">Я вытащил руку из-под накрупника. Селестия прижала уши к голове и с обидой покосилась на меня.</text:p>
      <text:p text:style-name="P52">– Анонимус! Ты убрал муравьёв отнюдь не отовсюду! Некоторые участки ты обошёл.</text:p>
      <text:p text:style-name="P52"/>
      <text:p text:style-name="P52">Я застыл на месте.</text:p>
      <text:p text:style-name="P52">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2">– Принцесса… Я старался не наглеть, – пролепетал я чуть живой.</text:p>
      <text:p text:style-name="P52"/>
      <text:p text:style-name="P52">Селестия глубоко вздохнула и повернула ко мне голову.</text:p>
      <text:p text:style-name="P52">–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2">Я покрылся потом. Аликорница отвернулась от меня и стояла ровно, ожидая от меня действий.</text:p>
      <text:p text:style-name="P52"/>
      <text:p text:style-name="P52">– Т-ты хочешь, чтобы я…</text:p>
      <text:p text:style-name="P52">– Да! – твёрдо сказала Селестия. – Прогони их и там, куда боишься касаться. Не останавливайся. Мне нужна твоя помощь.</text:p>
      <text:p text:style-name="P52">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2">Стараясь унять дрожь, я снова просунул руку под накрупник и коснулся святая-святых…</text:p>
      <text:p text:style-name="P52"/>
      <text:p text:style-name="P52">…</text:p>
      <text:p text:style-name="P52"><text:soft-page-break/></text:p>
      <text:p text:style-name="P52">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2"/>
      <text:p text:style-name="P52">О-о-о-о-о!</text:p>
      <text:p text:style-name="P52">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2">О, боги!</text:p>
      <text:p text:style-name="P52">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2">Надо бы почитать на эту тему литературу в королевской библиотеке, чтобы не попасть впросак. А сейчас терпи, Анон, терпи!</text:p>
      <text:p text:style-name="P52">О-о-о-ох!</text:p>
      <text:p text:style-name="P52">Надо принять холодный душ по возвращению! Два душа! Три душа! Мастурбируй до посинения, Анон, и будет тебе счастье!!!</text:p>
      <text:p text:style-name="P52"/>
      <text:p text:style-name="P52">–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2"/>
      <text:p text:style-name="P52">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2"/>
      <text:p text:style-name="P52">Принцесса уже скрылась за густым можжевельником, когда мне пришла в голову мысль, заставившая меня ожесточённо чесать затылок.</text:p>
      <text:p text:style-name="P52">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2">Гм. Надо будет почитать про технику телепортации. Наверняка ты чего-то не учёл, Анон.</text:p>
      <text:p text:style-name="P52"/>
      <text:h text:style-name="P168" text:outline-level="2">8. Стыд</text:h>
      <text:p text:style-name="P150"/>
      <text:p text:style-name="P63">~~~ Завтра на семь в библиотеке. Селестия ~~~</text:p>
      <text:p text:style-name="P63"/>
      <text:p text:style-name="P52"><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2"/>
      <text:p text:style-name="P52">Норф носился по мастерской, окрылённый новообретённым учеником.</text:p>
      <text:p text:style-name="P52">–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2">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2"/>
      <text:p text:style-name="P52">–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text:p text:style-name="P52">– На сегодня довольно. Я ж вижу, ты торопишься, – заметил Норф, просыпаясь.</text:p>
      <text:p text:style-name="P52">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
      <text:p text:style-name="P52">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2">– Завтра будешь? – спросил Норф. – Надо бы закончить заказ из <text:s/>Троттингема.</text:p>
      <text:p text:style-name="P52">– В полдень, как и всегда, – подтвердил я.</text:p>
      <text:p text:style-name="P52"/>
      <text:p text:style-name="P53"><text:soft-page-break/>***</text:p>
      <text:p text:style-name="P53"/>
      <text:p text:style-name="P52">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2">Я чуть не упал, когда моя нога оказалась в цепких объятиях. Уши заложило от радостного визга.</text:p>
      <text:p text:style-name="P52"/>
      <text:p text:style-name="P52">– Анон-Анон-Анон, привет-привет-привет!!!</text:p>
      <text:p text:style-name="P52">Индиго принялась прыгать вокруг меня, взбрыкивая от радости.</text:p>
      <text:p text:style-name="P52">– Во что мы будем играть сегодня?!!</text:p>
      <text:p text:style-name="P52">– Привет, Индиго. Сегодня мы не будем играть — мне надо встретиться кое с кем.</text:p>
      <text:p text:style-name="P52">– У-у-у… – разочарованно протянула единорожка. – Мну опечалена.</text:p>
      <text:p text:style-name="P52">– Зато я таки доделал змея. Держи, – я вручил воздушного змея Индиго. – Тебе осталось сделать ему хвост и можно будет запускать.</text:p>
      <text:p text:style-name="P52">– Угусь. Мну не интересно запускать его одной. Мну будет ждать тебя. В этом же месте.</text:p>
      <text:p text:style-name="P52">– В это же время. Завтра, – пообещал я.</text:p>
      <text:p text:style-name="P53"/>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2"/>
      <text:p text:style-name="P52">– Здрасьте!</text:p>
      <text:p text:style-name="P52">Аликорница не ответила, всматриваясь в глобус.</text:p>
      <text:p text:style-name="P52">– Привет, говорю! – я подошёл вплотную и легонько постучал костяшками пальцев по шкафу.</text:p>
      <text:p text:style-name="P52"/>
      <text:p text:style-name="P52">– А, это ты, Анонимус? Рада тебя видеть, – аликорница рассеянно оторвалась от разноцветной сферы. – Как осваиваешься?</text:p>
      <text:p text:style-name="P52">– Нормально осваиваюсь. Работу себе нашёл. Вот, к Норфолку Каррусу в ученики записался.</text:p>
      <text:p text:style-name="P52">–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О, да, уже пять дней как. Так здорово снова чувствовать свои мышцы! Корсет был ужасен.</text:p>
      <text:p text:style-name="P52"/>
      <text:p text:style-name="P52">Аликорница прошлась передо мной с раскрытыми крыльями, демонстрируя восстановленную работоспособность.</text:p>
      <text:p text:style-name="P52">– Ну что же, рад за тебя, – я отвернулся, присел на край стола и стал изучать потолок. – Зачем вызывала?</text:p>
      <text:p text:style-name="P52"><text:soft-page-break/></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2"/>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ты станешь называть меня «Ваше Высочество»!</text:p>
      <text:p text:style-name="P52"/>
      <text:p text:style-name="P52">Меня прорвало.</text:p>
      <text:p text:style-name="P52">–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2">Я вытащил из заднего кармана брюк смятую записку с королевскими вензелями и бросил её под ноги Селестии.</text:p>
      <text:p text:style-name="P52"/>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
      <text:p text:style-name="P52">…</text:p>
      <text:p text:style-name="P52"/>
      <text:p text:style-name="P52">Селестия глубоко выдохнула <text:s/>и развернулась.</text:p>
      <text:p text:style-name="P52">–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2"/>
      <text:p text:style-name="P52">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52"/>
      <text:p text:style-name="P52">Я подошёл к аликорнице и прикоснулся к её шее.</text:p>
      <text:p text:style-name="P52">– Всё в порядке. Я тебя извиняю — и ценю твоё признание. Сам бы я ещё и не так себя повёл на твоём месте.</text:p>
      <text:p text:style-name="P52">– Да? А как бы ты себя повёл? – заинтересовалась Селестия.</text:p>
      <text:p text:style-name="P52">– Я бы не извинился. Огрызался и считал бы себя правым до последнего. Ещё и послал бы подальше.</text:p>
      <text:p text:style-name="P52"/>
      <text:p text:style-name="P52"><text:soft-page-break/>Аликорница насмешливо покачала головой.</text:p>
      <text:p text:style-name="P52">–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
      <text:p text:style-name="P52">Я снова присел на столик, теперь уже лицом к аликорнице.</text:p>
      <text:p text:style-name="P52">– Так что случилось? Куда ты пропадала? Рассказывай.</text:p>
      <text:p text:style-name="P52"/>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
      <text:p text:style-name="P52">Селестия с силой толкнула сферу по касательной. Континенты и океаны слились в серый фон во вращении. Аликорница повернулась ко мне.</text:p>
      <text:p text:style-name="P52">–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52">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2">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52"/>
      <text:p text:style-name="P52">Аликорница потёрла висок и растерянно посмотрела на меня. От меня не укрылись мешки под её глазами.</text:p>
      <text:p text:style-name="P52">–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2"/>
      <text:p text:style-name="P52">Опять эти тревожные заморочки о конце света! Впрочем, ты уже привык к ним, Анон.</text:p>
      <text:p text:style-name="P52"/>
      <text:p text:style-name="P52">Я обнял аликорницу, успокаивая.</text:p>
      <text:p text:style-name="P52">–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2"/>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2">Селестия проследовала к выходу, кивком головы приглашая меня следовать за ней.</text:p>
      <text:p text:style-name="P52"/>
      <text:p text:style-name="P52">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52"/>
      <text:p text:style-name="P52">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2"><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2"/>
      <text:p text:style-name="P52">–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 После чего медленно покачала головой.</text:p>
      <text:p text:style-name="P52">– <text:s/>Нам не туда. Идём, Анон. Я хочу показать тебе Эквестрию, – тихо сказала она.</text:p>
      <text:p text:style-name="P52"/>
      <text:p text:style-name="P52">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2">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2"/>
      <text:p text:style-name="P52"><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2"/>
      <text:p text:style-name="P52">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2"/>
      <text:p text:style-name="P52">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2"/>
      <text:p text:style-name="P52">Взобравшись на галерею по винтовой лестнице крохотной сторожевой башенки, мы остановились у края.</text:p>
      <text:p text:style-name="P52">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2"/>
      <text:p text:style-name="P52">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text:p text:style-name="P52">– Что ты чувствуешь? – спросила аликорница.</text:p>
      <text:p text:style-name="P52"><text:soft-page-break/>– У меня нет слов. Ничего прекраснее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Аликорница присела на каменную поверхность и застыла, любуясь пейзажем.</text:p>
      <text:p text:style-name="P52"/>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2"/>
      <text:p text:style-name="P52">–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2">–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2">–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2"/>
      <text:p text:style-name="P52">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2"/>
      <text:p text:style-name="P52">Я с трудом оторвал взгляд от счастливой тройки.</text:p>
      <text:p text:style-name="P52">– Проблемы? Что за проблемы? Извини, я таки прослушал.</text:p>
      <text:p text:style-name="P52"/>
      <text:p text:style-name="P52">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2"/>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2">9</text:span>. Кошмары<text:span text:style-name="T1"> пегасов</text:span></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38"/>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2"/>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20">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20"/>
      <text:p text:style-name="P20">– Представьтесь вашей принцесс<text:span text:style-name="T1">е</text:span>! – шикнул на пегасов сопровождающий стражник.</text:p>
      <text:p text:style-name="P20">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20">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20"/>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6">Кто у нас такой красивый,</text:p>
      <text:p text:style-name="P6">Сильный, смелый, не плаксивый?</text:p>
      <text:p text:style-name="P6">Кто наш будущий герой?</text:p>
      <text:p text:style-name="P6">Жеребёнок удалой?</text:p>
      <text:p text:style-name="P6"/>
      <text:p text:style-name="P6">Не грусти, моя малышка,</text:p>
      <text:p text:style-name="P6">Улыбнись, моя глупышка,</text:p>
      <text:p text:style-name="P6">Слёзки вытри, причешись,</text:p>
      <text:p text:style-name="P6">От испуга отряхнись.</text:p>
      <text:p text:style-name="P6"/>
      <text:p text:style-name="P6">Я не враг тебе, родная,</text:p>
      <text:p text:style-name="P6">Я стою на страже края,</text:p>
      <text:p text:style-name="P6">Выдай, что страшит тебя?</text:p>
      <text:p text:style-name="P6">Не пугайся же меня!</text:p>
      <text:p text:style-name="P20"/>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text:span><text:span text:style-name="T2">Я</text:span><text:span text:style-name="T56">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52">–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52"/>
      <text:p text:style-name="P52">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52"/>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0"/>
      <text:p text:style-name="P46">“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6">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3">***</text:p>
      <text:p text:style-name="P52"/>
      <text:p text:style-name="P52"><text:soft-page-break/>– Так ты поручила Твайлайт Спаркл расследование кошмаров жеребят?</text:p>
      <text:p text:style-name="P52">–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Селестия вздохнула.</text:p>
      <text:p text:style-name="P52">–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2"/>
      <text:p text:style-name="P52">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
      <text:p text:style-name="P52">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2"/>
      <text:p text:style-name="P52">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52"/>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text:p text:style-name="P52">–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2">– Нет проблем, Селестия. Я всё понимаю.</text:p>
      <text:p text:style-name="P52"/>
      <text:p text:style-name="P52">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52"/>
      <text:p text:style-name="P52">– Анониму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 Если хочешь.</text:p>
      <text:p text:style-name="P52">– Хорошо. До встречи, Сел.</text:p>
      <text:p text:style-name="P52">– До встречи, Анон.</text:p>
      <text:p text:style-name="P52"/>
      <text:h text:style-name="Heading_20_2" text:outline-level="2"><text:span text:style-name="T12">10</text:span>. (40*<text:span text:style-name="T12">ctg(Pi/4)-6)/(ln(e)-sin(0))</text:span></text:h>
      <text:p text:style-name="P52"/>
      <text:p text:style-name="P63">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2">— оставить тебе напутствие.</text:span></text:p>
      <text:p text:style-name="P46"/>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6">Брось. </text:p>
      <text:p text:style-name="P63"><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63"><text:soft-page-break/>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63"/>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0">…</text:p>
      <text:p text:style-name="P40"/>
      <text:p text:style-name="P40">Я зевнул.</text:p>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40"/>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20"/>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20">– А что, мой друг, э-э-э…</text:p>
      <text:p text:style-name="P20">– Калрус. Калрус Клодвэй. Не могу вспомнить день, когда мы подружились, – подчёркнуто вежливо ответил пегас.</text:p>
      <text:p text:style-name="P20">–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20">Я подмигнул пегасу.</text:p>
      <text:p text:style-name="P20"/>
      <text:p text:style-name="P20">Мужик мужика поймёт, Анон!</text:p>
      <text:p text:style-name="P20"/>
      <text:p text:style-name="P20">– О-о-о, вам повезло! – оживился пегас. – Я как раз знаю о таком местечке!</text:p>
      <text:p text:style-name="P20">Пегас вернул мне подмигивание.</text:p>
      <text:p text:style-name="P20"><text:soft-page-break/>– Несомненно, вам будет там интересно! Там много двуногих… самок.</text:p>
      <text:p text:style-name="P20">Пегас причмокнул и завёл глаза.</text:p>
      <text:p text:style-name="P20"/>
      <text:p text:style-name="P20">Ты всегда знал, что мужская солидарность не подведёт, Анон! Надо выставить этому парню пиво.</text:p>
      <text:p text:style-name="P20"/>
      <text:p text:style-name="P20">– И где же это место? – я полез в карман за блокнотом.</text:p>
      <text:p text:style-name="P1"><text:span text:style-name="T13">– Не слишком далеко отсюда. Два дня пути на дирижабле </text:span><text:span text:style-name="T38">— и приют для престарелых минотавров </text:span><text:span text:style-name="T54">“</text:span><text:span text:style-name="T55">Поле Кровожадной Брани</text:span><text:span text:style-name="T54">”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8"/>
      <text:p text:style-name="P78">Я скосил глаз на стражника. Тот сжал губы, но надувшиеся щёки выдавали еле сдерживаемое ржание.</text:p>
      <text:p text:style-name="P78">Проклятье! Чёртов троллоло издевается надо мной! Лишь наше прибытие сдержало рвущиеся наружу ругательства.</text:p>
      <text:p text:style-name="P78"/>
      <text:p text:style-name="P1"><text:span text:style-name="T59">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11"/>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9">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0"/>
      <text:p text:style-name="P40">– Рада тебя видеть, Анон, – знакомый силуэт на балконе повернулся в мою сторону.</text:p>
      <text:p text:style-name="P40">Гардины раздвинулись и Селестия вошла в комнату.</text:p>
      <text:p text:style-name="P40"/>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40"/>
      <text:p text:style-name="P40">Думай о математике, Анон! Думай. О. Математике! Умножай дроби в столбик!</text:p>
      <text:p text:style-name="P40"/>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2">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
      <text:p text:style-name="P52">Держи себя в руках, Анон! Держи себя в руках!!! Вспоминай тригонометрию, если арифметика уже не помогает!</text:p>
      <text:p text:style-name="P52"/>
      <text:p text:style-name="P52">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52"/>
      <text:p text:style-name="P40">Селестия подошла к фонтанчику и начала набирать воду в серебряный чайник.</text:p>
      <text:p text:style-name="P40">–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2">Аликорница вздохнула и закатила глаза.</text:p>
      <text:p text:style-name="P40"><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2">Селестия печально покачала головой и осторожно подула в камин. Язычки пламени весело затанцевали среди головешек.</text:p>
      <text:p text:style-name="P52">Я скептически хмыкнул.</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
      <text:p text:style-name="P52">Аликорница смутилась.</text:p>
      <text:p text:style-name="P52">–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52"/>
      <text:p text:style-name="P40">Селестия тяжко вздохнула.</text:p>
      <text:p text:style-name="P52">–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40">Селестия горько рассмеялась.</text:p>
      <text:p text:style-name="P52">–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52"/>
      <text:p text:style-name="P52">Огонь в камине разгорелся. <text:span text:style-name="T12">Селестия поставила чайник на кованную решётку, подошла к кухонной полке и задумалась.</text:span></text:p>
      <text:p text:style-name="P40"/>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40"><text:span text:style-name="T1">–</text:span> Спасибо, Селестия. Пожалуй, буду “кантерлотский королевский”.</text:p>
      <text:p text:style-name="P40"/>
      <text:p text:style-name="P52">Аликорница зыркнула на меня, недовольно сморщив нос.</text:p>
      <text:p text:style-name="P40"><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40"><text:soft-page-break/></text:p>
      <text:p text:style-name="P40">Селестия открыла шкафчик. Потянув зубами золотой шнурок, она вытащила чёрный с золотом пакетик. Я смутился.</text:p>
      <text:p text:style-name="P40"><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40">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40"/>
      <text:p text:style-name="P40"><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40"/>
      <text:p text:style-name="P40"><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Анон! Об тебя можно взгляд поцарапать!</text:p>
      <text:p text:style-name="P40"/>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
      <text:p text:style-name="P40">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40">Держи себя в руках, Анон! Держи. Себя. В руках. Иначе тебе придётся вспоминать правила вычисления логарифмов!</text:p>
      <text:p text:style-name="P40"/>
      <text:p text:style-name="P40"><text:span text:style-name="T1">–</text:span> Я не против. Я, как раз, за. Хотя мне непривычно, что приглашение передал стражник. Раньше ты сама приходила в библиотеку.</text:p>
      <text:p text:style-name="P40"/>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40"/>
      <text:p text:style-name="P40">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40"><text:soft-page-break/><text:span text:style-name="T1">–</text:span> Ну же, Анон, ты как деревянный! Расслабься! Можно подумать, тебя никогда раньше не приглашали на свидания!</text:p>
      <text:p text:style-name="P40"/>
      <text:p text:style-name="P40">Святые яйца! Анон, тебя пригласили на свидание!</text:p>
      <text:p text:style-name="P40">Я чувствовал, как краска заливает лицо. Уши стали горячими, как угли в камине.</text:p>
      <text:p text:style-name="P52"/>
      <text:p text:style-name="P40"><text:span text:style-name="T1">–</text:span> Эй, полегче! Ты пихаешься, как бульдозер!</text:p>
      <text:p text:style-name="P40"><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40"/>
      <text:p text:style-name="P40">Мне казалось, верхушка <text:span text:style-name="T1">моего </text:span>черепа сейчас взорвётся, чтобы выпустить пар внутри.</text:p>
      <text:p text:style-name="P40"/>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40"/>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5">Мне печалиться не стоит</text:p><text:p text:style-name="P155">Жизнь прекрасна и полна</text:p><text:p text:style-name="P155">Телом молода, душою —</text:p><text:p text:style-name="P155">Как дракон морской мудра</text:p><text:p text:style-name="P155"/><text:p text:style-name="P155">Я видала взлёт империй,</text:p><text:p text:style-name="P155">Я жила среди легенд,</text:p><text:p text:style-name="P155">Древней магии мистерий</text:p><text:p text:style-name="P155">Я прилежнейший студент</text:p><text:p text:style-name="P155"/><text:p text:style-name="P155">Обожаема народом,</text:p><text:p text:style-name="P155">Уважаема врагом —</text:p><text:p text:style-name="P155">Но друзья остались в прошлом,</text:p><text:p text:style-name="P155">Пустота пришла в мой дом</text:p><text:p text:style-name="P155"/><text:p text:style-name="P155">Одинока и печальна,</text:p><text:p text:style-name="P155">Недоступна и строга,</text:p><text:p text:style-name="P155">Потеряла изначальный</text:p><text:p text:style-name="P155">Смысл жизни навсегда</text:p><text:p text:style-name="P155"/><text:p text:style-name="P155">Жизнь моя теперь публична,</text:p><text:p text:style-name="P155">Жизнь моя теперь для всех,</text:p><text:p text:style-name="P155">В этом — горе, в этом — счастье,</text:p><text:p text:style-name="P155">В этом плач и в этом смех.</text:p></text:note-body></text:note>.</text:p>
      <text:p text:style-name="P40"/>
      <text:p text:style-name="P40"><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40"/>
      <text:p text:style-name="P40">Аликорница поводила носом над чашками и заметила:</text:p>
      <text:p text:style-name="P40"><text:soft-page-break/>– Кстати, пока чай будет настаиваться, можешь помыться. Ванная там, – она указала на дверь из дымчатого стекла.</text:p>
      <text:p text:style-name="P40">Только сейчас я заметил помещение, продолжающее в другую сторону выступ входного коридора.</text:p>
      <text:p text:style-name="P40"/>
      <text:p text:style-name="P52">Анон, тебе нужно напихать булыжников в карманы, чтобы не улететь под потолок от счастья!</text:p>
      <text:p text:style-name="P52"/>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
      <text:p text:style-name="P40">Я сидел на бортике бассейна и трогал пальцем ноги воду, когда дверь открылась.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40">Прозрачными были и бортики бассейна.</text:p>
      <text:p text:style-name="P40"/>
      <text:p text:style-name="P40">– Ты бы предупреждала, прежде чем войти, что ли? – просипел я.</text:p>
      <text:p text:style-name="P40"><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text:p text:style-name="P40">– О, ты уже?</text:p>
      <text:p text:style-name="P40">Аликорница поставила на поднос чашки и плетёнку с бубликами и подошла с ним к тюфяку.</text:p>
      <text:p text:style-name="P52">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52"/>
      <text:p text:style-name="P52">Стараясь отвлечься, я спросил:</text:p>
      <text:p text:style-name="P40">– А зачем ты опустила жалюзи на окно в ванной? Оттуда такой обалден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40"><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2"/>
      <text:p text:style-name="P40"><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52"/>
      <text:p text:style-name="P52">Статью украшала фотография перебинтованной Селестии, пытающейся прикрыть меня крыльями в то время, как я копошился сзади на табуретке.</text:p>
      <text:p text:style-name="P52"/>
      <text:p text:style-name="P52">–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52">Селестия густо покраснела.</text:p>
      <text:p text:style-name="P52"/>
      <text:p text:style-name="P40">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text:p text:style-name="P40">–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40"/>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40"/>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52"/>
      <text:p text:style-name="P52">Копыто легло мне на плечо и мягко повалило на постель. Селестия легла рядом и тепло дунула мне в ухо.</text:p>
      <text:p text:style-name="P40">– <text:span text:style-name="T1">Анон, 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2"><text:soft-page-break/></text:p>
      <text:p text:style-name="P52">Селестия фыркнула.</text:p>
      <text:p text:style-name="P52">–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0"/>
      <text:p text:style-name="P52">Её ресницы щекотали мне щеку. Я повернулся к ней и буквально растворился в ласковом взгляде огромных фиалковых глаз.</text:p>
      <text:p text:style-name="P52">– Т-ты… предлагаешь мне заняться сексом? С т-тобой? Но… как?</text:p>
      <text:p text:style-name="P52"/>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
      <text:p text:style-name="P52">Селестия закатила глаза.</text:p>
      <text:p text:style-name="P52">–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
      <text:p text:style-name="P52">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52"/>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2"/>
      <text:p text:style-name="P52">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2"/>
      <text:p text:style-name="P52">НИ-ЧЕ-ГО!</text:p>
      <text:p text:style-name="P52"/>
      <text:p text:style-name="P52">Селестия осторожно высвободилась из-под меня и встала с постели.</text:p>
      <text:p text:style-name="P52">– Лежи спокойно, я сейчас, – муркнула она, поцеловав меня в ухо.</text:p>
      <text:p text:style-name="P52"><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8"><text:span text:style-name="T12">–</text:span> А <text:span text:style-name="T1">водку</text:span> у вас принято пить?</text:p>
      <text:p text:style-name="P38"><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8"/>
      <text:p text:style-name="P52">Достав из шкафчика заплесневевшую бутылку, Селестия что-то прикинула на глаз и наполнила её содержимым два бокала на полуметровых ножках.</text:p>
      <text:p text:style-name="P52">–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text:p text:style-name="P52">Она ещё спрашивает! Тебя сейчас можно использовать вместо половичка под её копытами, Анон!</text:p>
      <text:p text:style-name="P52"/>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
      <text:p text:style-name="P52">Селес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0"/>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52">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2"><text:soft-page-break/></text:p>
      <text:p text:style-name="P52">Наконец, я со вздохом отпрянул.</text:p>
      <text:p text:style-name="P52"><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
      <text:p text:style-name="P52"><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52">Аликорница в недоумении взглянула на меня.</text:p>
      <text:p text:style-name="P52"><text:span text:style-name="T12">– Анон, т</text:span>ебе не нравится моя дружба? Ты не принимаешь её? Ты чем-то недоволен?</text:p>
      <text:p text:style-name="P52"/>
      <text:p text:style-name="P52">Я расхохотался, <text:s/>чуть не поперхнулся водой, плескавшейся у подбородка.</text:p>
      <text:p text:style-name="P52"><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52"/>
      <text:p text:style-name="P52">Копыто аликорницы закрыло мне рот прежде чем я успел договорить заветное слово.</text:p>
      <text:p text:style-name="P40">– Анон, не надо! – умоляюще произнесла аликорница. – Не продолжай! Пожалуйста!</text:p>
      <text:p text:style-name="P40"/>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
      <text:p text:style-name="P40">Селестия виновато закусила губу и отвернулась.</text:p>
      <text:p text:style-name="P40">–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40"/>
      <text:p text:style-name="P40">…</text:p>
      <text:p text:style-name="P40"/>
      <text:p text:style-name="P40">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40">Среди этого армагеддона стоял мой ангел-хранитель и шептал:</text:p>
      <text:p text:style-name="P40">– Анон… Я не смогу сделать тебя бессмертным… Мне очень жаль… Извини…</text:p>
      <text:p text:style-name="P40"/>
      <text:p text:style-name="P40">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text:soft-page-break/>Слёзы злости душили меня, но я сдержался.</text:p>
      <text:p text:style-name="P40"/>
      <text:p text:style-name="P40">– Охренеть, – сказал я холодно. – А я прям напрашивался!</text:p>
      <text:p text:style-name="P40">Одиночество, отступившее перед мягким натиском аликорницы в последние <text:span text:style-name="T1">дни</text:span>, снова сковало стужей душу.</text:p>
      <text:p text:style-name="P40"/>
      <text:p text:style-name="P40">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40"/>
      <text:p text:style-name="P40">“… пожалуйста, останься…”</text:p>
      <text:p text:style-name="P40">…</text:p>
      <text:p text:style-name="P40">Где этот чёртов носок?!</text:p>
      <text:p text:style-name="P40">…</text:p>
      <text:p text:style-name="P40">“… пойми, это эффект лазурного вина…”</text:p>
      <text:p text:style-name="P40">…</text:p>
      <text:p text:style-name="P40">Джинсы узкие, блядь! На мокрое тело хрен натянешь!</text:p>
      <text:p text:style-name="P40">…</text:p>
      <text:p text:style-name="P40">“… ох, я глупая…”</text:p>
      <text:p text:style-name="P40">…</text:p>
      <text:p text:style-name="P40">Так, всё. Шмотки на мне, вроде, ничего не забыл.</text:p>
      <text:p text:style-name="P40"/>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11. <text:span text:style-name="T1">Прощание</text:span></text:h>
      <text:p text:style-name="P52"/>
      <text:p text:style-name="P40">– <text:span text:style-name="T1">Норф!.. Эй, Норф! Ты где?..</text:span></text:p>
      <text:p text:style-name="P52"/>
      <text:p text:style-name="P52">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2"/>
      <text:p text:style-name="P52">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3">***</text:p>
      <text:p text:style-name="P40"/>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2"/>
      <text:p text:style-name="P52">…</text:p>
      <text:p text:style-name="P52"/>
      <text:p text:style-name="P20"><text:span text:style-name="T42">– </text:span>“<text:span text:style-name="T1">Что я могу сделать, чтобы вернуть всё назад?</text:span>”</text:p>
      <text:p text:style-name="P20"><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0"><text:span text:style-name="T42">– </text:span><text:span text:style-name="T29">Что бы это значило, Флёр?</text:span></text:p>
      <text:p text:style-name="P20"><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
      <text:p text:style-name="P52">…</text:p>
      <text:p text:style-name="P52"/>
      <text:p text:style-name="P69">–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
      <text:p text:style-name="P69">…</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9"><text:soft-page-break/>– Леди и джентльпони! Приём окончен! Её Высочество принцесса Селестия будет рада видеть <text:s/>вас в следующую среду!</text:p>
      <text:p text:style-name="P69"/>
      <text:p text:style-name="P69">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9"/>
      <text:p text:style-name="P69">… </text:p>
      <text:p text:style-name="P69"/>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9">– Привет, Селестия, – подчёркнуто нейтрально обратился я. – Как дела?</text:p>
      <text:p text:style-name="P39">– <text:span text:style-name="T1">Здравствуй,</text:span> <text:span text:style-name="T1">Анон</text:span>. <text:s/><text:span text:style-name="T1">М</text:span>ягко говоря, <text:span text:style-name="T1">н</text:span>е очень.</text:p>
      <text:p text:style-name="P39"/>
      <text:p text:style-name="P38"><text:span text:style-name="T12">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9"/>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66">и </text:span><text:span text:style-name="T8">н</text:span>ам некуда уйти в поисках лучшего места. Да и не так много этих мест.</text:p>
      <text:p text:style-name="P39"/>
      <text:p text:style-name="P39">Селестия подошла к фонтанчику, обмакнула в него копыто и провела им по лбу.</text:p>
      <text:p text:style-name="P39"><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
      <text:p text:style-name="P39">Я сделал вид, что не заметил полунамёка в последнем предложении. Выяснять отношения, как и мириться, мне не хотелось.</text:p>
      <text:p text:style-name="P39"/>
      <text:p text:style-name="P39">– Порадовать, к сожалению, нечем. Норфолк Каррус, исчез. Судя по всему, во сне.</text:p>
      <text:p text:style-name="P39">– Норф? О-о-о, нет!</text:p>
      <text:p text:style-name="P39"/>
      <text:p text:style-name="P39">Селестия в отчаянии села на пол, прижав копыто к виску. Голова её бессильно опустилась. Я никогда ещё не видел Селестию такой <text:span text:style-name="T6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9">–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9"/>
      <text:p text:style-name="P39">Аликорница подняла голову и <text:span text:style-name="T1">удручённо</text:span> посмотрела на меня.</text:p>
      <text:p text:style-name="P39">–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9">– Может, спросишь Луну, куда деваются пони? Сон по её части.</text:p>
      <text:p text:style-name="P38"><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9">– Мне поговорить с ней?</text:p>
      <text:p text:style-name="P38"><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0">– Ну зашибись. Тогда она обрадуется следующей новости: я ухожу.</text:p>
      <text:p text:style-name="P40"/>
      <text:p text:style-name="P40">Селестия еле заметно дрогнула ушами. Она отвернулась и молча смотрела в окно, не показывая эмоций.</text:p>
      <text:p text:style-name="P40">Я продолжил.</text:p>
      <text:p text:style-name="P40">–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
      <text:p text:style-name="P40">Я решил умолчать о том, что после перенесенного унижения мне было в тягость находиться рядом с Селестией. <text:span text:style-name="T69">Аликорница</text:span> и так выглядела неважно.</text:p>
      <text:p text:style-name="P40"><text:soft-page-break/></text:p>
      <text:p text:style-name="P40">Поза <text:span text:style-name="T69">Селестии</text:span> стала чуть менее скованной. На грани слышимости я уловил её вздох. Она наконец повернулась ко мне и слабо улыбнулась.</text:p>
      <text:p text:style-name="P40">–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40"/>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40"/>
      <text:p text:style-name="P40">–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0">Селестия пошла к выходу, увлекая меня за собой.</text:p>
      <text:p text:style-name="P40">–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text:p text:style-name="P40">Явно Селестия заговаривает тебе зубы, Анон! Я подозрительно посмотрел на свёрток.</text:p>
      <text:p text:style-name="P40"/>
      <text:p text:style-name="P40">– А в мешочке что?</text:p>
      <text:p text:style-name="P40">Селестия скофуженно посмотрела в сторону.</text:p>
      <text:p text:style-name="P40">–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9">и </text:span>у грифонов, <text:span text:style-name="T69">и у зебр, и даже у минотавров</text:span>! Но если тебе понадобятся финансы или другие ресурсы — обращайся без сомнений.</text:p>
      <text:p text:style-name="P40"/>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52"/>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52"/>
      <text:p text:style-name="P40">–<text:span text:style-name="T1"> Отправляйся, Анон. Очень надеюсь на успех твоей миссии. Обязательно пиши!</text:span></text:p>
      <text:p text:style-name="P52">Селестия вышла из зала, подметая хвостом пол.</text:p>
      <text:p text:style-name="P40"><text:soft-page-break/></text:p>
      <text:p text:style-name="P41">***</text:p>
      <text:p text:style-name="P40"/>
      <text:p text:style-name="P48">“<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8"/>
      <text:p text:style-name="P55">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5"/>
      <text:p text:style-name="P55">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5">Но не сейчас.</text:p>
      <text:p text:style-name="P55"/>
      <text:p text:style-name="P55">Я встал, забросил сумку на плечо и двинулся к вокзалу.</text:p>
      <text:p text:style-name="P55"/>
      <text:p text:style-name="P45">***</text:p>
      <text:p text:style-name="P40"/>
      <text:p text:style-name="P46">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6">Но со временем магии стало меньше, а мир стал более <text:span text:style-name="T1">твёрд и реален</text:span>.</text:p>
      <text:p text:style-name="P46"/>
      <text:p text:style-name="P46">–<text:span text:style-name="T1"> Но магия есть и сейчас, ма-ам!</text:span></text:p>
      <text:p text:style-name="P46"><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3"/>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олени, бизоны и многие другие.</text:p>
      <text:p text:style-name="P63"/>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
      <text:p text:style-name="P46"><text:soft-page-break/>–<text:span text:style-name="T1"> Весь мир как Вечнодикий лес?</text:span></text:p>
      <text:p text:style-name="P63">–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3"/>
      <text:p text:style-name="P63">– Ма-ам, а со мной связан элементаль?</text:p>
      <text:p text:style-name="P63">– Конечно, Эйприл. В каждом из нас есть её бессмертная искорка.</text:p>
      <text:p text:style-name="P63"/>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
      <text:p text:style-name="P46"><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3">Так возникли аликорны.</text:p>
      <text:p text:style-name="P63"/>
      <text:p text:style-name="P63">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9">М</text:span>еняет <text:span text:style-name="T69">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3">То есть, всегда.</text:p>
      <text:p text:style-name="P63"/>
      <text:p text:style-name="P63">Тут и сказке конец. А теперь, Эйприл, залазь на полку и закрывай глазки.</text:p>
      <text:p text:style-name="P63">– Ну ма-ам! Раскажи ещё что-нибудь! Про Сомбру! Или про Дискорда!</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69">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ам!</text:p>
      <text:p text:style-name="P63">– Конечно, моя хорошая…</text:p>
      <text:p text:style-name="P63"><text:soft-page-break/></text:p>
      <text:p text:style-name="P40"><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8"/>
      <text:h text:style-name="Heading_20_2" text:outline-level="2">12. Понивилль</text:h>
      <text:p text:style-name="P40"/>
      <text:p text:style-name="P39">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9"/>
      <text:p text:style-name="P69">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9"/>
      <text:p text:style-name="P39"><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4">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2"/>
      <text:p text:style-name="P51">***</text:p>
      <text:p text:style-name="P39"/>
      <text:p text:style-name="P39"><text:span text:style-name="T59">– </text:span><text:span text:style-name="T4">История Понивилля начинается с того благословенного дня, когда принцесса Селестия подарила семейству Эппл </text:span><text:span text:style-name="T59">— </text:span><text:span text:style-name="T4">тогда, правда, это ещё были Смиты </text:span><text:span text:style-name="T59">—</text:span><text:span text:style-name="T4"> землю у Вечнодикого леса под ферму…</text:span></text:p>
      <text:p text:style-name="P52">…</text:p>
      <text:p text:style-name="P52">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52">…</text:p>
      <text:p text:style-name="P52">– … Анонимус, вы меня слушаете? – мэр махала копытом у меня перед лицом.</text:p>
      <text:p text:style-name="P52">–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52">–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9"><text:span text:style-name="T4">– Спасибо! – перебил я чиновницу, – я уже обзавёлся одним пони – «другом». Всё, что меня сейчас интересует </text:span><text:span text:style-name="T59">— </text:span><text:span text:style-name="T4">снять жильё в аренду.</text:span></text:p>
      <text:p text:style-name="P52"><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52"/>
      <text:p text:style-name="P52">Душе было всё равно. Мой палец бесцельно блуждал по карте.</text:p>
      <text:p text:style-name="P52">–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52"/>
      <text:p text:style-name="P52">Ох, щит! Мой палец дёрнулся в угол карты.</text:p>
      <text:p text:style-name="P52"/>
      <text:p text:style-name="P40">–<text:span text:style-name="T1"> Вот этот подойдёт, </text:span>–<text:span text:style-name="T1"> я ткнул в квадратик на окраине.</text:span></text:p>
      <text:p text:style-name="P40">–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9"/>
      <text:p text:style-name="P39">Я полез в мешочек с деньгами.</text:p>
      <text:p text:style-name="P40">–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9"><text:span text:style-name="T1">Р</text:span>ука наткнулась на пакет.</text:p>
      <text:p text:style-name="P39"/>
      <text:p text:style-name="P40">– ?.. ??. ??? – мэр с отвалившейся челюстью пыталась осмыслить услышанное.</text:p>
      <text:p text:style-name="P40"/>
      <text:p text:style-name="P40">Я вытащил руку из мешочка. На ладони лежал пакет <text:span text:style-name="T1">с </text:span>ча<text:span text:style-name="T1">ем</text:span>.</text:p>
      <text:p text:style-name="P40">“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40"/>
      <text:p text:style-name="P40">–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40">– Правда, – улыбнулся <text:span text:style-name="T1">я</text:span>. – <text:span text:style-name="T1">Вам послышалось.</text:span></text:p>
      <text:p text:style-name="P40"/>
      <text:p text:style-name="P25">***</text:p>
      <text:p text:style-name="P20"/>
      <text:p text:style-name="P20">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20"/>
      <text:p text:style-name="P2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20"/>
      <text:p text:style-name="P20"><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52"/>
      <text:p text:style-name="P20">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20"/>
      <text:p text:style-name="P40">– Ты <text:span text:style-name="T1">шт</text:span>о, как-тя-там, впервые на базаре? Так таращишься по сторонам, как будто морковку с картохой впервые в жизни увидел.</text:p>
      <text:p text:style-name="P40"/>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text:p>
      <text:p text:style-name="P40"/>
      <text:p text:style-name="P40">–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
      <text:p text:style-name="P40">Так и есть! На крупе кобылки красовались три яблока. Вот только, блин, как её звали-то?</text:p>
      <text:p text:style-name="P40"/>
      <text:p text:style-name="P40">– <text:s/>Прошу прощения, Аппл… Эппл… Эпплхэт?</text:p>
      <text:p text:style-name="P40">–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40"><text:soft-page-break/>– Да ладно тебе, Эй-Джей! Вполне милое имя, – хихикнул дракончик с кукурузой, проходя мимо.</text:p>
      <text:p text:style-name="P40"/>
      <text:p text:style-name="P40">Ага, вот!</text:p>
      <text:p text:style-name="P40"/>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text:span text:style-name="T1">а</text:span> для всех остальных — тебя тоже! — Эпплджек.</text:p>
      <text:p text:style-name="P40"/>
      <text:p text:style-name="P40">Блин, опять облажался. Как-то хреново начинается знакомство с Понивиллем.</text:p>
      <text:p text:style-name="P40"/>
      <text:p text:style-name="P40">– Понял. А меня зовут <text:span text:style-name="T1">Анонимус. Для друзей </text:span>— <text:span text:style-name="T1">Анон</text:span>. Приятно было познакомиться, Эпплджек.</text:p>
      <text:p text:style-name="P40">Я повернулся было уходить.</text:p>
      <text:p text:style-name="P40"/>
      <text:p text:style-name="P40">– Э-э-э… <text:span text:style-name="T1">Анон</text:span>?</text:p>
      <text:p text:style-name="P40">– Да? – я повернулся обратно.</text:p>
      <text:p text:style-name="P40"/>
      <text:p text:style-name="P40">Поняха водила копытом по прилавку. Надвинутая на лоб шляпа скрывала выражение мордочки. </text:p>
      <text:p text:style-name="P40"/>
      <text:p text:style-name="P40">–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40"/>
      <text:p text:style-name="P40">Я вернулся к прилавку.</text:p>
      <text:p text:style-name="P40">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40"/>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 Ну ты даёшь! – хмыкнула Эпплджек. – Даже не смешно.</text:p>
      <text:p text:style-name="P40">– Неужели штука?</text:p>
      <text:p text:style-name="P40"/>
      <text:p text:style-name="P40">Поня<text:span text:style-name="T1">х</text:span>а выпрыгнула из-за прилавка и смерила меня долгим взглядом.</text:p>
      <text:p text:style-name="P40">–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text:p text:style-name="P40"><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40"/>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text:p text:style-name="P40">–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40">Поняшка набрала ложечку джема и предложила мне. </text:p>
      <text:p text:style-name="P40"/>
      <text:p text:style-name="P40">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40">Наконец, ко мне вернулся дар речи.</text:p>
      <text:p text:style-name="P40"/>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text:p text:style-name="P40">– Тебе, сахарок, как гостю города, сделаю скидку. Забирай за шестьдесят. Раньше меньше чем золотой не отдавала.</text:p>
      <text:p text:style-name="P40"/>
      <text:p text:style-name="P40">Расплачиваясь, я спросил:</text:p>
      <text:p text:style-name="P40">– Ты, случаем, не знаешь, как <text:span text:style-name="T1">найти Твайлайт Спаркл</text:span>?</text:p>
      <text:p text:style-name="P40">Эпплджек, вскинув копыто ко лбу, запричитала:</text:p>
      <text:p text:style-name="P40">–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40"/>
      <text:p text:style-name="P40">Тут Эпплджек прервалась и что есть силы замахала кому-то:</text:p>
      <text:p text:style-name="P40">– Рэр! Эй! Рэр! Давай к нам!</text:p>
      <text:p text:style-name="P40"/>
      <text:p text:style-name="P40">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text:soft-page-break/></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40">– Эпплджек! Сколько можно повторять: <text:span text:style-name="T1">я </text:span>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узе шмотки.</text:p>
      <text:p text:style-name="P40">– Разница, как если бы тебя вместо огородницы назвали… ммм… <text:s/>реднеком. Пойдёмте, <text:span text:style-name="T1">Анон</text:span>.</text:p>
      <text:p text:style-name="P40"/>
      <text:p text:style-name="P40">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text:p text:style-name="P40">–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40">–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40">–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40"/>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text:soft-page-break/></text:p>
      <text:p text:style-name="P52">Рэрити оглянулась по сторонам и заговорчески подмигнула мне.</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40"/>
      <text:p text:style-name="P40">Единорожка чуть не подпрыгивала <text:span text:style-name="T1">на месте </text:span>от любопытства. Заметив мою отвалившуюся челюсть, она вновь рассмеялась.</text:p>
      <text:p text:style-name="P40"/>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40"/>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40">–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40"/>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
      <text:p text:style-name="P40">Мы остановились перед деревом.</text:p>
      <text:p text:style-name="P40"><text:soft-page-break/>Даже не так. </text:p>
      <text:p text:style-name="P40">Мы остановились перед ДЕРЕВОМ!</text:p>
      <text:p text:style-name="P40"/>
      <text:p text:style-name="P40">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52"/>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
      <text:p text:style-name="P40">Единорожка удалилась, оставив <text:span text:style-name="T1">после себя лёгкий запах жасмина.</text:span></text:p>
      <text:p text:style-name="P40"/>
      <text:h text:style-name="Heading_20_2" text:outline-level="2">13. Расследование <text:span text:style-name="T1">Твайлайт Спаркл</text:span></text:h>
      <text:p text:style-name="P40"/>
      <text:p text:style-name="P40">– Э-э-э… Добрый день?</text:p>
      <text:p text:style-name="P40"/>
      <text:p text:style-name="P40">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40"/>
      <text:p text:style-name="P52">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52"/>
      <text:p text:style-name="P52">Мне показалось, или единорожка смотрела на меня малость раздражённо? Фолиант с громким стуком хлопнулся на пол.</text:p>
      <text:p text:style-name="P40">–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40"/>
      <text:p text:style-name="P40">Ёпт! Ещё один Шерлок Холмс на мою голову!</text:p>
      <text:p text:style-name="P40">– Извиняюсь за нескромность, а откуда тебе про меня известно?</text:p>
      <text:p text:style-name="P40"/>
      <text:p text:style-name="P40">Глаза книгоежки сузились, уши прижались к голове.</text:p>
      <text:p text:style-name="P40"><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40">Единорожку прервал нарастающий свист откуда-то снизу.</text:p>
      <text:p text:style-name="P40">– Ой-ёй! Совсем забыла про ускоритель! Минуточку!</text:p>
      <text:p text:style-name="P40">Твайлайт метнулась к лестнице в подвал.</text:p>
      <text:p text:style-name="P40"/>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40"/>
      <text:p text:style-name="P40">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40">– Привет, Спайк, – кивнул я ему.</text:p>
      <text:p text:style-name="P40">Дракончик молча указал когтем на дверь в подвал и приложил палец к губам. Затем кинул мне скомканный бумажный шарик.</text:p>
      <text:p text:style-name="P40"/>
      <text:p text:style-name="P46">“…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66">...</text:span>”</text:p>
      <text:p text:style-name="P40"/>
      <text:p text:style-name="P40">Смятый листок отправился в карман.</text:p>
      <text:p text:style-name="P40">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40">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40"/>
      <text:p text:style-name="P40">–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40"><text:span text:style-name="T1">Спайк</text:span> пожал плечами и принялся чистить кукурузу.</text:p>
      <text:p text:style-name="P40">–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40"/>
      <text:p text:style-name="P52">БДЫЩЬ!!!</text:p>
      <text:p text:style-name="P40"/>
      <text:p text:style-name="P40">Лестница в подвал осветилась вспышкой, пол под ногами подпрыгнул.</text:p>
      <text:p text:style-name="P40">– Ай, бля!</text:p>
      <text:p text:style-name="P40">Я съехал со скамьи на пол, пребольно ударившись спиной. Спайк выронил кукурузу и метнулся по ступенькам вниз.</text:p>
      <text:p text:style-name="P40"/>
      <text:p text:style-name="P40"><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40">– Твай, ты цела?! – Спайк подскочил к единорожке и принялся тушить тлеющий халат.</text:p>
      <text:p text:style-name="P40">–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52"/>
      <text:p text:style-name="P52">У меня волосы на загривке встали дыбом — у заучки чуть ли не слюна изо рта капала!</text:p>
      <text:p text:style-name="P52">Я прочистил горло.</text:p>
      <text:p text:style-name="P52"/>
      <text:p text:style-name="P40">–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52">– Упс!</text:p>
      <text:p text:style-name="P52">Глаза единорожки забегали.</text:p>
      <text:p text:style-name="P52"/>
      <text:p text:style-name="P40">– <text:span text:style-name="T1">Эмм… М-м-м… Мда. А, точно, вспоминаю что-то такое.</text:span></text:p>
      <text:p text:style-name="P52">Твайлайт вздохнула. Уши её обвисли.</text:p>
      <text:p text:style-name="P52"/>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40"><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
      <text:p text:style-name="P40">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40"/>
      <text:p text:style-name="P40">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40"/>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
      <text:p text:style-name="P40">Книгоежка аж затопала на месте.</text:p>
      <text:p text:style-name="P40">–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
      <text:p text:style-name="P40">…</text:p>
      <text:p text:style-name="P40">…</text:p>
      <text:p text:style-name="P40">…</text:p>
      <text:p text:style-name="P40"/>
      <text:p text:style-name="P40">– …и оборудовать подвал библиотеки бронекапсулой для безопасных испытаний!</text:p>
      <text:p text:style-name="P40"/>
      <text:p text:style-name="P40">–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52"/>
      <text:p text:style-name="P52">Единорожка заметно поскучнела.</text:p>
      <text:p text:style-name="P40">–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40"><text:span text:style-name="T1">– Ага, и тогда ты сможешь словить её фокальным усилителем и самой стать принцессой-аликорном, </text:span>– заметил Спайк.</text:p>
      <text:p text:style-name="P40">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40"/>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2">– Хм. Странно. А я помню, как ты вертелась перед зеркалом и говорила: «Ну почему я не…»</text:p>
      <text:p text:style-name="P52">–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52"/>
      <text:p text:style-name="P41">***</text:p>
      <text:p text:style-name="P40"/>
      <text:p text:style-name="P15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50"/>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паться когтем в зубах некрасиво! Тем более, при посторонних!</text:p>
      <text:p text:style-name="P52"><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8"/>
      <text:p text:style-name="P52">– СПАЙК!!! Откуда ты взял этот листок?!! – Твайлайт покраснела, как варёный рак, и выхватила бумажку из моих рук.</text:p>
      <text:p text:style-name="P52">– У тебя в черновиках, разумеется. Ты сама сказала экономить бумагу, – пожал плечами дракончик.</text:p>
      <text:p text:style-name="P52"/>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Что-то я не помню, чтоб ты такое хотела!</text:p>
      <text:p text:style-name="P52">–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text:span>ещё<text:span text:style-name="T12">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Рассказывай, – я устроился поудобнее. – Я тебя внимательно слушаю.</text:p>
      <text:p text:style-name="P52"/>
      <text:p text:style-name="P53">***</text:p>
      <text:p text:style-name="P40"/>
      <text:p text:style-name="P40">…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40"/>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только доем и иду.</text:p>
      <text:p text:style-name="P63">– Кстати, а что за безумие было у Стар Свирла?</text:p>
      <text:p text:style-name="P63">–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3">– <text:span text:style-name="T66">Надо же! Ты вторая пони в Эквестрии после Селестии, кто упоминает о людях. И то, Селестия отзывалась о нас, как о сказочных существах.</text:span></text:p>
      <text:p text:style-name="P63">–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3">– Гм-м. Как-нибудь потом.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text:p text:style-name="P52">–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2"/>
      <text:p text:style-name="P52">– То есть, эмм, мы должны сосредоточиться на том, что хотим увидеть?</text:p>
      <text:p text:style-name="P52">–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52"/>
      <text:p text:style-name="P52">–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52">–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несколько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0"/>
      <text:p text:style-name="P52">–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52">–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2">– Эмм, если не опаснее радуги, это хорошо. Тогда я, пожалуй, не буду предупреждать Энджела…</text:p>
      <text:p text:style-name="P52"/>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поняши!</text:p>
      <text:p text:style-name="P52">– А кто ссорится-то, Твай? Рэрка думает, што никто не знает про её поникена-жеребца со вставным резиновым…</text:p>
      <text:p text:style-name="P52">– ЭППЛДЖЕК!!!</text:p>
      <text:p text:style-name="P52">– Я хотя б думать собираюсь об Эквестрии! И о том, што миру грозит опасность! Не то, што некоторые!</text:p>
      <text:p text:style-name="P52">–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0"/>
      <text:p text:style-name="P52">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text:soft-page-break/></text:p>
      <text:p text:style-name="P64">***</text:p>
      <text:p text:style-name="P86"/>
      <text:p text:style-name="P63">Дата: 12.04.2142 А.<text:span text:style-name="T12">C</text:span>.</text:p>
      <text:p text:style-name="P63">Эксперимент: заклинание Прозрения</text:p>
      <text:p text:style-name="P63">Испытуемая: Эпплджек</text:p>
      <text:p text:style-name="P63">Синопсис: запись сна со слов испытуемой</text:p>
      <text:p text:style-name="P63">Замечания: после эксперимента в гриве у испытуемой появился седой локон.</text:p>
      <text:p text:style-name="P64"/>
      <text:p text:style-name="P64">~~~</text:p>
      <text:p text:style-name="P64"/>
      <text:p text:style-name="P1">Я посмотрела на застывшее у моих ног<text:span text:style-name="T1"> тело</text:span>.</text:p>
      <text:p text:style-name="P1"/>
      <text:p text:style-name="P26">“Значит, всё. Вот как это бывает.”</text:p>
      <text:p text:style-name="P26"/>
      <text:p text:style-name="P1">В глубине лазарета тревожно загудел зуммер. Дверь палаты открылась, к моей койке подбежала медсестра.</text:p>
      <text:p text:style-name="P1"/>
      <text:p text:style-name="P26">“Как её зовут? Запамятовала… Дочка Бловбола, я его ещё последним втащила, прежде чем дверь затворилась. Как же её зовут-то?”</text:p>
      <text:p text:style-name="P26"/>
      <text:p text:style-name="P84">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6">“По-крайней мере, я снова могу бегать, пусть и в мире Зелёных Лугов. <text:span text:style-name="T1">Если они ещё где-то остались.</text:span>”</text:p>
      <text:p text:style-name="P26"/>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6"><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6"/>
      <text:p text:style-name="P13">Я остановилась перед дверью. Четыре ярда брони отделяли меня от Эквестрии. Четыре ярда и двадцать пять лет.</text:p>
      <text:p text:style-name="P13"/>
      <text:p text:style-name="P26"><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8"/>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8">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8">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36">Видения этих городов</text:span><text:span text:style-name="T51"> дрожали, <text:s/>пересекались </text:span><text:span text:style-name="T36">и постоянно множились</text:span><text:span text:style-name="T51">.</text:span></text:p>
      <text:p text:style-name="P50">У меня дико заболела голова, мне казалось, она вылезет из шляпы распухшим шаром. Я закрыла глаза.</text:p>
      <text:p text:style-name="P63"/>
      <text:p text:style-name="P63">Примечание: ПипБак? Стойло?</text:p>
      <text:p text:style-name="P1"/>
      <text:p text:style-name="P2">***</text:p>
      <text:p text:style-name="P1"/>
      <text:p text:style-name="P63">Дата: 12.04.<text:span text:style-name="T12">2142</text:span> А.С.</text:p>
      <text:p text:style-name="P63">Эксперимент: заклинание Прозрения</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6">—</text:span><text:span text:style-name="T17"> </text:span><text:span text:style-name="T66">всё, что удалось от неё добиться.</text:span></text:p>
      <text:p text:style-name="P1"><text:soft-page-break/></text:p>
      <text:p text:style-name="P25">~~~</text:p>
      <text:p text:style-name="P25"/>
      <text:p text:style-name="P26">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6">Примечание: человеки?</text:p>
      <text:p text:style-name="P6"/>
      <text:p text:style-name="P2">***</text:p>
      <text:p text:style-name="P52"/>
      <text:p text:style-name="P63">Дата: 12.04.<text:span text:style-name="T12">2142</text:span> А.С.</text:p>
      <text:p text:style-name="P63">Эксперимент: заклинание Прозрения</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47">~~~</text:p>
      <text:p text:style-name="P47"/>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2">—</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6"><text:span text:style-name="T1">Примечание:</text:span> <text:span text:style-name="T41">чёрный экран?</text:span></text:p>
      <text:p text:style-name="P48"/>
      <text:p text:style-name="P53">***</text:p>
      <text:p text:style-name="P52"/>
      <text:p text:style-name="P63">Дата: 12.04.<text:span text:style-name="T12">2142</text:span> А.С.</text:p>
      <text:p text:style-name="P63"><text:soft-page-break/>Эксперимент: заклинание Прозрения</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47">~~~</text:p>
      <text:p text:style-name="P47"/>
      <text:p text:style-name="P63">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е: через месяц волосы испытуемой пришли в обычное состояние, хотя при встрече с Рэйнбоу Дэш она по прежнему прячет глаза.</text:p>
      <text:p text:style-name="P63"/>
      <text:p text:style-name="P64">***</text:p>
      <text:p text:style-name="P63"/>
      <text:p text:style-name="P63">Дата: 12.04.<text:span text:style-name="T12">2142</text:span> А.С.</text:p>
      <text:p text:style-name="P63">Эксперимент: заклинание Прозрения</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text:p>
      <text:p text:style-name="P63"/>
      <text:p text:style-name="P47">~~~</text:p>
      <text:p text:style-name="P47"/>
      <text:p text:style-name="P63">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е 1: при виде кексиков истерика случилась с Пинки Пай.</text:p>
      <text:p text:style-name="P63">Примечание 2: через месяц испытуемая избавилась от страха перед Рэйнбоу Дэш, хотя при виде радуги по-прежнему старается спрятаться.</text:p>
      <text:p text:style-name="P63"/>
      <text:p text:style-name="P2">***</text:p>
      <text:p text:style-name="P1"/>
      <text:p text:style-name="P26">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6"/>
      <text:p text:style-name="P27"><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8"/>
      <text:h text:style-name="Heading_20_2" text:outline-level="2">14. <text:span text:style-name="T1">Конец времён</text:span></text:h>
      <text:h text:style-name="Heading_20_2" text:outline-level="2"/>
      <text:p text:style-name="P57">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7">Обмакнув перо в чернила, я начал письмо.</text:p>
      <text:p text:style-name="P63"/>
      <text:p text:style-name="P63">Привет, Сел (несмотря ни на что, мне всё же хочется называть тебя так. Ты же не против?).</text:p>
      <text:p text:style-name="P63">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2"/>
      <text:p text:style-name="P52">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3"/>
      <text:p text:style-name="P107">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63">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6">Смысл снов остальных участников опыта для меня остаётся загадкой. Посылаю тебе дневник эксперимента, это лучше всяких словесных описаний.</text:p>
      <text:p text:style-name="P63">Я уже говорил, что Луна запретила Твайлайт дальнейшие изыскания в этой сфере? Это создало юридическую преграду для исследований.</text:p>
      <text:p text:style-name="P52"/>
      <text:p text:style-name="P52">…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2"/>
      <text:p text:style-name="P63">Кроме того, Твайлайт в научном рвении сожгла кучу оборудования, что обусловило невозможность дальнейших исследований физически.</text:p>
      <text:p text:style-name="P63"/>
      <text:p text:style-name="P52"><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52"/>
      <text:p text:style-name="P52">Ась? Секунду назад там никого не было!</text:p>
      <text:p text:style-name="P52">Я моргнул, но пегаска не исчезла.</text:p>
      <text:p text:style-name="P52"/>
      <text:p text:style-name="P52">–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2">Лёгкой хрипотцой и короткой гривой пегаска вызывала ассоциации с мальчишкой.</text:p>
      <text:p text:style-name="P52"/>
      <text:p text:style-name="P52">– А что такого с твоим домом? – поинтересовался я.</text:p>
      <text:p text:style-name="P52">Пегаска почесала задней ногой за ухом. На худеньком теле неожиданно проступили рельефные мышцы.</text:p>
      <text:p text:style-name="P52">– Он опускается, – нехотя ответила пегаска и спрыгнула с подоконника. – Ещё пару месяцев — и я буду жить на земле, как какая-нибудь земнопони!</text:p>
      <text:p text:style-name="P52">Пегаска подошла к столу, встала на задние ноги и положила передние на столешницу.</text:p>
      <text:p text:style-name="P52"/>
      <text:p text:style-name="P52">– Рэйнбоу Дэш! – представилась пегаска. – А ты Анон, точняк?</text:p>
      <text:p text:style-name="P52">Пегаска протянула мне копыто.</text:p>
      <text:p text:style-name="P52"/>
      <text:p text:style-name="P52">Я уже протянул было руку, но тут увидел нечто, после чего мне на глаза медленно опустилась красная пелена.</text:p>
      <text:p text:style-name="P52"/>
      <text:p text:style-name="P52">Бля-а-а!</text:p>
      <text:p text:style-name="P52">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52"/>
      <text:p text:style-name="P52">Час работы к чёрту.</text:p>
      <text:p text:style-name="P52">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52"/>
      <text:p text:style-name="P52">– Так это… Я могу чем-нибудь помочь?</text:p>
      <text:p text:style-name="P52">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2"/>
      <text:p text:style-name="P52">– Можешь! – наконец придумал я, как мне казалось, остроумный ответ. – Надо принести кое-чего.</text:p>
      <text:p text:style-name="P52">–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2"><text:soft-page-break/>– Нет, так далеко не надо, – остановил я её с ухмылкой. – Сгоняй-ка за пивом. У меня как раз закончилось.</text:p>
      <text:p text:style-name="P52"/>
      <text:p text:style-name="P52">Пегаска застыла на месте, не веря услышанному.</text:p>
      <text:p text:style-name="P52">–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52"/>
      <text:p text:style-name="P52">Пегаска крутанулась на месте и молнией вылетела из комнаты — аж окно хлопнуло.</text:p>
      <text:p text:style-name="P52">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2"/>
      <text:p text:style-name="P63">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3"/>
      <text:p text:style-name="P52">БАЦ!</text:p>
      <text:p text:style-name="P52"/>
      <text:p text:style-name="P52">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2"/>
      <text:p text:style-name="P52">– Вот тебе твоё пиво, Анон! В жизни меня так не унижали!</text:p>
      <text:p text:style-name="P52">Пегаска смотрела на меня с вызовом и осуждением.</text:p>
      <text:p text:style-name="P52">– Извини, если пиво НЕ ТОЙ марки, но ты не удосужился назвать мне свою любимую! – съязвила Дэш.</text:p>
      <text:p text:style-name="P52"/>
      <text:p text:style-name="P52">Я набрал воздуха в грудь побольше, чтобы взорваться гневной отповедью, но, неожиданно для себя, рассмеялся.</text:p>
      <text:p text:style-name="P52">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52"/>
      <text:p text:style-name="P52">Смех рвался наружу мощым потоком, я просто ухахатывался, упав под стол.</text:p>
      <text:p text:style-name="P52"/>
      <text:p text:style-name="P52">– Странный ты какой-то! – заявила пегаска, озадаченно потирая затылок. – Сначала даёшь дурацкие задания, а потом сам же с них смеёшься.</text:p>
      <text:p text:style-name="P52">Дэш сложила передние ноги на груди и продолжила.</text:p>
      <text:p text:style-name="P52">–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2"/>
      <text:p text:style-name="P52">Я отсмеялся, наклонился через стол и потрепал пегаску по чёлке. Та в ответ с готовностью подставила голову.</text:p>
      <text:p text:style-name="P52"/>
      <text:p text:style-name="P52"><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2">–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2">…</text:p>
      <text:p text:style-name="P52">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52"/>
      <text:p text:style-name="P52">– Спасибо, что напомнила. Буду тебе признателен, если покажешь завтра утром, где живёт Зекора.</text:p>
      <text:p text:style-name="P52">Пегаска отрицательно помотала головой.</text:p>
      <text:p text:style-name="P52">–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2"/>
      <text:p text:style-name="P52">Вот чёрт! Походу, сон на сегодня отменяется. Я спрятал письмо в стол, накинул на плечи куртку и пошёл к выходу.</text:p>
      <text:p text:style-name="P52">Пегаска по-прежнему стояла у стола, делая вид, что её это не касается.</text:p>
      <text:p text:style-name="P52"/>
      <text:p text:style-name="P52">– Эмм. Так мы идём к Зекоре, или нет? Я думал, ты хотела помочь.</text:p>
      <text:p text:style-name="P52">Пегаска скорчила недовольную мордочку.</text:p>
      <text:p text:style-name="P52">– Вы, человеки, все такие не клёвые?</text:p>
      <text:p text:style-name="P52">– ?</text:p>
      <text:p text:style-name="P52">Пегаска принялась загибать копыта.</text:p>
      <text:p text:style-name="P52">– Я тебе принесла пиво — это раз! Подала идею с Зекорой — это два! А где моё вознаграждение???</text:p>
      <text:p text:style-name="P52"/>
      <text:p text:style-name="P52">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2"/>
      <text:p text:style-name="P52">– Сколько ты хочешь за помощь, Рэйнбоу Дэш? – спросил я ровным голосом и звякнул монетами.</text:p>
      <text:p text:style-name="P52">Пегаска скривила губы и отодвинула от себя мешочек.</text:p>
      <text:p text:style-name="P52">– Какой ты глупый! А ещё из Кантерлота! Мне не нужны твои серебряшки!</text:p>
      <text:p text:style-name="P52">– Чего же ты хочешь? Золотяшек? – саркастически спросил я.</text:p>
      <text:p text:style-name="P52"/>
      <text:p text:style-name="P52">Пегаска уселась вплотную и поддела головой мою руку.</text:p>
      <text:p text:style-name="P52">– Почесушек! И не говори мне, что не умеешь! Ты только что делал это совершенно бесплатно!</text:p>
      <text:p text:style-name="P52"/>
      <text:p text:style-name="P52">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2"><text:soft-page-break/>– Да. Да. Так. Гы. Ещё. Вот так. Кру-у-у-то-о-о!</text:p>
      <text:p text:style-name="P52"/>
      <text:p text:style-name="P52">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52">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2"/>
      <text:p text:style-name="P52">…</text:p>
      <text:p text:style-name="P52"/>
      <text:p text:style-name="P52">–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2">Пегаска с хрустом потянулась.</text:p>
      <text:p text:style-name="P52">– А я категорически против этого!</text:p>
      <text:p text:style-name="P40"/>
      <text:p text:style-name="P41">***</text:p>
      <text:p text:style-name="P40"/>
      <text:p text:style-name="P40">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40">Я старался шагать по шпалам, чтобы не сбивать шаг. Очертания пегаски расплывались впереди, на границе освещённого участка.</text:p>
      <text:p text:style-name="P40"/>
      <text:p text:style-name="P52">– И как там, в Кантерлоте? Прикольно? Давненько там не была.</text:p>
      <text:p text:style-name="P52">–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2">–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2">Пегаска мечтательно вздохнула.</text:p>
      <text:p text:style-name="P52">– Что за чувство? – я старался успевать за пегаской, для чего мне пришлось перейти на быстрый шаг.</text:p>
      <text:p text:style-name="P52">– Чувство абсолютной свободы. Когда тебя ничто не связывает и ты ничем не ограничен. Для пегаса это важно. Только в Клаудсдейле такое есть.</text:p>
      <text:p text:style-name="P52">Дэш вздохнула.</text:p>
      <text:p text:style-name="P52">– В жизни бы оттуда не слиняла, если бы не тёрки с некоторыми клаудсдейлскими идиотами.</text:p>
      <text:p text:style-name="P52"/>
      <text:p text:style-name="P52">Я не поверил своим ушам.</text:p>
      <text:p text:style-name="P52">– Тебе угрожали клаудсдейлские пегасы? Тебе пришлось бросить дом?</text:p>
      <text:p text:style-name="P52">Пегаска фыркнула.</text:p>
      <text:p text:style-name="P52">–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2"><text:soft-page-break/></text:p>
      <text:p text:style-name="P52">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52"/>
      <text:p text:style-name="P52">– Так и перестала бы с ними драться. В чём проблема?</text:p>
      <text:p text:style-name="P52">Я не мог различить выражения мордочки Дэш в полутьме, но сопение пегаски выдало её волнение.</text:p>
      <text:p text:style-name="P52">– Они задирали Флаттершай. Она не могла им ответить. Она же не я!</text:p>
      <text:p text:style-name="P52">– А ты хотела бы вернуться?</text:p>
      <text:p text:style-name="P52">– Нет! – пегаска остановилась перед выросшей из темноты палаткой. За открытым пологом стоял непроглядный мрак.</text:p>
      <text:p text:style-name="P52"/>
      <text:p text:style-name="P52">–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2">– А если она уже спит? – тоже шёпотом ответил я Дэш. – Как-то неудобно её будить.</text:p>
      <text:p text:style-name="P52"/>
      <text:p text:style-name="P52">– Входи, Тот-Кого-Нет, – раздался вдруг низкий голос в темноте. – И ты, маленькая пегаска, тоже не стой на пороге.</text:p>
      <text:p text:style-name="P52"/>
      <text:p text:style-name="P52">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52"/>
      <text:p text:style-name="P52">Я закашлялся. На табак это не похоже, зебра явно курила травку.</text:p>
      <text:p text:style-name="P52">– Добрый вечер! – начал я. – Мы не знакомы, но Рэйнбоу Дэш посоветовала мне обратиться к вам. Я ищу ответы на пару вопросов.</text:p>
      <text:p text:style-name="P52"/>
      <text:p text:style-name="P52">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52"/>
      <text:p text:style-name="P52">– Я ищу любую информацию про Великое Откровение и Чёрный Экран. Буду очень признателен, если…</text:p>
      <text:p text:style-name="P52">– Молчи! Ничего не говори! – перебила меня Зекора.</text:p>
      <text:p text:style-name="P52"/>
      <text:p text:style-name="P52">Заметив мой удивлённый взгляд, она объяснила:</text:p>
      <text:p text:style-name="P52">– Мало времени. Не у меня — у тебя. Другое Всё гонится за тобой и я не знаю, сколько тебе отмерено.</text:p>
      <text:p text:style-name="P52"/>
      <text:p text:style-name="P52">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52"><text:soft-page-break/>С чокнутыми лучше не спорить, Анон!</text:p>
      <text:p text:style-name="P52"/>
      <text:p text:style-name="P52">– У нашего народа есть предание о том, кто придёт в конце времён. Значит, я чувствовала правильно. Конец действительно близок.</text:p>
      <text:p text:style-name="P52">Зекора нашла нужную страницу и стала читать.</text:p>
      <text:p text:style-name="P63"/>
      <text:p text:style-name="P63">«…Старый Сенбе говорит вам, маленькие иго-го, и вам, взрослые воины Нзака, и вам <text:span text:style-name="T59">— </text:span>тем, кто будет читать слова глупого старика в конце времён.</text:p>
      <text:p text:style-name="P63">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3">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3">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3"/>
      <text:p text:style-name="P52">Зекора захлопнула книгу.</text:p>
      <text:p text:style-name="P52">– Это всё, что я могу сказать тебе, Тот-Кого-Нет.</text:p>
      <text:p text:style-name="P52"/>
      <text:p text:style-name="P52">Проклятье! И ради этого я тащился сюда посреди ночи?</text:p>
      <text:p text:style-name="P52"/>
      <text:p text:style-name="P52">–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52"/>
      <text:p text:style-name="P52">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52"/>
      <text:p text:style-name="P52">Я был готов к тому, что зебра разозлится и выставит меня из шатра. Но Зекора только фыркнула.</text:p>
      <text:p text:style-name="P52"/>
      <text:p text:style-name="P52">–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2"/>
      <text:p text:style-name="P52">Зебра усмехнулась. Я попытался пролепетать извинения, но зебра махнула копытом, показывая на выход и накинула тряпку на фонарь.</text:p>
      <text:p text:style-name="P52"/>
      <text:p text:style-name="P52">В наступившей темноте прозвучал голос Дэш:</text:p>
      <text:p text:style-name="P52"><text:soft-page-break/>– Зекора, почему ты называешь Анона Тем-Кого-Нет?</text:p>
      <text:p text:style-name="P52">В темноте сверкнула белозубая улыбка зебры.</text:p>
      <text:p text:style-name="P52">– Потому что когда я смотрю на дорогого твоему сердцу Анона, я вижу Ничто.</text:p>
      <text:p text:style-name="P52"/>
      <text:p text:style-name="P52">Мне стало нехорошо.</text:p>
      <text:p text:style-name="P52"/>
      <text:p text:style-name="P53">***</text:p>
      <text:p text:style-name="P52"/>
      <text:p text:style-name="P52">Мы возвращались по ночному лесу к железной дороге. Пегаска летела возле меня на высоте груди.</text:p>
      <text:p text:style-name="P52"/>
      <text:p text:style-name="P52">– Интересно, что Зекора имела в виду, когда говорила, что за тобой гонится Другое Всё? И как можно видеть Ничто?</text:p>
      <text:p text:style-name="P52">– Не обращай внимания. Когда курят траву, и не такое видят.</text:p>
      <text:p text:style-name="P52">–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2">Пегаска принялась боксировать воздух. Я расхохотался.</text:p>
      <text:p text:style-name="P52"/>
      <text:p text:style-name="P52">– Спасибо, Рэйнбоу Дэш! Я тронут.</text:p>
      <text:p text:style-name="P52">– Да ладно, Анон, чего уж там, – засмущалась пегаска. – Друзья иначе и не поступают. <text:span text:style-name="T66">И вот что. Зови меня Дэш! А то и мне придётся звать тебя полным именем, а я этого не выношу.</text:span></text:p>
      <text:p text:style-name="P52">Я кивнул и легонько хлопнул пегаску по крупу, принимая её предложение. Та скосила на меня вишнёвый глаз и фыркнула.</text:p>
      <text:p text:style-name="P52">–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52"/>
      <text:p text:style-name="P52">Я фейспалмнул.</text:p>
      <text:p text:style-name="P1"/>
      <text:h text:style-name="Heading_20_2" text:outline-level="2">15. День сурка</text:h>
      <text:p text:style-name="P20"/>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6">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text:span><text:soft-page-break/><text:span text:style-name="T12">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23"/>
      <text:p text:style-name="P11">Тропинка исчезла в снежном сугробе.</text:p>
      <text:p text:style-name="P11"/>
      <text:p text:style-name="P6">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6"/>
      <text:p text:style-name="P3">Дрожащий круг света наткнулся на очертания белой фигуры.</text:p>
      <text:p text:style-name="P52">– Здравствуй, Анон.</text:p>
      <text:p text:style-name="P52"/>
      <text:p text:style-name="P52">Я молча смотрел на неё, слегка пошатываясь. В голове воцарилась звенящая пустота.</text:p>
      <text:p text:style-name="P52"/>
      <text:p text:style-name="P52">Селестия шагнула мне навстречу.</text:p>
      <text:p text:style-name="P52">– Пожалуйста, прошу тебя, не думай так. Мы — не фантазия, мы — живые, мы — существуем! Когда ты так думаешь, я чувствую, как мир тает.</text:p>
      <text:p text:style-name="P52"/>
      <text:p text:style-name="P52">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52"/>
      <text:p text:style-name="P52">– Думаю как?</text:p>
      <text:p text:style-name="P52">– Думаешь, что мы — плод твоего воображения, отравленного наркотиком. Это не так. Прошу тебя…</text:p>
      <text:p text:style-name="P52">– А если вы — действительно мой бред? – съязвил я. – Вот сейчас протрезвею, и ты исчезнешь.</text:p>
      <text:p text:style-name="P52"/>
      <text:p text:style-name="P52">Порыв вьюги скрыл аликорницу в вихре снежинок. Её очертания расплылись во мгле.</text:p>
      <text:p text:style-name="P52"/>
      <text:p text:style-name="P52">– Эй, постой! Ты куда? Я пошутил! Погоди, не исчезай! Стой! Не оставляй меня здесь!!! Я пошутил!!!</text:p>
      <text:p text:style-name="P52">Я побежал вперёд, поскальзываясь и падая, всхлипывая и роняя бутылки в снег.</text:p>
      <text:p text:style-name="P52">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52">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31"/>
      <text:p text:style-name="P52">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52"/>
      <text:p text:style-name="P52"><text:soft-page-break/>–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52"/>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52">– Знаешь, я всё думал над твоими словами тогда. Ну, ты помнишь… В бассейне. Они всё ещё в силе? Я могу быть хотя бы твоим другом?</text:p>
      <text:p text:style-name="P52"/>
      <text:p text:style-name="P52">Аликорница тихо засмеялась, защекотав мне ухо.</text:p>
      <text:p text:style-name="P52">–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стужу. Я обнимал аликорницу и мне было хорошо.</text:p>
      <text:p text:style-name="P52"/>
      <text:p text:style-name="P3">Где-то вдали, на пределе слышимости послышался стук.</text:p>
      <text:p text:style-name="P3"/>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text:p>
      <text:p text:style-name="P52"/>
      <text:p text:style-name="P3">Стук стал громче.</text:p>
      <text:p text:style-name="P3"/>
      <text:p text:style-name="P52">–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52"/>
      <text:p text:style-name="P52">Я сжал объятия, чтобы удержать аликорницу. Та напрягла ноги и выровнялась.</text:p>
      <text:p text:style-name="P52">Тёплое дуновение взъерошило мои волосы.</text:p>
      <text:p text:style-name="P52">– Возвращайся, Анон, – шепнула Селестия. – Ты нужен Эквестрии.</text:p>
      <text:p text:style-name="P52">Я поднял голову.</text:p>
      <text:p text:style-name="P52"/>
      <text:p text:style-name="P52">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52"/>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52"/>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2"/>
      <text:p text:style-name="P3">ТУК-ТУК-ТУК!</text:p>
      <text:p text:style-name="P3"/>
      <text:p text:style-name="P52">– Что за ерунда? – Я схватился за голову, пытаясь не дать ей взорваться. Потом глянул вниз и схватился за другое. – Что за херня?!!</text:p>
      <text:p text:style-name="P52">Я вскочил в спешке и принялся одеваться.</text:p>
      <text:p text:style-name="P52"/>
      <text:p text:style-name="P52">БАЦ-БАЦ-БАЦ!!!</text:p>
      <text:p text:style-name="P52"/>
      <text:p text:style-name="P52">– Уже бегу!</text:p>
      <text:p text:style-name="P52">Одевая штаны, я попрыгал к двери на одной ноге. На пороге стояла серая пегаска с косящим взглядом.</text:p>
      <text:p text:style-name="P52"/>
      <text:p text:style-name="P52">– Привет, Анон.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10">***</text:p>
      <text:p text:style-name="P3"/>
      <text:p text:style-name="P1"><text:span text:style-name="T12">Солнечный лучик настойчиво пробивался сквозь плотно сомкнутые веки. Ветерок </text:span><text:span text:style-name="T1">щекотал уши и шуршал</text:span><text:span text:style-name="T12"> </text:span><text:span text:style-name="T1">занавесками открытого окна</text:span><text:span text:style-name="T12">. Я раскрыл глаза, в который раз наслаждаясь ясной головой </text:span><text:span text:style-name="T38">—</text:span><text:span text:style-name="T12"> роскошью, недоступной мне за </text:span><text:span text:style-name="T1">годы</text:span><text:span text:style-name="T12">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0"><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2">– Так причём тут ускоритель, Ску?! Говорю ж, это для заклинания Прозрения…</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
      <text:p text:style-name="P52">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2"><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родолжить аналогию с садовым шлангом <text:span text:style-name="T12">—</text:span> струя воды сметёт весь песок и может облить всех рядом присутствующих.</text:p>
      <text:p text:style-name="P52">– Правильно! – единорожка кивнула.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2">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4"><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6"><text:span text:style-name="T12">– </text:span>Ты?!</text:p>
      <text:p text:style-name="P10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6"><text:span text:style-name="T12">–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6"><text:soft-page-break/><text:span text:style-name="T12">– </text:span>Не скажу. Заклинания Стар Свирла Бородатог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52"/>
      <text:p text:style-name="P52">Я озадаченно взглянул на единорожку.</text:p>
      <text:p text:style-name="P38"><text:span text:style-name="T12">–</text:span> <text:span text:style-name="T1">Эмм. </text:span>Что он имел ввиду?</text:p>
      <text:p text:style-name="P38"><text:span text:style-name="T12">–</text:span> Ну, <text:span text:style-name="T12">–</text:span> Твайлайт смутилась, <text:span text:style-name="T12">–</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1">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8"><text:span text:style-name="T12">– </text:span><text:span text:style-name="T1">Да, завершилось всё препаршиво. Принцесса Луна сказала, лучше бы её обратно на луну закинули.</text:span></text:p>
      <text:p text:style-name="P69"/>
      <text:p text:style-name="P69">Книгоежка с жаром закивала.</text:p>
      <text:p text:style-name="P38"><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8"><text:span text:style-name="T12">– </text:span><text:span text:style-name="T1">Нет. И заводить не собираюсь!</text:span></text:p>
      <text:p text:style-name="P38"><text:span text:style-name="T12">– </text:span><text:span text:style-name="T1">Упс! Эмм… А друзья?</text:span></text:p>
      <text:p text:style-name="P38"><text:span text:style-name="T12">– </text:span><text:span text:style-name="T1">У меня был друг. Упал с крыши дома два месяца назад.</text:span></text:p>
      <text:p text:style-name="P69"/>
      <text:p text:style-name="P69">Уши единорожки опустились.</text:p>
      <text:p text:style-name="P1"><text:span text:style-name="T12">–</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2">–</text:span> Всё в порядке, Твайлайт.<text:span text:style-name="T12">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20">–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20"><text:span text:style-name="T1">Твайлайт</text:span> покраснела и пробормотала нечто вроде: <text:span text:style-name="T29">«кстати, это идея…»</text:span></text:p>
      <text:p text:style-name="P52"/>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2">– </text:span><text:span text:style-name="T1">Ерунда! Там стоит запрет только для пони. На приматах Луна экспериментировать не запрещала</text:span><text:span text:style-name="T29">.</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
      <text:p text:style-name="P52">«<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2"/>
      <text:p text:style-name="P52">Папарацци хреновы!</text:p>
      <text:p text:style-name="P52">У меня засосало под ложечкой. Понятно, что писаки преувеличивают. Но всё же… Всё же надо черкнуть коняге письмо. Спросить, всё ли в порядке?</text:p>
      <text:p text:style-name="P52"/>
      <text:p text:style-name="P52">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2"/>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фермерша. <text:span text:style-name="T12">–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
      <text:p text:style-name="P52"><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
      <text:p text:style-name="P52">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2"/>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
      <text:p text:style-name="P52"><text:soft-page-break/>Я мысленно ругнулся на языкатую единорожку и молча достал из внутреннего кармана куртки пенал с инструментами.</text:p>
      <text:p text:style-name="P52"/>
      <text:p text:style-name="P52">…</text:p>
      <text:p text:style-name="P52"/>
      <text:p text:style-name="P52">Собрав пожитки, я потолкал тележку назад-вперёд.</text:p>
      <text:p text:style-name="P52"><text:span text:style-name="T12">– Г</text:span>отово. Принимай работу, хозяйка!</text:p>
      <text:p text:style-name="P52"/>
      <text:p text:style-name="P52">Эпплджек присвистнула и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2">Кобылка строго посмотрела на брата.</text:p>
      <text:p text:style-name="P52"><text:span text:style-name="T12">– </text:span>А перегруза не будет, половину товара Макинтош на себе дотащит.</text:p>
      <text:p text:style-name="P52"/>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
      <text:p text:style-name="P52"><text:span text:style-name="T12">– </text:span>Этой… Бери… Сам делал… Ток не говори никому, лады?</text:p>
      <text:p text:style-name="P52">Я кивнул и сунул флягу за пазуху. Биг Мак молниеносно накрыл дерюгой подсумок и через мгновение за телегу заглянула Эпплджек.</text:p>
      <text:p text:style-name="P52"/>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
      <text:p text:style-name="P52">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6">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6">объявляла вывеска.</text:span></text:p>
      <text:p text:style-name="P55"/>
      <text:p text:style-name="P55">Ну что же, Анон, если тебе повезёт, ты найдёшь тут пару блюд без травы!</text:p>
      <text:p text:style-name="P55"/>
      <text:p text:style-name="P55">…</text:p>
      <text:p text:style-name="P55"/>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52"><text:soft-page-break/>Единственный более-менее свободный столик был в углу, за древним музыкальным автоматом.</text:p>
      <text:p text:style-name="P52"/>
      <text:p text:style-name="P52"><text:span text:style-name="T12">– </text:span>Свободно? <text:span text:style-name="T12">– </text:span>спросил я у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
      <text:p text:style-name="P52"><text:span text:style-name="T12">– </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52"><text:span text:style-name="T12">– </text:span>И салат «по-кантерлотски», <text:span text:style-name="T12">– добавил я к заказу я, удивляясь, причём тут подушка?</text:span></text:p>
      <text:p text:style-name="P54"/>
      <text:p text:style-name="P54">…</text:p>
      <text:p text:style-name="P54"/>
      <text:p text:style-name="P54">Я ел.</text:p>
      <text:p text:style-name="P54">Поняха мрачно смотрела на меня, положив голову на стол. Мне стало неловко от её тяжёлого взгляда и я попытался завести разговор.</text:p>
      <text:p text:style-name="P54"/>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
      <text:p text:style-name="P54">Хм, а эта пони не из разговорчивых.</text:p>
      <text:p text:style-name="P54"/>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
      <text:p text:style-name="P54">Вот так и пытайся кому-то помочь, Анон! Благими намерениями…</text:p>
      <text:p text:style-name="P54">Я продолжил есть молча.</text:p>
      <text:p text:style-name="P54"/>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Нон-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
      <text:p text:style-name="P54"><text:soft-page-break/><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4">Пони подняла голову со стола и села на табуретке прямо.</text:p>
      <text:p text:style-name="P54"><text:span text:style-name="T12">– </text:span>А кто такая ниссан-пикап? И куда ты её водишь? А меня туда сводишь?</text:p>
      <text:p text:style-name="P54"/>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4"/>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
      <text:p text:style-name="P52"><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52"/>
      <text:p text:style-name="P52">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2"/>
      <text:p text:style-name="P52">Сидр Биг Мака на вкус был безобидным, чуть забродившим яблочным соком. Я опорожнил свою чашку и заявил Пинки:</text:p>
      <text:p text:style-name="P52"><text:span text:style-name="T12">– </text:span>Эт-то ты наз-зваишь с-суфер-д-дуфер-с-сильн..?</text:p>
      <text:p text:style-name="P52"><text:soft-page-break/></text:p>
      <text:p text:style-name="P52">?!!</text:p>
      <text:p text:style-name="P52"/>
      <text:p text:style-name="P52">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2"/>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66">подкову </text:span>в пироге обнаружил. Ик! Или Селестию в ванной.</text:p>
      <text:p text:style-name="P52"/>
      <text:p text:style-name="P52">Это сравнение пробудило во мне полузабытое воспоминание.</text:p>
      <text:p text:style-name="P52"><text:span text:style-name="T12">– </text:span>Эмм… Скажи-ка мне, мой друг П-п-пинки… Легенда про фаэри <text:span text:style-name="T17">— </text:span><text:span text:style-name="T66">эт правда?</text:span></text:p>
      <text:p text:style-name="P52"><text:span text:style-name="T17">– </text:span><text:span text:style-name="T66">Какая из? Их много, вообще-то. Ик!</text:span></text:p>
      <text:p text:style-name="P52"><text:span text:style-name="T17">– </text:span><text:span text:style-name="T66">Про принцесс. Про то, что они фаэри, спустившиеся с неба во плоти, чтоб помогать пони управлять Эквестрией?</text:span></text:p>
      <text:p text:style-name="P52"><text:span text:style-name="T17">– Н</text:span><text:span text:style-name="T66">он-нон, </text:span><text:span text:style-name="T17">– </text:span><text:span text:style-name="T66">захихикала Пинки, взъерошив копытами розовые кудряшки и попытавшись соорудить из них бороду, </text:span><text:span text:style-name="T17">–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52"><text:span text:style-name="T17">–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7">– </text:span><text:span text:style-name="T66">Ты что-о-о! Нельзя любить фаэри! Она похитит твоё сердце, и ты будешь искать её, пока не… </text:span><text:span text:style-name="T17">– </text:span><text:span text:style-name="T66">Пинки погрузилась мордочкой в так и не съеденный салат «по-кантерлотски» и захрапела.</text:span></text:p>
      <text:p text:style-name="P52"><text:span text:style-name="T17">– </text:span><text:span text:style-name="T66">Пока не умру?</text:span></text:p>
      <text:p text:style-name="P52"><text:span text:style-name="T17">– </text:span><text:span text:style-name="T66">Нет, глупенький, </text:span><text:span text:style-name="T17">– </text:span><text:span text:style-name="T66">пробулькала Пинки из миски. </text:span><text:span text:style-name="T17">– </text:span><text:span text:style-name="T66">Пока не найдёшь.</text:span></text:p>
      <text:p text:style-name="P55"/>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
      <text:p text:style-name="P55">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
      <text:p text:style-name="P55">Холодок незаметно прокрался мне в душу и прояснил мозги. Я кинул взгляд на часы на стене. Было без десяти шесть.</text:p>
      <text:p text:style-name="P55"/>
      <text:p text:style-name="P55">Бля!</text:p>
      <text:p text:style-name="P55"/>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5"/>
      <text:p text:style-name="P55">БАМММ!!!</text:p>
      <text:p text:style-name="P55"/>
      <text:p text:style-name="P55">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5"/>
      <text:p text:style-name="P55"><text:span text:style-name="T12">– </text:span>Судя по тому, как ты стремительно сбежал не попрощавшись, у тебя от меня проблемы, <text:span text:style-name="T12">– </text:span>заметила с укором кобылка. <text:span text:style-name="T12">– </text:span>Странно, мы, вроде, только сегодня познакомились.</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
      <text:p text:style-name="P55">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5"/>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5"/>
      <text:p text:style-name="P55">Но недостаточное.</text:p>
      <text:p text:style-name="P55"/>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5"/>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
      <text:p text:style-name="P55"><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
      <text:p text:style-name="P55"><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Кобылка ткнула в бок белоснежную пони-единорога. Та раскрыла глаза и осмотрелась.</text:p>
      <text:p text:style-name="P55"/>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деваются пони? И куда пропала Скуталу?</text:p>
      <text:p text:style-name="P55"><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5"/>
      <text:p text:style-name="P55">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Анонимусу, Понивилль.</text:p>
      <text:p text:style-name="P6">От кого: Кантерлот, Дворец, Королевский Секретариат Её Высочества, Дневной Главы Диархии, Принцессы Селестии.</text:p>
      <text:p text:style-name="P52"/>
      <text:p text:style-name="P65">Приветствую тебя, мой маленький человек!</text:p>
      <text:p text:style-name="P65">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5"><text:soft-page-break/></text:p>
      <text:p text:style-name="P65">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5"/>
      <text:p text:style-name="P65">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2">—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2">— </text:span>ключ к решению проблем Эквестрии.</text:p>
      <text:p text:style-name="P65"/>
      <text:p text:style-name="P65">Очень хочу надеяться, что остальная часть дневника описывает<text:span text:style-name="T12">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5"/>
      <text:p text:style-name="P65">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
      <text:p text:style-name="P65">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ерекочевали из снов в реальный мир.</text:p>
      <text:p text:style-name="P65"/>
      <text:p text:style-name="P65">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
      <text:p text:style-name="P65"><text:soft-page-break/>Анон, мне крайне неудобно подгонять тебя.<text:span text:style-name="T12">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5"/>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25">Обмен рулит</text:span>!»</text:p>
      <text:p text:style-name="P65"/>
      <text:p text:style-name="P65">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5"/>
      <text:p text:style-name="P65">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6">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6. Фетлок</text:h>
      <text:p text:style-name="P90"/>
      <text:p text:style-name="P55"><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
      <text:p text:style-name="P55"><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5"/>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5">Я выложил на платок горку сдобы от Пинки и предложил печеньку пегаске. Та покрутила носом.</text:p>
      <text:p text:style-name="P55"><text:span text:style-name="T12">– </text:span>Спасибо, но от плюшек у меня фланки округляются.</text:p>
      <text:p text:style-name="P55"><text:span text:style-name="T12">– </text:span>Да ладно тебе, Дэш! От одной не округлятся.</text:p>
      <text:p text:style-name="P55"><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5"/>
      <text:p text:style-name="P55">За окном несколько пони работали в поле. Что-то странное было в их деятельности.<text:span text:style-name="T12"> </text:span>Как будто…</text:p>
      <text:p text:style-name="P55"><text:span text:style-name="T12">– О</text:span>но и понятно, что поля не убраны. Откуда же им быть убранными, когда на двух работающих пони целая толпа бездельников!</text:p>
      <text:p text:style-name="P55"/>
      <text:p text:style-name="P55"><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Анон! Они ПАСЛИСЬ! Ели траву, как какие-то дикари! Фигня какая-то…</text:p>
      <text:p text:style-name="P55"/>
      <text:p text:style-name="P55">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5"/>
      <text:p text:style-name="P55">…</text:p>
      <text:p text:style-name="P55"/>
      <text:p text:style-name="P55">ВЖИИИИИИИИИ!!!</text:p>
      <text:p text:style-name="P55"/>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55"/>
      <text:p text:style-name="P13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8"/>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Вы будете платить неустойку! <text:s/><text:span text:style-name="T12">– </text:span>послышались выкрики в толпе.</text:p>
      <text:p text:style-name="P55"/>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5"/>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5">Я осторожно подошёл к краю и глянул вниз.</text:p>
      <text:p text:style-name="P55">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5"/>
      <text:p text:style-name="P55"><text:soft-page-break/><text:span text:style-name="T12">– </text:span>Эта дыра фиг знает на сколько длится! <text:span text:style-name="T12">– </text:span>заявила Дэш, выныривая из темноты. <text:span text:style-name="T12">–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5"/>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
      <text:p text:style-name="P55"><text:span text:style-name="T12">– </text:span>Дэш, нам надо на ту сторону.</text:p>
      <text:p text:style-name="P55">Пегаска развела копытами.</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
      <text:p text:style-name="P55">Чёрт.</text:p>
      <text:p text:style-name="P55"/>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5"/>
      <text:p text:style-name="P55">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text:p>
      <text:p text:style-name="P55">Я поплевал на руки и сбросил рюкзак.</text:p>
      <text:p text:style-name="P55"/>
      <text:p text:style-name="P55"><text:soft-page-break/>…</text:p>
      <text:p text:style-name="P55"/>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
      <text:p text:style-name="P55">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5"/>
      <text:p text:style-name="P55">Разумеется, я посмотрел вниз.</text:p>
      <text:p text:style-name="P55"/>
      <text:p text:style-name="P55">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5"/>
      <text:p text:style-name="P55">…</text:p>
      <text:p text:style-name="P55"/>
      <text:p text:style-name="P55">Я валялся на насыпи с другой стороны Провала и трясся в лихорадке. От пережитого шока меня тошнило. Ёбаная Селестия!</text:p>
      <text:p text:style-name="P55"><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9"/>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5"/>
      <text:p text:style-name="P66">«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5"/>
      <text:p text:style-name="P55"><text:span text:style-name="T12">– </text:span>Удостоверение личности предъявлять? <text:span text:style-name="T12">– </text:span>осведомился я.</text:p>
      <text:p text:style-name="P55"><text:span text:style-name="T12">– </text:span>Ч-ч-человек А-а-анонимус? <text:span text:style-name="T12">– </text:span>заикаясь, переспросил охранник. Он присмотрелся ко мне получше и изо всех сил опустил копыто мне на ботинок.</text:p>
      <text:p text:style-name="P55"/>
      <text:p text:style-name="P55">Бляяя!!! Ах ты ж!!!</text:p>
      <text:p text:style-name="P55"/>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5"/>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
      <text:p text:style-name="P55">Дэш почесала в затылке.</text:p>
      <text:p text:style-name="P55"><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2">– </text:span>двадцать пять минут у нас есть.</text:p>
      <text:p text:style-name="P55"><text:soft-page-break/></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5"/>
      <text:p text:style-name="P55"><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5"/>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развела копытами.</text:p>
      <text:p text:style-name="P55"/>
      <text:p text:style-name="P55"><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5"/>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5"/>
      <text:p text:style-name="P55">Пегаска отрицательно помотала головой.</text:p>
      <text:p text:style-name="P55"><text:span text:style-name="T12">– </text:span>Ну уж фигушки. Я тебя тут не оставлю.</text:p>
      <text:p text:style-name="P55"><text:soft-page-break/><text:span text:style-name="T12">– </text:span>Дэш! <text:span text:style-name="T12">– </text:span>взмолился я. <text:span text:style-name="T12">–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
      <text:p text:style-name="P55">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
      <text:p text:style-name="P55"><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42"/>
      <text:p text:style-name="P55">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
      <text:p text:style-name="P55">Пегаска стояла на последнем этаже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text:span></text:p>
      <text:p text:style-name="P55">Я подбежал к двери, к которой сходились красные стрелки со стилизованными изображениями пони, бегущих от огня, и стал рубить её топором.</text:p>
      <text:p text:style-name="P55"/>
      <text:p text:style-name="P55"><text:span text:style-name="T12">– Анон</text:span>, подвинься!</text:p>
      <text:p text:style-name="P55">Пегаска оттеснила меня крупом и повернулась к двери задом.</text:p>
      <text:p text:style-name="P55"/>
      <text:p text:style-name="P55">БАБАХ!!!</text:p>
      <text:p text:style-name="P55"/>
      <text:p text:style-name="P55">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
      <text:p text:style-name="P55"><text:soft-page-break/>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
      <text:p text:style-name="P55"><text:span text:style-name="T12">– </text:span>Ну,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5"/>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
      <text:p text:style-name="P55">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
      <text:p text:style-name="P55">Таких ругательств, что раздались через мгновение, ты в Эквестрии ещё не слыхал, Анон!</text:p>
      <text:p text:style-name="P55"/>
      <text:p text:style-name="P55">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5"/>
      <text:p text:style-name="P55"><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5"/>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
      <text:p text:style-name="P55">Я осторожно выглянул из куста.</text:p>
      <text:p text:style-name="P55"><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левитационном поле перед единорожкой как некий диковинный экспонат из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
      <text:p text:style-name="P55">Так как дипломатические таланты пегаски явно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
      <text:p text:style-name="P55">Пегаска задумалась. Она обернулась ко мне и мрачно спросила:</text:p>
      <text:p text:style-name="P55"><text:span text:style-name="T12">– </text:span>Ей ведь нельзя рассказывать, да?</text:p>
      <text:p text:style-name="P55"><text:span text:style-name="T12">– </text:span>Нельзя, <text:span text:style-name="T12">– </text:span>подтвердил я. <text:span text:style-name="T12">– </text:span>Селестия запретила. Может возникнуть паника и всё такое.</text:p>
      <text:p text:style-name="P55"/>
      <text:p text:style-name="P55">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5"/>
      <text:p text:style-name="P55"><text:soft-page-break/><text:span text:style-name="T12">– </text:span>ОГО!</text:p>
      <text:p text:style-name="P55">Единорожка аж села на крыльцо от удивления.</text:p>
      <text:p text:style-name="P55"/>
      <text:p text:style-name="P55"><text:span text:style-name="T12">– </text:span>Представляем себе, ЧТО вы скрываете, если ты готова на ТАКОЕ! Признаюсь, тебе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
      <text:p text:style-name="P55">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5">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5"/>
      <text:p text:style-name="P55"><text:span text:style-name="T12">– Т</text:span>ут Великая и Могучая Трикси впервые даёт представление в Кантерлоте, <text:span text:style-name="T12">– </text:span>отвлеклась от раздумий единорожка. <text:span text:style-name="T12">– </text:span>А вот тут мы успешно демонстрируем наш самый первый фокус!</text:p>
      <text:p text:style-name="P55"><text:span text:style-name="T12">– </text:span>А это, <text:span text:style-name="T12">– </text:span>оживилась единорожка, <text:span text:style-name="T12">–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5">Единорожка уставилась на Дэш. Та икнула и сделала вид, что увлечённо интересуется видом из окна. Трикси кивнула своим мыслям.</text:p>
      <text:p text:style-name="P55"/>
      <text:p text:style-name="P55"><text:span text:style-name="T12">– </text:span>Как бы то ни было, <text:span text:style-name="T12">– </text:span>единорожка смерила меня взглядом, <text:span text:style-name="T12">–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42"/>
      <text:p text:style-name="P55"><text:span text:style-name="T12">– </text:span>Не пойдёт! <text:span text:style-name="T12">– </text:span>заявил я. <text:span text:style-name="T12">– </text:span>Я уже сказал,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
      <text:p text:style-name="P55">Окно <text:s/>комнаты распахнулось. Внутрь ворвался вой сирены. Несколько полицейских фургонов промчались по улице мимо.</text:p>
      <text:p text:style-name="P55">Вот дискорд!!!</text:p>
      <text:p text:style-name="P55"><text:span text:style-name="T12">– </text:span>Трикси знала, что мы договоримся, <text:span text:style-name="T12">– </text:span>улыбнулась единорожка.</text:p>
      <text:p text:style-name="P55"/>
      <text:p text:style-name="P55">…</text:p>
      <text:p text:style-name="P42"><text:soft-page-break/></text:p>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Трикси, куда исчезла принцесса Селестия!</text:p>
      <text:p text:style-name="P55"><text:span text:style-name="T12">– </text:span>Так вот почему я не могла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
      <text:p text:style-name="P55">Я едва не пропустил мимо ушей сказанное единорожкой.</text:p>
      <text:p text:style-name="P55"><text:span text:style-name="T12">– </text:span>Стой! Что ты там сказала о Селестии? Куда она исчезла?</text:p>
      <text:p text:style-name="P55">Трикси молча левитировала мне газеты с трюмо.</text:p>
      <text:p text:style-name="P55"/>
      <text:p text:style-name="P55">…</text:p>
      <text:p text:style-name="P55"/>
      <text:p text:style-name="P55">Ох, фак! Фак-фак-фак!!!</text:p>
      <text:p text:style-name="P55"/>
      <text:p text:style-name="P55">«<text:span text:style-name="T25">Исчезновение дневной главы диархии: Эквестрия в панике!</text:span>» (статья двухдневной давности).</text:p>
      <text:p text:style-name="P55">«<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5">«<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5">«<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5">«<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5"/>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2"/>
      <text:p text:style-name="P42">– <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55"/>
      <text:p text:style-name="P71">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5"><text:soft-page-break/>Я зажал голову в ладонях и застонал, покачиваясь из стороны в сторону.</text:p>
      <text:p text:style-name="P55"/>
      <text:p text:style-name="P55"><text:span text:style-name="T12">– Анон</text:span>?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5"/>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5">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5"/>
      <text:p text:style-name="P55">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5"/>
      <text:p text:style-name="P55">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5"/>
      <text:p text:style-name="P42"><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5"/>
      <text:p text:style-name="P55">Дэш в отчаянии стала трясти меня. При последних её словах у меня в мозгу зажглась лампочка.</text:p>
      <text:p text:style-name="P55">Флаттершай. Эпплджек. Рэрити. Пинки. Твайлайт. Рэйнбоу Дэш. Бинго!</text:p>
      <text:p text:style-name="P55"/>
      <text:p text:style-name="P55">МВА-ХА-ХА!</text:p>
      <text:p text:style-name="P55"/>
      <text:p text:style-name="P55">Кажется, ты знаешь, как показать фак провидению, Анон! The <text:span text:style-name="T12">Show Must Go On!</text:span></text:p>
      <text:p text:style-name="P55">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единорожку, поднимаясь с пола.</text:span></text:p>
      <text:p text:style-name="P42">– <text:span text:style-name="T1">О, да! Великая и Могучая Трикси держит слово!</text:span></text:p>
      <text:p text:style-name="P55"/>
      <text:p text:style-name="P55">Единорожка задумалась и продолжила:</text:p>
      <text:p text:style-name="P55">– Более того, Трикси поможет вам! Вы можете взять наш гастрольный фургон! В нём примат может незамеченным добраться до Понивилля.</text:p>
      <text:p text:style-name="P55"/>
      <text:p text:style-name="P55">Трикси оценивающе взглянула на меня.</text:p>
      <text:p text:style-name="P55">– Конечно, Трикси могла бы сопровождать тебя в Понивилль, человек. И даже обучить паре-другой фокусов, – единорожка сделала мне «глазки»…</text:p>
      <text:p text:style-name="P55"/>
      <text:p text:style-name="P55">…Рэйнбоу Дэш нахмурилась…</text:p>
      <text:p text:style-name="P55"/>
      <text:p text:style-name="P42"><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51"/>
      <text:h text:style-name="Heading_20_2" text:outline-level="2">17. <text:span text:style-name="T1">Деградация</text:span></text:h>
      <text:p text:style-name="P99"/>
      <text:p text:style-name="P55">– Ы! Ы! Ы! Ы! Ы!</text:p>
      <text:p text:style-name="P55">Дэш стучала лбом о сосну с такой силой, что на неё сверху падали иголки и шишки.</text:p>
      <text:p text:style-name="P55"/>
      <text:p text:style-name="P55">Я вышел из фургона и присел рядом.</text:p>
      <text:p text:style-name="P55">– Дэш! В конце-концов, мы можем спать днём, а идти ночью. Тогда я смогу тащить фургон. Не стоит тебе так мучаться.</text:p>
      <text:p text:style-name="P55"/>
      <text:p text:style-name="P55">Пегаска молча стояла, прижавшись лбом к стволу. Я продолжил.</text:p>
      <text:p text:style-name="P55"><text:soft-page-break/>– Или же мы можем нанять земнопони. Я не буду показываться из фургона, а ты строго запретишь ему совать нос внутрь.</text:p>
      <text:p text:style-name="P55"/>
      <text:p text:style-name="P55">Дэш тяжело вздохнула и закатила глаза.</text:p>
      <text:p text:style-name="P55">–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
      <text:p text:style-name="P55">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5">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5"/>
      <text:p text:style-name="P55">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5">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5"/>
      <text:p text:style-name="P55">– Дэш, – сказал я беспомощно. – Если я чем-то могу помочь — только скажи…</text:p>
      <text:p text:style-name="P55">Пегаска серьёзно взглянула на меня.</text:p>
      <text:p text:style-name="P55">– Можешь.</text:p>
      <text:p text:style-name="P55">– Как? – я с готовностью подхватился с земли.</text:p>
      <text:p text:style-name="P55"/>
      <text:p text:style-name="P55">Пегаска пробормотала что-то чуть слышно.</text:p>
      <text:p text:style-name="P55">– Что? – не расслышал я.</text:p>
      <text:p text:style-name="P55">– Обними меня, – напряжённо повторила Дэш. – Ну, помнишь, как ты это сделал на крыше «Псинтела»? Мне станет легче тянуть.</text:p>
      <text:p text:style-name="P55"/>
      <text:p text:style-name="P55">Всего-то? Я пожал плечами и обнял пегаску.</text:p>
      <text:p text:style-name="P55"/>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 Гы-гы-гы, круть! Пожалуй, это даже лучше почесушек! Осталось только проверить…</text:p>
      <text:p text:style-name="P55"><text:soft-page-break/>– Проверить что? – прохрипел я. Сила объятий пегаски поражала.</text:p>
      <text:p text:style-name="P55">– Проверить, насколько круче будут обнимашки с почесушками вместе! Приступай же!</text:p>
      <text:p text:style-name="P55"/>
      <text:p text:style-name="P55">…</text:p>
      <text:p text:style-name="P55"/>
      <text:p text:style-name="P55">– Ниже… Ещё ниже… Да, между крыльями… Оххх…</text:p>
      <text:p text:style-name="P55"/>
      <text:p text:style-name="P55">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5"/>
      <text:p text:style-name="P55">– Кру-у-у-то-о-о… – прошептала Дэш с закрытыми глазами. – Это действительно крутецки круто…</text:p>
      <text:p text:style-name="P55"/>
      <text:p text:style-name="P55">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5">– Дэш, ты чего?! Какого чёрта?</text:p>
      <text:p text:style-name="P55"/>
      <text:p text:style-name="P55">Дэш раскрыла глаза. Я упёрся ладонью ей в грудь и осторожно отодвинул от себя. Пегаска разжала объятия и залилась краской.</text:p>
      <text:p text:style-name="P55">– Я… Эмм… Хотела проверить… Обнимашки таки клёво снимают стресс! Ещё лучше, чем почесушки!.. Тебе разве не нравится?</text:p>
      <text:p text:style-name="P55">– Нравится. Но ты слишком увлеклась: я чуть не оказался на земле.</text:p>
      <text:p text:style-name="P55"/>
      <text:p text:style-name="P55">Дэш смутилась.</text:p>
      <text:p text:style-name="P55">– Упс! Забыла, что ты очень неустойчиво сидишь! Не сердись!</text:p>
      <text:p text:style-name="P55">Я покровительно похлопал пегаску по шее.</text:p>
      <text:p text:style-name="P55">–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5"/>
      <text:p text:style-name="P55">Пегаска немедленно заорала:</text:p>
      <text:p text:style-name="P55">– Обнимашки-и-и!!! – и повалила меня на траву вторично. Сила, таящаяся в её худеньком теле, обескураживала.</text:p>
      <text:p text:style-name="P55">– Дэш! Ну, не воспринимай же всё так буквально, ё-моё!</text:p>
      <text:p text:style-name="P55">– Гы-гы! Что-то ты не слишком был готов к этому разу!</text:p>
      <text:p text:style-name="P55"/>
      <text:p text:style-name="P55">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5"/>
      <text:p text:style-name="P55">Наконец Дэш приземлилась, пропахав в дёрне борозды тормозного следа.</text:p>
      <text:p text:style-name="P55">– Ффух! Ещё бы немного, и я рехнулась от тоски! Как только Эпплджек эти телеги таскает? Это же офигенски скучно!</text:p>
      <text:p text:style-name="P55"/>
      <text:p text:style-name="P55">Пегаска накинула на себя плащ и стала впрягаться в фургончик.</text:p>
      <text:p text:style-name="P55">– Анон, залазь внутрь. Там впереди какой-то посёлок. Купим еды и узнаем новости. И ещё, запомни одну мегаважную вещь на будущее!</text:p>
      <text:p text:style-name="P55">– Какую?</text:p>
      <text:p text:style-name="P55">– Обнимашки с почесушками, – важно сказала пегаска, – намного круче просто почесушек!</text:p>
      <text:p text:style-name="P55"/>
      <text:p text:style-name="P56">***</text:p>
      <text:p text:style-name="P55"/>
      <text:p text:style-name="P55">Сутки спустя…</text:p>
      <text:p text:style-name="P55"/>
      <text:p text:style-name="P55">«<text:span text:style-name="T25">Добро пожаловать в Груммингтон! Вам здесь рады!</text:span></text:p>
      <text:p text:style-name="P55"><text:span text:style-name="T25">Население города </text:span><text:span text:style-name="T68">302 пони</text:span><text:span text:style-name="T25">.</text:span></text:p>
      <text:p text:style-name="P55"><text:span text:style-name="T68">250 пони</text:span><text:span text:style-name="T25">.</text:span></text:p>
      <text:p text:style-name="P55"><text:span text:style-name="T68">125 поней</text:span><text:span text:style-name="T25">.</text:span></text:p>
      <text:p text:style-name="P55"><text:span text:style-name="T25">54 паня.</text:span>»</text:p>
      <text:p text:style-name="P55"/>
      <text:p text:style-name="P55">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5">Я вернулся за столик и продолжил корпеть над письмом.</text:p>
      <text:p text:style-name="P55"/>
      <text:p text:style-name="P55">«…<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6"/>
      <text:p text:style-name="P66">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6"/>
      <text:p text:style-name="P66">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6"/>
      <text:p text:style-name="P66">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6"/>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6"/>
      <text:p text:style-name="P66">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6"/>
      <text:p text:style-name="P2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70">так её </text:span><text:span text:style-name="T3">разэтак</text:span><text:span text:style-name="T70">,</text:span><text:span text:style-name="T21"> магия!</text:span></text:p>
      <text:p text:style-name="P160"/>
      <text:p text:style-name="Standard"><text:span text:style-name="T21">P.S. Мне тебя не хватает. Сильно.</text:span><text:span text:style-name="T59">»</text:span></text:p>
      <text:p text:style-name="P55"/>
      <text:p text:style-name="P55">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5"/>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
      <text:p text:style-name="P55">Дэш отвернулась от огня и взглянула на меня.</text:p>
      <text:p text:style-name="P55"><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5"/>
      <text:p text:style-name="P55">Я сел рядом с пегаской, обнял её и легонько встряхнул.</text:p>
      <text:p text:style-name="P55">–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5"/>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5">Пегаска фейсхуфнула. Я прижал её к себе и успокаивающе гладил по гриве.</text:p>
      <text:p text:style-name="P55"/>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5"/>
      <text:p text:style-name="P55">Проклятье! Знакомые симптомы, Анон! Не далее, как пять минут назад ты описывал их в письме Селестии.</text:p>
      <text:p text:style-name="P55">Нехорошее предчувствие закралось в душу. Я поставил кастрюлю с картошкой на печку.</text:p>
      <text:p text:style-name="P55"/>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 У меня есть одно соображение, хочу проверить.</text:p>
      <text:p text:style-name="P55"/>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5">– …Да ладно!</text:p>
      <text:p text:style-name="P55"/>
      <text:p text:style-name="P55">Пегаска сидела на полу и удивлённо рассматривала свои крылья. Потом для уверенности подёргала зубами за маховые перья.</text:p>
      <text:p text:style-name="P55">– Ай! Вроде не сплю — боль чувствуется. Тогда какого сена я падаю?!!</text:p>
      <text:p text:style-name="P55"><text:soft-page-break/>– Дэш, – мягко сказал я. – Пегасы держатся в воздухе, не в последнюю очередь, за счёт магии. Одних крыльев ведь недостаточно? Правильно?</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text:p text:style-name="P55">– Ы-ы-ы…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text:p text:style-name="P55">– Анон?</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вместе, что бы ни случилось. Обещаю тебе.</text:p>
      <text:p text:style-name="P55">Пегаска утешилась и замерла, глядя в огонь. Время от времени она горько всхлипывала, сотрясаясь всем телом.</text:p>
      <text:p text:style-name="P55"/>
      <text:p text:style-name="P55">Я мыл тарелки после ужина, когда услышал бормотание Дэш за спиной.</text:p>
      <text:p text:style-name="P55"/>
      <text:p text:style-name="P55">«И-и-и… о-о-о… эн… а-а-а… И она… П-э-э-э… о-о-о… Как эта буква называется, забери меня дискорд? Ша? Ша! Эл! А! Мммм… И она пошла… Ы-ы-ы!!!»</text:p>
      <text:p text:style-name="P55"/>
      <text:p text:style-name="P55">Громкий «бабах» дал понять, что Дэш захлопнула книгу. После короткой паузы взьерошенная пегаска <text:s/>выглянула из-за спины.</text:p>
      <text:p text:style-name="P55">– Анон? Расскажи какую-нибудь сказку на ночь? Что-то спать не хочется.</text:p>
      <text:p text:style-name="P55"/>
      <text:p text:style-name="P55">Пегаска залезла на диван и похлопала по подушке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text:soft-page-break/>– Сказку!!! – подушка полетела в меня.</text:p>
      <text:p text:style-name="P55"/>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
      <text:p text:style-name="P55">…</text:p>
      <text:p text:style-name="P55"/>
      <text:p text:style-name="P55">– Вот тебе поучительная сказка с моралью. Слушай.</text:p>
      <text:p text:style-name="P55">Я устроился на диване, положив под ноги подушку, на которой тут же примостилась и пегаска.</text:p>
      <text:p text:style-name="P55"/>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пожалуйста-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text:soft-page-break/>–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5">Я пожал плечами, устроился поудобнее и укрылся одеялом.</text:p>
      <text:p text:style-name="P55"/>
      <text:p text:style-name="P55">…</text:p>
      <text:p text:style-name="P55"/>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
      <text:p text:style-name="P55">Скррржжжж… Скррржжж… Скррржжж…</text:p>
      <text:p text:style-name="P55"/>
      <text:p text:style-name="P55">Снаружи раздался скрежет. В глубокой ночи, посреди абсолютной тишины, этот тихий размеренный звук таил необъяснимую угрозу.</text:p>
      <text:p text:style-name="P55"/>
      <text:p text:style-name="P55">Скррржжжж… Скррржжж…</text:p>
      <text:p text:style-name="P55"/>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
      <text:p text:style-name="P55">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5">– Что ты тут делаешь так поздно? Где твои родители? – вздохнул с облегчением я.</text:p>
      <text:p text:style-name="P55"/>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символы.</text:p>
      <text:p text:style-name="P55"/>
      <text:p text:style-name="P55">«<text:span text:style-name="T68">37 пни</text:span></text:p>
      <text:p text:style-name="P74">24пн</text:p>
      <text:p text:style-name="P74">15</text:p>
      <text:p text:style-name="P55"><text:span text:style-name="T25">1</text:span>»</text:p>
      <text:p text:style-name="P55"/>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5"/>
      <text:p text:style-name="P55">«<text:span text:style-name="T25">Добро пожаловать в Груммингтон! Вам здесь рады!</text:span></text:p>
      <text:p text:style-name="P55"><text:span text:style-name="T25">Население города </text:span><text:span text:style-name="T68">302 пони</text:span><text:span text:style-name="T25">.</text:span></text:p>
      <text:p text:style-name="P55"><text:span text:style-name="T68">250 пони</text:span><text:span text:style-name="T25">.</text:span></text:p>
      <text:p text:style-name="P55"><text:span text:style-name="T68">125 поней</text:span><text:span text:style-name="T25">.</text:span></text:p>
      <text:p text:style-name="P55"><text:span text:style-name="T25">54 паня.</text:span>»</text:p>
      <text:p text:style-name="P55"/>
      <text:p text:style-name="P55">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text:p text:style-name="P55">– Анон! Оглянись! – тревожно воскликнула Дэш у меня за спиной.</text:p>
      <text:p text:style-name="P55"/>
      <text:p text:style-name="P55">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Едва видные в свете луны, десятки разломов в долине внизу паутиной сходились к месту, эпицентром которого был Груммингтон.</text:p>
      <text:p text:style-name="P55"/>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
      <text:p text:style-name="P55">УУУУУУРРРРРРГГГГХХХХХХХ!!!</text:p>
      <text:p text:style-name="P55"/>
      <text:p text:style-name="P55">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text:p text:style-name="P55">– Анон, запрыгивай!</text:p>
      <text:p text:style-name="P55"/>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5"/>
      <text:h text:style-name="Heading_20_2" text:outline-level="2">18. Филлидельфия</text:h>
      <text:p text:style-name="P42"/>
      <text:p text:style-name="P55">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5">Я поднял кусок газеты, прибитый ветром к ограждению и быстро пробежался по заголовкам.</text:p>
      <text:p text:style-name="P55"/>
      <text:p text:style-name="P55">«<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6">».</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5"/>
      <text:p text:style-name="P55">На ближайшей же стен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5"/>
      <text:p text:style-name="P55">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5"/>
      <text:p text:style-name="P55"><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5"/>
      <text:p text:style-name="P55">Пегаска взмахнула крыльями для эффекта. Неожиданно для неё и меня, взмах крыльев подбросил её вверх на хороший метр.</text:p>
      <text:p text:style-name="P55"/>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text:p text:style-name="P55">–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5">–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5"/>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
      <text:p text:style-name="P55">Пегаска критически оглядела меня.</text:p>
      <text:p text:style-name="P55">–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5"/>
      <text:p text:style-name="P55">…</text:p>
      <text:p text:style-name="P55"/>
      <text:p text:style-name="P55">Когда дорожное покрытие слилось в сплошную серую полосу, а руль самоката начал вибрировать от скорости у меня в руках,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
      <text:p text:style-name="P55">Я положил самокат и на трясущихся ногах приближался к ней. Сердце ходило ходуном где-то в районе пяток. Ты слишком стар для таких шуток, Анон!</text:p>
      <text:p text:style-name="P55"/>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5">– А того, что я тебя сейчас!..</text:p>
      <text:p text:style-name="P55"/>
      <text:p text:style-name="P55">ХЛОП!</text:p>
      <text:p text:style-name="P55"/>
      <text:p text:style-name="P55">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5"/>
      <text:p text:style-name="P55">– Бггг! – <text:s/>заржала пегаска. – Анон,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Пегаска прижала уши и съёжилась.</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была такой милой тогда.</text:p>
      <text:p text:style-name="P55"/>
      <text:p text:style-name="P55">Дэш покраснела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
      <text:p text:style-name="P55"><text:soft-page-break/>Я задумался.</text:p>
      <text:p text:style-name="P55">–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5">– Нет, я не то имел ввиду. Холодно не в физическом смысле. В душевном.</text:p>
      <text:p text:style-name="P55"/>
      <text:p text:style-name="P55">Пегаска всмотрелась мне в лицо, как будто видя меня впервые.</text:p>
      <text:p text:style-name="P55">– Ты имеешь ввиду, тебе утром никто не скажет: «Привет, хорошего дня»?</text:p>
      <text:p text:style-name="P55">– Да, примерно это я и имел ввиду.</text:p>
      <text:p text:style-name="P55">Пегаска печально покачала головой.</text:p>
      <text:p text:style-name="P55">– Сочувствую. Без друзей не прикольно. Всем нужны друзья. Даже Дискорду, дискорд его забери!</text:p>
      <text:p text:style-name="P55"/>
      <text:p text:style-name="P55">Пегаска вдруг стала на задние ноги, положив передние мне на плечи. Нос её практически упёрся в мой.</text:p>
      <text:p text:style-name="P55">– Анон! В Эквестрии у тебя всегда будут друзья, что бы ни случилось! Обещаю!</text:p>
      <text:p text:style-name="P55">Я растроганно обнял пегаску и погладил её по шее.</text:p>
      <text:p text:style-name="P55">– Спасибо, Дэш. Это просто здорово!</text:p>
      <text:p text:style-name="P55">Пегаска положила голову мне на плечо и прижалась всем телом в ответ.</text:p>
      <text:p text:style-name="P55"/>
      <text:p text:style-name="P55">…</text:p>
      <text:p text:style-name="P55"/>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
      <text:p text:style-name="P55">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5"><text:soft-page-break/></text:p>
      <text:p text:style-name="P55">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5"/>
      <text:p text:style-name="P55">– Надеюсь, с ним ничего не случится, – озабоченно сказал я. – Иначе придётся объясняться с Трикси.</text:p>
      <text:p text:style-name="P55">– Ерунда! В крайнем случае, ей вернут его стоимость из казны,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
      <text:p text:style-name="P55">Пегаска раскрыла рюкзак и стала копаться в нём.</text:p>
      <text:p text:style-name="P55">– Я могу нести тебя, когда ты весишь сто пятьдесят фунтов, – больший из двух котелков отправился в Провал.</text:p>
      <text:p text:style-name="P55">– Я могу тянуть тебя, когда ты весишь сто семьдесят фунтов, – половина наших запасов картошки ухнула следом.</text:p>
      <text:p text:style-name="P55">– Я могу тащить тебя, когда ты весишь двести! – насос и запасные колеса к самокату улетели туда же.</text:p>
      <text:p text:style-name="P55">–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5">– Погоди, Дэш, консервы-то не выкидывай! Ты ж сама говорила, что только-только размялась и всё такое. <text:span text:style-name="T69">И товары</text:span> вовсе<text:span text:style-name="T69"> не </text:span>бесплатные<text:span text:style-name="T69"> </text:span>— я оставлял в магазинах деньги — последние, кстати! Дай, я сам отберу припасы…</text:p>
      <text:p text:style-name="P55"/>
      <text:p text:style-name="P55">…</text:p>
      <text:p text:style-name="P55"/>
      <text:p text:style-name="P55">Ю-ху-у-у!!!</text:p>
      <text:p text:style-name="P55"/>
      <text:p text:style-name="P55">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5"/>
      <text:p text:style-name="P55">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Кантерлот. Ещё день пути — и сворачиваем к Понивиллю.</text:p>
      <text:p text:style-name="P55"><text:soft-page-break/>– А ты выдержишь?</text:p>
      <text:p text:style-name="P55">Пегаска фыркнула.</text:p>
      <text:p text:style-name="P55">– Я-то выдержу. Самокат — не уверена.</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5"/>
      <text:p text:style-name="P55">– «Трасса 52», – прочла Дэш на табличке и почесала в затылке. – Что-то я не помню тут никаких трасс. Наверное, недавно построили.</text:p>
      <text:p text:style-name="P55"/>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text:p text:style-name="P55">– Дэ-э-эш! Тормози-и-и!!!</text:p>
      <text:p text:style-name="P55">– Чего-о-о?! Не слышу-у-у!!!</text:p>
      <text:p text:style-name="P55"/>
      <text:p text:style-name="P55">КРАК!!!</text:p>
      <text:p text:style-name="P55"/>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6">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6"/>
      <text:p text:style-name="P66"><text:s/>В какой-то момент пришло осознание.</text:p>
      <text:p text:style-name="P66"/>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
      <text:p text:style-name="P66">В сиянии проступают очертания предметов. Дверь? Этот предмет называется «дверь»? Кровать? Капельница? Дефибриллятор?</text:p>
      <text:p text:style-name="P66">Я зажмуриваюсь от яркого света люминесцентных ламп. Откуда-то сбоку доносится неприятный зуммер и тихие фразы.</text:p>
      <text:p text:style-name="P66"/>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
      <text:p text:style-name="P66">Я открываю глаза и вижу фигуру в голубом.</text:p>
      <text:p text:style-name="P66"/>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text:p text:style-name="P66">– Больной, как вы себя чувствуете? Вы можете назвать своё имя?</text:p>
      <text:p text:style-name="P66"/>
      <text:p text:style-name="P66">Я закрываю глаза и пытаюсь вспомнить.</text:p>
      <text:p text:style-name="P66"/>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
      <text:p text:style-name="P66">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6">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text:p text:style-name="P66">– Ано-о-он! Ано-о-он! Ано-о-он!</text:p>
      <text:p text:style-name="P66"/>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6"/>
      <text:p text:style-name="P66">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6"/>
      <text:p text:style-name="P66">Я открываю глаза и вижу фигуру в голубом.</text:p>
      <text:p text:style-name="P66"/>
      <text:p text:style-name="P55">…</text:p>
      <text:p text:style-name="P55"/>
      <text:p text:style-name="P55">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text:p text:style-name="P55">– Ано-о-он! Ано-о-он! Встава-а-ай!</text:p>
      <text:p text:style-name="P55">– И как, интересно, я могу встать, если ты стоишь прямо надо мной? – с трудом отвечаю я.</text:p>
      <text:p text:style-name="P55">– Хорош умничать! – буркнула пегаска сквозь слёзы. – Анон?!!</text:p>
      <text:p text:style-name="P55"/>
      <text:p text:style-name="P55">Я был полузадушен силой объятий пегаски.</text:p>
      <text:p text:style-name="P55"/>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5">–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5"/>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5"/>
      <text:p text:style-name="P55">Вроде, не издевается.</text:p>
      <text:p text:style-name="P55"/>
      <text:p text:style-name="P55">– Дэш!</text:p>
      <text:p text:style-name="P55">– Ась?</text:p>
      <text:p text:style-name="P55">Пегаска с невинным видом уставилась на меня, практически коснувшись своими губами моих.</text:p>
      <text:p text:style-name="P55"/>
      <text:p text:style-name="P55"><text:soft-page-break/>– Я бегаю ещё хуже, чем ты таскаешь фургоны. То есть, чуть лучше, чем никак.</text:p>
      <text:p text:style-name="P55"/>
      <text:p text:style-name="P55">Пегаска критически осмотрела меня и помотала головой.</text:p>
      <text:p text:style-name="P55">– Фиговые у тебя шутки, Анон.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кило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
      <text:p text:style-name="P55">У Дэш отвалилась челюсть.</text:p>
      <text:p text:style-name="P55"><text:span text:style-name="T12">–</text:span> Лягать-колотить!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
      <text:p text:style-name="P55">Пегаска неверяще смотрела на меня. Потом её удивление сменилось сочувствием. Она покачала головой. Её грива щекотала мне шею.</text:p>
      <text:p text:style-name="P55"><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6">пишешь</text:span><text:span text:style-name="T51">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У</text:span> нас совсем нет магии.</text:p>
      <text:p text:style-name="P5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7">Пегаска густо покраснела.</text:p>
      <text:p text:style-name="P57"/>
      <text:p text:style-name="P56">***</text:p>
      <text:p text:style-name="P55"/>
      <text:p text:style-name="P55">Два дня спустя…</text:p>
      <text:p text:style-name="P55"/>
      <text:p text:style-name="P55"><text:soft-page-break/>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7">–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43"/>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фейспалмнул, вспоминая выкинутые в пропасть припасы.</text:p>
      <text:p text:style-name="P57"/>
      <text:p text:style-name="P57">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7"/>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9"> мне</text:span> удалось замазать самые большие щели. За тестовый<text:span text:style-name="T69"> </text:span>получасовый заплыв<text:span text:style-name="T69"> </text:span>в лодку набралось всего две банки воды! Я чувствовал себя кораблестроителем!</text:p>
      <text:p text:style-name="P57"/>
      <text:p text:style-name="P57">– Ну что, отправляемся? – Дэш свесилась с носа, глядя в зеленоватую воду. – Как лодку назовёшь, кэп?</text:p>
      <text:p text:style-name="P57">– «Две банки»<text:span text:style-name="T12">,</text:span> – буркнул я.</text:p>
      <text:p text:style-name="P43"/>
      <text:p text:style-name="P43">…</text:p>
      <text:p text:style-name="P43"/>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7">Я оглянулся. Дэш опустила глаза. На мордочке застыло выражение печали.</text:p>
      <text:p text:style-name="P57"/>
      <text:p text:style-name="P57">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7"/>
      <text:p text:style-name="P57">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7"/>
      <text:p text:style-name="P57"><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7"/>
      <text:p text:style-name="P57">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7"/>
      <text:p text:style-name="P57">– Анон, – прервала ход моих мыслей пегаска. – Наш путь заканчивается. В Понивилле мы расстанемся. Ты ничего не хочешь мне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
      <text:p text:style-name="P57">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7"/>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7"/>
      <text:p text:style-name="P57">Та-а-ак! Вот в чём дело, лягать меня в пузо! Пегаска ревнует! Какого хера? <text:span text:style-name="T69">Я не давал ей повода!</text:span></text:p>
      <text:p text:style-name="P72"/>
      <text:p text:style-name="P57">– Это не твоё дело! – рявкнул я.</text:p>
      <text:p text:style-name="P57">– Ах, не моё?! Не моё после побега из Псинтела?! Не моё после обнимашек в фургоне?! Не моё после трассы 52?!! Ты… Ты…</text:p>
      <text:p text:style-name="P57">– Что «я»??!</text:p>
      <text:p text:style-name="P57">– Ты… ты неискренний со мной! Так нечестно!!!</text:p>
      <text:p text:style-name="P57">–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но <text:span text:style-name="T69">любили друг друга! И у них </text:span>был<text:span text:style-name="T69"> </text:span>офигенный <text:span text:style-name="T69">секс! </text:span>И это было офигенно круто!<text:span text:style-name="T69"> </text:span>А ты… Ты <text:span text:style-name="T12">— н</text:span>е такой! Ты не любишь пони!!!</text:p>
      <text:p text:style-name="P57">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7"><text:soft-page-break/></text:p>
      <text:p text:style-name="P57">КРАК!</text:p>
      <text:p text:style-name="P57"/>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
      <text:p text:style-name="P57">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57"/>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
      <text:p text:style-name="P57"><text:soft-page-break/>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7"/>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
      <text:p text:style-name="P57">…</text:p>
      <text:p text:style-name="P57"/>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2">–</text:span> Куда это ты спрятался? <text:span text:style-name="T12">–</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oft-page-break/><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text:span text:style-name="T1">исповедываться</text:span>,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А под конец сорвать штаны и…” <text:span text:style-name="T12">–</text:span> вот я и хочу знать, что “и”?</text:p>
      <text:p text:style-name="P1"/>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20"/>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9">…</text:p>
      <text:p text:style-name="P3">Я непонимающе смотрел на пегаску.</text:p>
      <text:p text:style-name="P3">… </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2">–</text:span> Дэш, ты… ?</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2">– </text:span><text:span text:style-name="T1">Я не умею. Неумеха, </text:span><text:span text:style-name="T12">–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8"/>
      <text:p text:style-name="P69">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9"/>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3">– <text:span text:style-name="T1">Дэш… Ты же понимаешь, что я не люблю тебя?</text:span></text:p>
      <text:p text:style-name="P43">–<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2">–</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20"/>
      <text:p text:style-name="P1"><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text:span text:style-name="T1">ду-мать</text:span>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наконец, делом.</text:p>
      <text:p text:style-name="P1"/>
      <text:p text:style-name="P1">С этими словами пегаска встала.</text:p>
      <text:p text:style-name="P57"/>
      <text:h text:style-name="Heading_20_2" text:outline-level="2">19. <text:span text:style-name="T1">Понивилль. Фейс-контроль </text:span></text:h>
      <text:p text:style-name="P43"/>
      <text:p text:style-name="P57"><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Дэш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широко улыбнулся и захлопнул за собой дверь.</text:p>
      <text:p text:style-name="P57"/>
      <text:p text:style-name="P57">Хлоп! Мы с пегаской болтаемся в магической ауре в метре от пола, беспомощно дергая ногами и крыльями. У меня возникло чувство дежавю.</text:p>
      <text:p text:style-name="P57">Когда растрепанная заучка с бегающими глазками и недоброй ухмылочкой вышла из темноты, мне поплохело.</text:p>
      <text:p text:style-name="P57"/>
      <text:p text:style-name="P57">Ни слова ни говоря, Твайлайт отперла дверь в подвал и потащила меня за собой.</text:p>
      <text:p text:style-name="P57"/>
      <text:p text:style-name="P57"><text:span text:style-name="T12">– К</text:span>АКОГО ХУЯ?!! Твайлайт, ёб твою пони-мать, ты чего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7"/>
      <text:p text:style-name="P57">ХРУСТЬ!</text:p>
      <text:p text:style-name="P57"/>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
      <text:p text:style-name="P57"><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7"/>
      <text:p text:style-name="P57"><text:span text:style-name="T12">– </text:span>Не беспокойся, Анон-с-вероятностью-пятьдесят-процентов, больно не будет. Не должно быть, во всяком случае, <text:span text:style-name="T12">– </text:span>единорожка суетилась, закрепляя мои руки и ноги в браслетах. <text:span text:style-name="T12">– Е</text:span>сли ты настоящий человек, заклинание магического резонанса тебя не тронет, хи-хи!</text:p>
      <text:p text:style-name="P57"/>
      <text:p text:style-name="P57">Я молча дёргался, пытаясь сломать браслеты.</text:p>
      <text:p text:style-name="P57"/>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
      <text:p text:style-name="P57">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span text:style-name="T12">-</text:span>хи!</text:p>
      <text:p text:style-name="P57"/>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
      <text:p text:style-name="P57"><text:span text:style-name="T12">– </text:span>Твайлайт, не смей! <text:span text:style-name="T12">– </text:span>хриплым от ужаса голосом прошептал я. <text:span text:style-name="T12">– </text:span>Я тебе потом сниться буду!</text:p>
      <text:p text:style-name="P57"><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7">Скальпель с огромной скоростью метнулся ко мне.</text:p>
      <text:p text:style-name="P57"/>
      <text:p text:style-name="P57"><text:span text:style-name="T12">– </text:span>А-А-А-А-А-А!!!</text:p>
      <text:p text:style-name="P57">Вжик-вжик-вжик!</text:p>
      <text:p text:style-name="P57"/>
      <text:p text:style-name="P57">Лоскутья одежды полетели на пол. Я лежал на столе нагой, как новорождённый, и орал соответственно.</text:p>
      <text:p text:style-name="P57"><text:span text:style-name="T12">– О</text:span>у! <text:span text:style-name="T69">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
      <text:p text:style-name="P57"><text:span text:style-name="T12">– </text:span>Хрен-то тебе зачем? <text:span text:style-name="T12">– </text:span>с бессильной злостью спросил я. <text:span text:style-name="T12">– </text:span><text:span text:style-name="T69">Т</text:span>ы собираешься устроить филиал порнхаба для пони-извращенцев?</text:p>
      <text:p text:style-name="P57"><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7"/>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
      <text:p text:style-name="P57"><text:span text:style-name="T12">–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7"><text:span text:style-name="T12">– </text:span>А если попроще?</text:p>
      <text:p text:style-name="P57"><text:span text:style-name="T12">– </text:span>Если ты — клон, то превратишься в исходные тридцать-сорок фунтов песка. Как и все предыдущие, хи-хи,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
      <text:p text:style-name="P57">Твайлайт вытащила воронку из аппарата и приставила её к моей груди. За воронкой к ящику тянулся толстый гофрированный шланг.</text:p>
      <text:p text:style-name="P57"/>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7"/>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7"/>
      <text:p text:style-name="P57">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3"/>
      <text:p text:style-name="P44">***</text:p>
      <text:p text:style-name="P44"/>
      <text:p text:style-name="P57"><text:span text:style-name="T12">– </text:span>А-А-А-А-А-А!!! Бля!</text:p>
      <text:p text:style-name="P57"/>
      <text:p text:style-name="P57">Мой полёт сквозь усыпанную звёздами сине-зелёную мглу закончился столкновением с чем-то мягким.</text:p>
      <text:p text:style-name="P57"/>
      <text:p text:style-name="P57"><text:soft-page-break/><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магический резонанс так среагирует на…</text:p>
      <text:p text:style-name="P57"/>
      <text:p text:style-name="P57"><text:span text:style-name="T12">– А</text:span>нон?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8">***</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
      <text:p text:style-name="P57"><text:span text:style-name="T12">– </text:span>Итак, мы:</text:p>
      <text:p text:style-name="P57">а) Имеем резонаторные рубины для ускорителя.</text:p>
      <text:p text:style-name="P57">б) После исчезновения принцессы Селестии, не имеем <text:s/>возможности контролировать усиленное ускорителем <text:s/>заклинание Прозрения.</text:p>
      <text:p text:style-name="P57"/>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7"/>
      <text:p text:style-name="P57"><text:soft-page-break/><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7"/>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
      <text:p text:style-name="P57">Я прыгал на одной ноге, натягивая джинсы.</text:p>
      <text:p text:style-name="P57"><text:span text:style-name="T12">– </text:span>Они лежали в нагрудном кармане рубашки.</text:p>
      <text:p text:style-name="P57"/>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
      <text:p text:style-name="P57"><text:span text:style-name="T12">– </text:span>Вот, прибрался малёхо. Но с потолка сажу ещё не успел отчистить, там стремянка нужна.</text:p>
      <text:p text:style-name="P57"><text:soft-page-break/><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0"/>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7"/>
      <text:p text:style-name="P57">Подушка отогнулась и в прямоугольнике света показалась голова Пинки.</text:p>
      <text:p text:style-name="P57"><text:span text:style-name="T12">– Н</text:span>он-нон? Ты сейчас правильный, или нет?</text:p>
      <text:p text:style-name="P57"><text:span text:style-name="T12">– А</text:span>нон,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амбара и перевернула поднос с пирогами! <text:span text:style-name="T12">– </text:span>донёсся уважительный голос Эпплджек с моих ног.</text:p>
      <text:p text:style-name="P57"/>
      <text:p text:style-name="P57">Я отдышался. Поняхи участливо смотрели на меня, выискивая признаки успокоения.</text:p>
      <text:p text:style-name="P57"/>
      <text:p text:style-name="P57"><text:span text:style-name="T12">– </text:span>Отпустите. Я уже правильный, <text:span text:style-name="T12">– </text:span>наконец произнёс я.</text:p>
      <text:p text:style-name="P57"/>
      <text:p text:style-name="P57">Пинки, Дэш и Твайлайт слезли с горы подушек, наваленных на меня во время эмоционального взрыва. Эпплджек встала с ног.</text:p>
      <text:p text:style-name="P57"/>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к Кейкам за выпечкой! Нам всем нужно успокоиться!</text:p>
      <text:p text:style-name="P57"><text:span text:style-name="T12">– </text:span>Уже бегу!</text:p>
      <text:p text:style-name="P57"/>
      <text:p text:style-name="P58">***</text:p>
      <text:p text:style-name="P57"/>
      <text:p text:style-name="P57">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7"/>
      <text:p text:style-name="P57">…</text:p>
      <text:p text:style-name="P57"><text:soft-page-break/></text:p>
      <text:p text:style-name="P57"><text:span text:style-name="T12">– </text:span>Ты точно знаешь, што делаешь? Мне бы не хотелось, чтоб от Понивилля остались одни головешки.</text:p>
      <text:p text:style-name="P57"><text:span text:style-name="T12">– </text:span>Не беспокойся, у меня всё просчитано. Я уверена, я подчёркиваю, я абсолютно уверена в безопасности эксперимента!</text:p>
      <text:p text:style-name="P57"><text:span text:style-name="T12">– </text:span>Ой, што-то мне нехорошо становится, когда ты так говоришь!</text:p>
      <text:p text:style-name="P57"><text:span text:style-name="T12">– М</text:span>не, к-к-кажется, нужно пойти п-п-покормить Энджела… Я, эмм, скоро вернусь…</text:p>
      <text:p text:style-name="P57"><text:span text:style-name="T12">– </text:span>Флатти, мы же договаривались! Это абсолютно, я подчёркиваю, абсолютно безопасно!</text:p>
      <text:p text:style-name="P57"><text:span text:style-name="T12">– </text:span>Т-т-ты и в прошлый раз так же г-г-говорила… Я… Я не могу… Я просто не могу…</text:p>
      <text:p text:style-name="P57"><text:span text:style-name="T12">– </text:span>Флатти!</text:p>
      <text:p text:style-name="P57"><text:span text:style-name="T12">–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7"><text:span text:style-name="T12">– </text:span>НЕТ! Я… Я согласна! Только з-з-завяжите мне глаза, п-п-пожалуйста…</text:p>
      <text:p text:style-name="P57"><text:span text:style-name="T12">– Кобылки</text:span>, приготовились! Начинаю обратный отсчёт! Десять! Девять! Восемь! Семь!</text:p>
      <text:p text:style-name="P57"/>
      <text:p text:style-name="P57">Гудение синхрофазотрона усилилось. Картинка у меня перед глазами поплыла.</text:p>
      <text:p text:style-name="P57"/>
      <text:p text:style-name="P57"><text:span text:style-name="T12">– </text:span>Шесть! Пять! Четыре! Три! Флатти, ты одела ожерелье Доброты задом-наперёд! Три-с-половиной! Три-с-четвертью! Два! Один! Понеслись, поняши!!!</text:p>
      <text:p text:style-name="P57"/>
      <text:p text:style-name="P57">Картинка у меня перед глазами выключилась.</text:p>
      <text:p text:style-name="P57"/>
      <text:h text:style-name="Heading_20_2" text:outline-level="2">20. В<text:span text:style-name="T1">еликое Откровение</text:span></text:h>
      <text:p text:style-name="P43"/>
      <text:p text:style-name="P57">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7"/>
      <text:p text:style-name="P57">Я вглядываюсь в далёкую вершину.</text:p>
      <text:p text:style-name="P57"/>
      <text:p text:style-name="P57">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7">Я наклоняюсь и протягиваю к ней руку.</text:p>
      <text:p text:style-name="P57"/>
      <text:p text:style-name="P57">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
      <text:p text:style-name="P57"><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7">Плотный квадратик письма сразу же попадается под руку в дупле.</text:p>
      <text:p text:style-name="P57"/>
      <text:p text:style-name="P67">«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7">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7">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7">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7">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7">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7">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7">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9"/>
      <text:p text:style-name="P67"><text:span text:style-name="T12">P.S. </text:span>Мне пришлось немного расширить дупло — змей в него не пролазил, а я не хочу таскать его из дома в парк и обратно. Боюсь поломать.»</text:p>
      <text:p text:style-name="P57"/>
      <text:p text:style-name="P57">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7"/>
      <text:p text:style-name="P57">Я мчусь к мосту.</text:p>
      <text:p text:style-name="P57"><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7"/>
      <text:p text:style-name="P57">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7">Через Провал перекинут потрёпанный верёвочный мост.</text:p>
      <text:p text:style-name="P57"/>
      <text:p text:style-name="P57">Я переправляюсь через пропасть.</text:p>
      <text:p text:style-name="P57"/>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7"/>
      <text:p text:style-name="P43"><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4">Когорта <text:span text:style-name="T56">–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7"/>
      <text:p text:style-name="P57">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72"/>
      <text:p text:style-name="P57">Мириады пульсирующих нитей сходятся к центру комнаты, где на матрасе лежит обтянутый шкурой скелет аликорна.</text:p>
      <text:p text:style-name="P57"/>
      <text:p text:style-name="P57">Я осторожно пересекаю комнату, разгребаю образовавшийся сугроб снега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
      <text:p text:style-name="P57">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7"/>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7"/>
      <text:p text:style-name="P57">Смех скелета похож на кашель.</text:p>
      <text:p text:style-name="P57"><text:soft-page-break/></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7"><text:span text:style-name="T12">– </text:span>ТЫ НИЧЕГО НЕ УЗНАЕШЬ!!! ТЫ НИЧЕГО НЕ СМОЖЕШЬ!!!</text:p>
      <text:p text:style-name="P57"/>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7">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7">Доволен? Вот что ты узнал своим экспериментом! Твайлайт зря старалась…</text:p>
      <text:p text:style-name="P57"/>
      <text:p text:style-name="P57">Луна снова закашливается едким смехом и отпивает из вазы, стоящей на полу рядом с матрацем. На кромке вазы остаётся кровавый след.</text:p>
      <text:p text:style-name="P43"/>
      <text:p text:style-name="P57"><text:span text:style-name="T12">– </text:span>Открой балконные двери, примат. Мы призвали Найтмэр, чтобы подольше продержаться. Этой сучке из племени Виндиго нужен ветер.</text:p>
      <text:p text:style-name="P57"/>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7"/>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
      <text:p text:style-name="P57"><text:span text:style-name="T12">– </text:span>Но что в Нашей власти — так это вышвырнуть тебя отсюда!</text:p>
      <text:p text:style-name="P57">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7"/>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oft-page-break/></text:p>
      <text:p text:style-name="P57"><text:span text:style-name="T12">– </text:span>Кимеринн погиб, чтобы ты жил!</text:p>
      <text:p text:style-name="P57">Шаг назад.</text:p>
      <text:p text:style-name="P57"/>
      <text:p text:style-name="P57"><text:span text:style-name="T12">– </text:span>Сестра утратила магию и развоплотилась из-за тебя!</text:p>
      <text:p text:style-name="P57">Шаг назад.</text:p>
      <text:p text:style-name="P57"/>
      <text:p text:style-name="P57"><text:span text:style-name="T12">– </text:span>Сколько надежд впустую. Сколько ожиданий!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
      <text:p text:style-name="P57">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7"/>
      <text:p text:style-name="P57">Я проваливаюсь в сине-зелёную мглу, усыпанную звёздами.</text:p>
      <text:p text:style-name="P57"/>
      <text:p text:style-name="P58">***</text:p>
      <text:p text:style-name="P43"/>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7"/>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57"/>
      <text:p text:style-name="P72">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7"/>
      <text:p text:style-name="P57">Ближе.</text:p>
      <text:p text:style-name="P57"/>
      <text:p text:style-name="P57">Тело ощущает дискомфорт от низкочастотной вибрации, как будто рядом проходит поезд.</text:p>
      <text:p text:style-name="P57"/>
      <text:p text:style-name="P57">Ещё ближе.</text:p>
      <text:p text:style-name="P57"/>
      <text:p text:style-name="P57">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7"/>
      <text:p text:style-name="P57"><text:soft-page-break/>Совсем близко.</text:p>
      <text:p text:style-name="P57"/>
      <text:p text:style-name="P57">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7"/>
      <text:p text:style-name="P57">Я ВИЖУ!!! ВИЖУ!!! ПРОКЛЯТЬЕ, КАК ВСЁ ПРОСТО!!!</text:p>
      <text:p text:style-name="P57"/>
      <text:p text:style-name="P57">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7"/>
      <text:p text:style-name="P57"><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7"/>
      <text:p text:style-name="P57">Я киваю ей в ответ. Мне понятно, почему.</text:p>
      <text:p text:style-name="P57"/>
      <text:p text:style-name="P57"><text:span text:style-name="T12">– </text:span>Как тебя зовут, малышка? Я постараюсь вернуть тебя. Может быть, ещё не поздно.</text:p>
      <text:p text:style-name="P57">Пегаска приветственно машет копытом. Звёзды просвечивают сквозь неё, она тает на глазах. Её тянет к экрану.</text:p>
      <text:p text:style-name="P30"><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7"/>
      <text:p text:style-name="P57">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72"/>
      <text:p text:style-name="P58">***</text:p>
      <text:p text:style-name="P58"/>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7"/>
      <text:p text:style-name="P57">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
      <text:p text:style-name="P57"><text:soft-page-break/><text:span text:style-name="T12">– </text:span>Ну што? Увидел што-нибудь, сахарок?</text:p>
      <text:p text:style-name="P57">Пони уставились на меня с надеждой.</text:p>
      <text:p text:style-name="P57"/>
      <text:p text:style-name="P57"><text:span text:style-name="T12">– </text:span>Да.</text:p>
      <text:p text:style-name="P57">Откровение давило на психику как тонна кирпичей. Я не знал, что им сказать. Я не мог.</text:p>
      <text:p text:style-name="P57"/>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Анон, ты молодец!</text:p>
      <text:p text:style-name="P57"><text:span text:style-name="T12">– </text:span>Замечательно! Секундочку, я приготовлю дневник…</text:p>
      <text:p text:style-name="P57"/>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 этого.</text:p>
      <text:p text:style-name="P57"/>
      <text:p text:style-name="P57">Ожидание сменилось недоумением. Рэйнбоу Дэш насмешливо скривила губы.</text:p>
      <text:p text:style-name="P57"><text:span text:style-name="T12">– </text:span>Да ладно! Кончай прикалываться, Анон,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
      <text:p text:style-name="P57">Дэш подошла ко мне вплотную, обняла меня за шею и прижалась нос к носу.</text:p>
      <text:p text:style-name="P57"><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7"/>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
      <text:p text:style-name="P57">Тишина сменилась гулом голосов. Пони вполголоса обсуждали ситуацию, посматривая на меня и почёсывая в затылках.</text:p>
      <text:p text:style-name="P57"/>
      <text:p text:style-name="P57"><text:span text:style-name="T12">– </text:span>Конски яблоки! Вот это поворот! А мне так хотелось узнать, што за нечисть тут орудует!</text:p>
      <text:p text:style-name="P57"><text:soft-page-break/><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7"/>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7">…</text:p>
      <text:p text:style-name="P57"/>
      <text:p text:style-name="P57"><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 Твайлайт просветлела мордочкой и подбежала к доске.</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
      <text:p text:style-name="P57">Твайлайт протёрла доску тряпочкой и нарисовала на ней коробку.</text:p>
      <text:p text:style-name="P57"><text:span text:style-name="T12">– </text:span>Предположим, в коробке заперт кот!</text:p>
      <text:p text:style-name="P43"/>
      <text:p text:style-name="P57"><text:span text:style-name="T12">Н</text:span>арисованный кот упирался лапами в крышку коробки, явно пытаясь выбраться.</text:p>
      <text:p text:style-name="P57"/>
      <text:p text:style-name="P57"><text:span text:style-name="T12">– Также предположим</text:span><text:span text:style-name="T69">, что кот бессмертен. Также допустим, что кот з</text:span>аколдован<text:span text:style-name="T69"> </text:span>отложенным <text:span text:style-name="T69">заклятие</text:span>м<text:span text:style-name="T69"> Абсолютного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7"><text:span text:style-name="T12">– </text:span>Бедный котик! <text:span text:style-name="T12">– </text:span>прошептала Флаттершай.</text:p>
      <text:p text:style-name="P57"/>
      <text:p text:style-name="P57"><text:soft-page-break/>Я насторожился, услышав знакомое название.</text:p>
      <text:p text:style-name="P57"/>
      <text:p text:style-name="P57"><text:span text:style-name="T12">– </text:span>Стой! Откуда тебе известно про заклинание Абсолютного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
      <text:p text:style-name="P57">Твайлайт прокашлялась, отпила из графина и продолжила.</text:p>
      <text:p text:style-name="P57"/>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
      <text:p text:style-name="P57">Пони молчали, переваривая информацию. Дэш с отсутствующим видом следила за пауком на потолке.</text:p>
      <text:p text:style-name="P57"/>
      <text:p text:style-name="P57">Наконец Эпплджек сдвинула шляпу на лоб.</text:p>
      <text:p text:style-name="P57"><text:span text:style-name="T12">–</text:span> То есть, ты хошь сказать, што мы все — навроде этого кота, а Анон боится открыть ящик? Штоб мы не исчезли окончательно?</text:p>
      <text:p text:style-name="P57"><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7"/>
      <text:p text:style-name="P57">Я поднял руку, прося слово. Пони обернулись на меня и затихли.</text:p>
      <text:p text:style-name="P57"/>
      <text:p text:style-name="P57"><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7"/>
      <text:p text:style-name="P57">…</text:p>
      <text:p text:style-name="P57"/>
      <text:p text:style-name="P57"><text:soft-page-break/><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Анон,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
      <text:p text:style-name="P57">Спайк попятился назад. Дверь широко растворилась и в библиотеку вошла Луна.</text:p>
      <text:p text:style-name="P57"/>
      <text:h text:style-name="Heading_20_2" text:outline-level="2"><text:span text:style-name="T1">2</text:span>1. Мир-дружба-жвачка.</text:h>
      <text:p text:style-name="P57"/>
      <text:p text:style-name="P57">Дружный вздох прокатился по залу.</text:p>
      <text:p text:style-name="P57"/>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7"/>
      <text:p text:style-name="P57"><text:span text:style-name="T12">– Анон</text:span>,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 Ты был несправделив к книгоежке, Анон!</text:p>
      <text:p text:style-name="P57"/>
      <text:p text:style-name="P57"><text:span text:style-name="T12">–</text:span> Что? Мы не ослышались? ТЫ СМЕЕШЬ МЕШАТЬ НАМ?!!</text:p>
      <text:p text:style-name="P57">Нас опять потащило к Луне. Дэш подпёрла голову копытом, закатила глаза и скорчила скучающую мину.</text:p>
      <text:p text:style-name="P57"/>
      <text:p text:style-name="P57"><text:span text:style-name="T12">–</text:span> Мне очень жаль, Ваше Высочество, но принцесса Селестия назначила Анонимуса МОИМ начальником и этот приказ НИКТО не отменял! Он МОЙ!</text:p>
      <text:p text:style-name="P57"><text:soft-page-break/>В голосе лавандовой единорожки звучал металл. Мы опять полетели к Твайлайт.</text:p>
      <text:p text:style-name="P57"/>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
      <text:p text:style-name="P57">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pan text:style-name="T12">–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
      <text:p text:style-name="P57"><text:span text:style-name="T12">– О</text:span>хренеть! <text:span text:style-name="T12">– </text:span>чертыхнулся Спайк. <text:span text:style-name="T12">– </text:span><text:s/>Твай, она создаёт сферу стихий!</text:p>
      <text:p text:style-name="P57"><text:soft-page-break/><text:span text:style-name="T12">– </text:span>Вижу! <text:span text:style-name="T12">– </text:span>донёсся голос единорожки из-под потолка. <text:span text:style-name="T12">– </text:span>Задействую план «Д»!</text:p>
      <text:p text:style-name="P57">В центре круга, образованного Элементами Гармонии, образовался светло-голубой тороид<text:note text:id="ftn16" text:note-class="footnote"><text:note-citation>16</text:note-citation><text:note-body><text:p text:style-name="P154">Тороид <text:span text:style-name="T56">–</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поней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7"><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
      <text:p text:style-name="P57">Я успокаивающе поднял руки.</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
      <text:p text:style-name="P57">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
      <text:p text:style-name="P57">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
      <text:p text:style-name="P57"><text:soft-page-break/>Через некоторое время этой крохотн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
      <text:p text:style-name="P57">После долгой паузы тот же голос спросил:</text:p>
      <text:p text:style-name="P57"><text:span text:style-name="T12">– </text:span>Что тут случилось? Почему все висят в воздухе? И всё вот это?</text:p>
      <text:p text:style-name="P57"/>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
      <text:p text:style-name="P57">Наступило молчание. Потом донеслось всхлипывание 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 ПРЕДСТАВЬСЯ!</text:p>
      <text:p text:style-name="P57"><text:soft-page-break/><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тёмная точ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о-о?!! <text:span text:style-name="T12">– </text:span>возопило моё малое сознание.</text:p>
      <text:p text:style-name="P57"><text:span text:style-name="T12">– </text:span>Эмм… Зачем? <text:span text:style-name="T12">– вторила мне Лира.</text:span></text:p>
      <text:p text:style-name="P57"><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3"/>
      <text:p text:style-name="P57"><text:span text:style-name="T12">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7">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7"/>
      <text:p text:style-name="P57">Кажется, ты придумал, как отомстить надменной кобыле, Анон!</text:p>
      <text:p text:style-name="P57"/>
      <text:p text:style-name="P57">Напрягая силу воли, я отдал приказ непослушному телу. Ладонь стала плавно сжиматься.</text:p>
      <text:p text:style-name="P43">–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3"/>
      <text:p text:style-name="P43"><text:soft-page-break/>Моя ладонь сжала проезжающий мимо нос Луны. Гневная тирада ночной аликорницы завершилась трубным рёвом.</text:p>
      <text:p text:style-name="P57">С громким хлопком время восстановило свой ход, сознания воссоединились, все попадали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 Отвернувшись, аликорница незаметно почесала нос сгибом крыла.</text:p>
      <text:p text:style-name="P57"/>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
      <text:p text:style-name="P57">Я задумался. Как объяснить ей, не рассказывая основное? То, от чего весь мир остановится? Как описать частность, не раскрыв суть?</text:p>
      <text:p text:style-name="P57"/>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7"/>
      <text:p text:style-name="P57"><text:span text:style-name="T12">– Ч</text:span>то? Я<text:span text:style-name="T12"> вспомнил тяжёлый сон после знакомства с Пинки и маковским сидром и </text:span>догадка легла на сердце тяжким грузом.</text:p>
      <text:p text:style-name="P57">Нет, только не это! Только не из-за меня! Ну хватит же! Я не могу быть виноватым во всех бедах Эквестрии!</text:p>
      <text:p text:style-name="P57"/>
      <text:p text:style-name="P57"><text:span text:style-name="T12">– </text:span>Мы проследили её сновидение,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7"/>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Селестия. Она стояла в очереди к Чёрному Экрану. А за экраном…</text:p>
      <text:p text:style-name="P57"/>
      <text:p text:style-name="P57">Будь что будет, Анон! Молись, чтобы клочок информации не привёл к глобальной катастрофе!</text:p>
      <text:p text:style-name="P57"/>
      <text:p text:style-name="P57"><text:span text:style-name="T12">– А з</text:span>а экраном был мой мир. Я узнал его!</text:p>
      <text:p text:style-name="P57"/>
      <text:p text:style-name="P57">Ничего не изменилось. В разговор встряла Твайлайт, до этого тихо стоявшая в сторонке.</text:p>
      <text:p text:style-name="P57"><text:span text:style-name="T12">–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7"/>
      <text:p text:style-name="P57">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7"/>
      <text:p text:style-name="P57"><text:span text:style-name="T12">– </text:span>Нечто вроде. Они точно не погибают, я это видел. Просто переносятся туда и превращаются в людей. Исчезновение — не значит смерть.</text:p>
      <text:p text:style-name="P57"><text:soft-page-break/>Единорожка успокаивающе произнесла:</text:p>
      <text:p text:style-name="P57"><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7"/>
      <text:p text:style-name="P57">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
      <text:p text:style-name="P57"><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7">Аликорница вернулась на место, воссоединившись с двойником.</text:p>
      <text:p text:style-name="P57"/>
      <text:p text:style-name="P57"><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7"/>
      <text:p text:style-name="P57">Единорожка задумалась.</text:p>
      <text:p text:style-name="P57"><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7"><text:span text:style-name="T12">– </text:span>Остаётся ещё одна проблема, <text:span text:style-name="T12">– </text:span>тихо сказала Лун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7"><text:span text:style-name="T12">– </text:span>Я попробую подыскать подходящие заклинания для работы с флорой, <text:span text:style-name="T12">– </text:span>загорелась научным рвением книгоежка. <text:span text:style-name="T12">– </text:span>Помнится, в «Природе проклятий» был раздел, посвящённый зебринским ритуалам плодородия!</text:p>
      <text:p text:style-name="P57"/>
      <text:p text:style-name="P57">Единорожка вернулась в библиотеку. Некоторое время мы с Луной молча слушали звуки засыпающего Понивилля.</text:p>
      <text:p text:style-name="P57"/>
      <text:p text:style-name="P57"><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2">– пожаловался я Луне.</text:span></text:p>
      <text:p text:style-name="P43"/>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в Эквестрии с его помощью?</text:p>
      <text:p text:style-name="P57"/>
      <text:p text:style-name="P57">Аликорница смутилась.</text:p>
      <text:p text:style-name="P57"><text:span text:style-name="T12">–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oft-page-break/><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7"/>
      <text:p text:style-name="P57">Я присмотрелся к ночной принцессе с подозрением. Что она знает о нас с Селестией?</text:p>
      <text:p text:style-name="P57"/>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В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 от подколки.</text:p>
      <text:p text:style-name="P57"/>
      <text:p text:style-name="P57">Дружеский интим «для здоровья» всё ещё вызывает в тебе досаду, Анон!</text:p>
      <text:p text:style-name="P57"/>
      <text:p text:style-name="P52">Луна бросила на меня тяжёлый взгляд.</text:p>
      <text:p text:style-name="P55"><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
      <text:p text:style-name="P52"><text:span text:style-name="T18">–</text:span> Тогда зачем она..?</text:p>
      <text:p text:style-name="P52"><text:span text:style-name="T18">–</text:span> Дала тебе? <text:span text:style-name="T18">–</text:span> цинично до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19">–</text:span> А другие? Они тоже… давали мне потому, что считали меня последним шансом?</text:p>
      <text:p text:style-name="P55"/>
      <text:p text:style-name="P55">У аликорницы отвалилась челюсть.</text:p>
      <text:p text:style-name="P55"><text:span text:style-name="T19">–</text:span> Другие? Кто ещё?<text:span text:style-name="T12"> </text:span>С кем ещё у тебя были… отношения?</text:p>
      <text:p text:style-name="P52"><text:span text:style-name="T18">–</text:span> С Рэйнбоу Дэш, <text:span text:style-name="T18">–</text:span> ответил я несчастным голосом. <text:span text:style-name="T18">–</text:span> И, может быть, с Пинки.</text:p>
      <text:p text:style-name="P52"><text:span text:style-name="T18">–</text:span> А ты живчик, <text:span text:style-name="T18">–</text:span> удивлённо заметила Луна и нахмурилась.</text:p>
      <text:p text:style-name="P43">–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52"><text:span text:style-name="T18">– Что?!! – с недоверием воскликнула Луна. – Сестра никогда не умела лечить. И сейчас не умеет </text:span><text:span text:style-name="T67">— иначе Мы бы знали. Мало кто владеет магией целительства, и Сестра не из их числа.</text:span></text:p>
      <text:p text:style-name="P43">– Очень мне надо врать! – возмутился я. – Сел исцелила меня в Кантерлоте с помощью заместительной терапии.</text:p>
      <text:p text:style-name="P43"/>
      <text:p text:style-name="P43">Луна вскинула копыто к <text:span text:style-name="T1">виску</text:span> и закатила глаза.</text:p>
      <text:p text:style-name="P52"><text:soft-page-break/><text:span text:style-name="T18">– О небо! Теперь Мы понимаем, почему она так ослабела! Как это в стиле Сестры </text:span><text:span text:style-name="T67">— она готова отпилить себе крыло, дабы защитить кого-то от солнца!</text:span></text:p>
      <text:p text:style-name="P43">– Ты о чём? – не понял я. – Какое ещё, к дискорду, крыло? Почему она ослабела?</text:p>
      <text:p text:style-name="P43"/>
      <text:p text:style-name="P43">Луна молча стояла с закрытыми глазами, горестно покачиваясь на ногах взад-вперёд. “Глупая, глупая Сел!” – расслышал я из её бормотания.</text:p>
      <text:p text:style-name="P43">Наконец, Луна снизошла ко мне с объяснением.</text:p>
      <text:p text:style-name="P52"><text:span text:style-name="T18">– Заместительная терапия </text:span><text:span text:style-name="T6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7"/>
      <text:p text:style-name="P57">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7"/>
      <text:p text:style-name="P43">Луна вздохнула и повернулась ко мне.</text:p>
      <text:p text:style-name="P52"><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52"/>
      <text:p text:style-name="P52">Аликорница фыркнула.</text:p>
      <text:p text:style-name="P52"><text:span text:style-name="T18">–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7"/>
      <text:p text:style-name="P57"><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
      <text:p text:style-name="P57">Я удивлённо воззрился на аликорницу. Та сконфузилась.</text:p>
      <text:p text:style-name="P57"><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
      <text:p text:style-name="P57">Я пожал плечами и спустился с пегаской вниз, к компании.</text:p>
      <text:p text:style-name="P57"/>
      <text:h text:style-name="P169" text:outline-level="2"><text:soft-page-break/><text:span text:style-name="T1">22</text:span>. <text:span text:style-name="T1">Лучший</text:span> Гранд Галопин<text:span text:style-name="T1">г</text:span> Гала <text:span text:style-name="T1">в истории</text:span></text:h>
      <text:p text:style-name="P8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7"><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7"/>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
      <text:p text:style-name="P57">Тук-тук-тук!</text:p>
      <text:p text:style-name="P57"/>
      <text:p text:style-name="P57"><text:span text:style-name="T12">– Анон</text:span>, ты тут? <text:span text:style-name="T12">–</text:span>Дэш просунула нос в дверь, не дожидаясь отклика. <text:span text:style-name="T12">– </text:span>Ага, вот ты где! Я с тобой!</text:p>
      <text:p text:style-name="P57">Пегаск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Дэш.</text:p>
      <text:p text:style-name="P57">Я пожал плечами и пошёл следом. Бороться со стихией в лице Дэш было трудновато. Да и незачем.</text:p>
      <text:p text:style-name="P57"/>
      <text:p text:style-name="P43">…</text:p>
      <text:p text:style-name="P43"/>
      <text:p text:style-name="P57">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2">–</text:span> всхлипула Дэш.</text:p>
      <text:p text:style-name="P57"/>
      <text:p text:style-name="P57"><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7"/>
      <text:p text:style-name="P57"><text:soft-page-break/><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54">Митарианец <text:span text:style-name="T56">– мясоед</text:span></text:p></text:note-body></text:note> на Нашей памяти. Насколько Нам известно, рацион обезьян состоит из фруктов и листьев бамбука.</text:p>
      <text:p text:style-name="P57"/>
      <text:p text:style-name="P57">Я мило улыбнулся в ответ и закинул в рот пучок петрушки.</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3">– П<text:span text:style-name="T1">ризнаём, Мы были несправедливы к тебе. Как Нам тебя называть?</text:span></text:p>
      <text:p text:style-name="P57">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7"/>
      <text:p text:style-name="P57">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Эпплджек.</text:p>
      <text:p text:style-name="P57">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за себя, дражайшая! Я, наоборот, только вхожу во вкус!</text:p>
      <text:p text:style-name="P57">Драконикус заткнулся и принялся жадно есть брюкву.</text:p>
      <text:p text:style-name="P57"/>
      <text:p text:style-name="P57">Аликорница обвела присутствующих долгим взглядом и начала.</text:p>
      <text:p text:style-name="P57"><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7">– Прибыл к нам, ага. А я-то думал, Сахарная Ватка сама вытащила на нашу голову эту обезьяну из мухосранска, – громко прочавкал сам себе Дискорд.</text:p>
      <text:p text:style-name="P57"/>
      <text:p text:style-name="P57">– Анониму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text:p text:style-name="P57">– Я полностью в вашем распоряжении, Ваше Высочество! Думаю, мои друзья меня поддержат! – отчеканила умничка Твайлайт.</text:p>
      <text:p text:style-name="P57">Остальные пони отозвались невнятным мычанием.</text:p>
      <text:p text:style-name="P57"/>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7"/>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Наши маленькие пони, Мы должны просить вас ещё об одной услуге.</text:p>
      <text:p text:style-name="P57">Непривычно смешно было видеть принцессу ночи покрасневшей и прячущей в замешательстве глаза.</text:p>
      <text:p text:style-name="P57">–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7"/>
      <text:p text:style-name="P57">При этих словах настала очередь прятать глаза шестёрке пони.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7">Луна вздохнула.</text:p>
      <text:p text:style-name="P57">–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7">С этими словами аликорница развернула свиток, достигший нижним концом пола.</text:p>
      <text:p text:style-name="P57">Твайлайт схватилась за голову.</text:p>
      <text:p text:style-name="P57"/>
      <text:p text:style-name="P44">***</text:p>
      <text:p text:style-name="P43"/>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text:soft-page-break/></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в башне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
      <text:p text:style-name="P57">Заросли можжевельника раздвинулись, пропуская синюю единорожку.</text:p>
      <text:p text:style-name="P57"/>
      <text:p text:style-name="P57">– Привет!</text:p>
      <text:p text:style-name="P57">Я молча смотрел сквозь неё, привалившись спиной к валуну. Мне хотелось побыть одному.</text:p>
      <text:p text:style-name="P57">– Привет, говорю! Мну видела, как ты залазил сюда. Классное местечко!</text:p>
      <text:p text:style-name="P57">– Привет, Индиго.</text:p>
      <text:p text:style-name="P57">– Что-то на тебе мордочки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Мну любит,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тень! А где они? Они скоро вернутся?</text:p>
      <text:p text:style-name="P57">– Они не вернутся.</text:p>
      <text:p text:style-name="P57"/>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7"/>
      <text:p text:style-name="P57">Индиго молча села возле меня. Потом она всхлипнула. Потом тяжело вздохнула.</text:p>
      <text:p text:style-name="P57">– Пожалуйста, скажи мне, что с ними.</text:p>
      <text:p text:style-name="P57"><text:soft-page-break/></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
      <text:p text:style-name="P57">Индиго хмуро взглянула на меня.</text:p>
      <text:p text:style-name="P57">–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7"/>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7"/>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 Ю-ху-у-у!</text:p>
      <text:p text:style-name="P57">Единорожка умчалась.</text:p>
      <text:p text:style-name="P57"/>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
      <text:p text:style-name="P57">В серебряной коробке вместо книги лежал одинокий листок бумаги.</text:p>
      <text:p text:style-name="P67"><text:soft-page-break/></text:p>
      <text:p text:style-name="P67">«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7">– Сел - Сел… Ну почему ты такая… – пробормотал я сквозь слёзы.</text:p>
      <text:p text:style-name="P57"/>
      <text:p text:style-name="P58">***</text:p>
      <text:p text:style-name="P87"/>
      <text:p text:style-name="P57">«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7"/>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7"/>
      <text:p text:style-name="P57">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7">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7">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7"><text:soft-page-break/></text:p>
      <text:p text:style-name="P57">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7"/>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
      <text:p text:style-name="P57">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soft-page-break/>…</text:p>
      <text:p text:style-name="P57">– Это она! Она!!! Нам дают знак!</text:p>
      <text:p text:style-name="P57">– Наша принцесса! Наше солнце!</text:p>
      <text:p text:style-name="P57">– Она вернётся! Как нам и обещала принцесса Луна!</text:p>
      <text:p text:style-name="P57">– А то! Я всем говорил! Мне никто не верил! Никто!!! Эти смешные бунтари из Мэйнхеттена…</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
      <text:p text:style-name="P57">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7"/>
      <text:p text:style-name="P57">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7">Я подошёл к ближайшей колонне. Под капителем колонны корявая надпись гласила: <text:s/>«з<text:span text:style-name="T73">д</text:span>ЕсЬ БЫл <text:span text:style-name="T74">д</text:span>ИскОр<text:span text:style-name="T72">Д</text:span>». Прислонившись к прохладному мрамору, я закрыл глаза…</text:p>
      <text:p text:style-name="P57"/>
      <text:p text:style-name="P57">…</text:p>
      <text:p text:style-name="P57"/>
      <text:p text:style-name="P57">Музыкальный транс прервался цоканьем копыт по парковой дорожке. Две фигуры устало брели прочь от замка, тихо переговариваясь между собой.</text:p>
      <text:p text:style-name="P57"/>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Беседующие остановились прямо у колонны, за которой сидел я.</text:p>
      <text:p text:style-name="P57"/>
      <text:p text:style-name="P57"><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7">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7"/>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7"/>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Анонимус. Если хочешь, чтобы тебя не раскрыли, прячься так, чтобы не было видно твоей тени.</text:p>
      <text:p text:style-name="P57"/>
      <text:p text:style-name="P57">Я поднялся.</text:p>
      <text:p text:style-name="P57">–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7">Луна сочувственно кивнула.</text:p>
      <text:p text:style-name="P57">–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7">Я понимающе покачал головой. Чёрная фурия была не так уж плоха, если узнать её получше!</text:p>
      <text:p text:style-name="P57">Аликорница смущённо улыбнулась.</text:p>
      <text:p text:style-name="P57">–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7"><text:soft-page-break/>– О, да! Классно играют! Впервые слышу в Эквестрии такую продвинутую музыку.</text:p>
      <text:p text:style-name="P57">Луна вздохнула.</text:p>
      <text:p text:style-name="P57">–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7"/>
      <text:p text:style-name="P57">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7">–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7">Принц позеленел, промычал нечто нечленораздельное и махнул копытом носильщикам двигаться дальше.</text:p>
      <text:p text:style-name="P57"/>
      <text:p text:style-name="P57">Во дворце, вручив мне тяжёлую шкатулку серебряной окантовки с хрустальным шаром на крышке, Луна с некоторым смущением сообщила:</text:p>
      <text:p text:style-name="P57">–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
      <text:p text:style-name="P57">Она что, издевается? Я раздражённо сунул шкатулку в карман.</text:p>
      <text:p text:style-name="P57">– Да хрен там! Какие перья? Ты же сама сказала, отношения были чисто деловыми. По крайней мере, с её стороны.</text:p>
      <text:p text:style-name="P57"/>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
      <text:p text:style-name="P57">Не гребу я этих аликорнов!</text:p>
      <text:p text:style-name="P43"/>
      <text:p text:style-name="P58">***</text:p>
      <text:p text:style-name="P57"/>
      <text:p text:style-name="P57">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7"/>
      <text:p text:style-name="P57">Перепрыгивая через две ступеньки я достиг вершины башни.</text:p>
      <text:p text:style-name="P57"><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
      <text:p text:style-name="P57">Фиг там! Было такое впечатление, что последнее время на нём никто не спал. Ни складочки, ни вмятинки, ни волоска, ни пылинки.</text:p>
      <text:p text:style-name="P57">Я окинул взглядом комнату. Взор упал на гардероб у стены. Вот где можно найти перо или волос!</text:p>
      <text:p text:style-name="P57"/>
      <text:p text:style-name="P57">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7"/>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5"></text:span><text:span text:style-name="T76"> сидел, прислонившись к стенке. Оранжевая лампочка по прежнему горела на налобном щитке.</text:span></text:p>
      <text:p text:style-name="P82"/>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7"/>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7"/>
      <text:p text:style-name="P57">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7"/>
      <text:p text:style-name="P57">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7"/>
      <text:p text:style-name="P57">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
      <text:p text:style-name="P57">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7"/>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7"/>
      <text:p text:style-name="P57">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7"/>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7"/>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7"/>
      <text:p text:style-name="P57">Штурвал заклинило. Бля!!!</text:p>
      <text:p text:style-name="P57"/>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штурвал на себя.</text:p>
      <text:p text:style-name="P57"/>
      <text:p text:style-name="P57">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7"/>
      <text:p text:style-name="P57">Замок.</text:p>
      <text:p text:style-name="P57">Проклятье, что с замком?!</text:p>
      <text:p text:style-name="P57"/>
      <text:p text:style-name="P57">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7"/>
      <text:p text:style-name="P57">А я-то был в воздухе, в ста метрах над землёй! В воздухе, блядь, а не на земле!</text:p>
      <text:p text:style-name="P57"/>
      <text:p text:style-name="P57">Я надавил на рычаг вертикальной тяги и колесница плавно скользнула вниз. Ха, теперь-то я понял, в чём дело! Замок висел в воздухе!</text:p>
      <text:p text:style-name="P57">Пиздец… Замок висел в воздухе?!!</text:p>
      <text:p text:style-name="P57"/>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
      <text:p text:style-name="P57">Спокойно, Анон! Ты когда-то хотел стать пилотом — в следующий раз будь поосторожнее в своих мечтаниях! Альпинизм — наше всё!</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
      <text:p text:style-name="P57">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text:soft-page-break/></text:p>
      <text:p text:style-name="P57">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p text:style-name="P57">– <text:span text:style-name="T77">Зафиксирована опасная ситуация. Сознание пациента </text:span><text:span text:style-name="T78">&lt;</text:span><text:span text:style-name="T77">СЕЛЕСТИЯ</text:span><text:span text:style-name="T78">&gt;</text:span><text:span text:style-name="T77"> не регистрируется. Активируется протокол экстренной эвакуации пациента </text:span><text:span text:style-name="T78">&lt;</text:span><text:span text:style-name="T77">СЕЛЕСТИЯ</text:span><text:span text:style-name="T78">&gt;</text:span><text:span text:style-name="T77"> к супервизору </text:span><text:span text:style-name="T78">&lt;</text:span><text:span text:style-name="T77">ЛУНА</text:span><text:span text:style-name="T78">&gt;</text:span><text:span text:style-name="T77">.</text:span></text:p>
      <text:p text:style-name="P81"/>
      <text:p text:style-name="P57">Я обернулся.</text:p>
      <text:p text:style-name="P57"/>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
      <text:p text:style-name="P57">БЛЯ!!!</text:p>
      <text:p text:style-name="P57"/>
      <text:p text:style-name="P57">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7"/>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
      <text:p text:style-name="P57">«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7"/>
      <text:p text:style-name="P57">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7"><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7">Можно ставить галочку на исполнившейся мечте стать пилотом! Что там следующее на очереди? Альпинизм?</text:p>
      <text:p text:style-name="P57">Сделав полный круг вокруг парка, мы вышли на финишную прямую, в конце которой нас приветливо встречали двери центрального холла дворца.</text:p>
      <text:p text:style-name="P57"/>
      <text:p text:style-name="P57">БЛЯ!!!</text:p>
      <text:p text:style-name="P57">Какая тупица закрыла двери?</text:p>
      <text:p text:style-name="P57"/>
      <text:p text:style-name="P57">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7">У тебя всё под контролем, Анон?!! Проклятье!</text:p>
      <text:p text:style-name="P57"/>
      <text:p text:style-name="P57">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7"/>
      <text:p text:style-name="P57">…</text:p>
      <text:p text:style-name="P57"/>
      <text:p text:style-name="P57">–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7"/>
      <text:p text:style-name="P57">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7"/>
      <text:p text:style-name="P57">– Мнэ-э-э, – в этот момент даже козлиное блеяние было для меня верхом геройства.</text:p>
      <text:p text:style-name="P57"/>
      <text:p text:style-name="P57">Подымая тучи пыли, с грохотом обрушилась в Провал башня Селестии. Луна с отвалившейся челюстью наблюдала за действом в окно.</text:p>
      <text:p text:style-name="P57"/>
      <text:p text:style-name="P57">– Что… Ч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text:soft-page-break/>– Она внизу, – промямлил я. <text:s/>Чтобы легче было дышать, я пальцем оттянул галстук от горла.</text:p>
      <text:p text:style-name="P57">– В каком ещё низу???</text:p>
      <text:p text:style-name="P57">– Ну… внизу. С остальным Кантерлотом… – я чувствовал себя идиотом.</text:p>
      <text:p text:style-name="P57"/>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text:span text:style-name="T1">3</text:span>. <text:span text:style-name="T1">Летающий замок</text:span></text:h>
      <text:p text:style-name="P89"/>
      <text:p text:style-name="P57">Скалу ощутимо тряхнуло. Грибной суп выплеснулся из супницы на стол.</text:p>
      <text:p text:style-name="P57">– Конски яблоки! Четвёртый день уж волокут. Могли б и научиться наконец-то, – проворчала Эпплджек с набитым ртом.</text:p>
      <text:p text:style-name="P57"/>
      <text:p text:style-name="P57">Мы обедали на утёсе.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7">«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7"/>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 Я даже рассмотрел свой бывший домик у железной дороги.</text:p>
      <text:p text:style-name="P57">– Эй-Джей, гляди, твоя ферма! Я даже Биг Мака вижу. Вон, дрыхнет в стогу, – Дэш указала на красную точку в поле на окраине городка.</text:p>
      <text:p text:style-name="P57">–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7"/>
      <text:p text:style-name="P57">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7"/>
      <text:p text:style-name="P57">– Итак, через день мы достигнем цели. Надеюсь, все помнят план действий. Мы высаживаемся группой у входа и…</text:p>
      <text:p text:style-name="P57">– Эмм… Прячемся?</text:p>
      <text:p text:style-name="P57">– Дерёмся с пландерсидами?</text:p>
      <text:p text:style-name="P57">– Создаём магический щит?</text:p>
      <text:p text:style-name="P57"/>
      <text:p text:style-name="P57">– Нет!</text:p>
      <text:p text:style-name="P57">Луна поднесла копыто ко рту и прокашлялась.</text:p>
      <text:p text:style-name="P57">–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7"/>
      <text:p text:style-name="P57">Луна строго посмотрела на нас.</text:p>
      <text:p text:style-name="P57">–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
      <text:p text:style-name="P57">Я вспомнил, как мы драпали из замка, но промолчал.</text:p>
      <text:p text:style-name="P57"/>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Анонимус?</text:p>
      <text:p text:style-name="P57"/>
      <text:p text:style-name="P57">Я продемонстрировал ночной принцессе шкатулку с беспорядочно мечущейся стрелкой.</text:p>
      <text:p text:style-name="P57"/>
      <text:p text:style-name="P57">–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7"/>
      <text:p text:style-name="P57">Лавандовая единорожка съёжилась.</text:p>
      <text:p text:style-name="P57">–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7"><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7">Мордочка аликорницы омрачилась печалью.</text:p>
      <text:p text:style-name="P57">– К сожалению, в этом случае жертв невозможно будет избежать. Мы бы многое отдали, чтобы не прибегать к этому варианту.</text:p>
      <text:p text:style-name="P57"/>
      <text:p text:style-name="P57">Дэш подняла копыто.</text:p>
      <text:p text:style-name="P57">– Если я правильно врубилась, нам надо навести в болоте шороху при посадке? Чтоб ничего не дёргалось? Это для меня — фигня! Было б о чём говорить.</text:p>
      <text:p text:style-name="P57"/>
      <text:p text:style-name="P57">Все, включая меня, вытаращились на пегаску с великим удивлением. Дискорд покрутил когтем у виска.</text:p>
      <text:p text:style-name="P57"/>
      <text:p text:style-name="P57">– Я могу влупить по болоту радужным ударом, – объяснила пегаска. – Ручаюсь, после этого пландерсидам будет не до нас.</text:p>
      <text:p text:style-name="P57"/>
      <text:p text:style-name="P57">Твайлайт внезапно закивала головой и зашептала на ухо Луне. Аликорница задумалась.</text:p>
      <text:p text:style-name="P57">–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7">Луна повернулась к выходу.</text:p>
      <text:p text:style-name="P57"/>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7"/>
      <text:p text:style-name="P57">Драконикус для наглядности плюнул. Плевок затормозил у потолка, изменил направление на девяносто градусов и вылетел в окно.</text:p>
      <text:p text:style-name="P57"/>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7"/>
      <text:p text:style-name="P57">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text:p text:style-name="P57"><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7"/>
      <text:p text:style-name="P57">Луна с шумом захлопнула справочник.</text:p>
      <text:p text:style-name="P57">–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
      <text:p text:style-name="P57">Луна нахмурилась.</text:p>
      <text:p text:style-name="P57">– Мы видим, у тебя уже есть готовое решение. Говори.</text:p>
      <text:p text:style-name="P57"/>
      <text:p text:style-name="P57">Дискорд устроился поудобнее и демонстративно поправил бейсболку со <text:span text:style-name="T25">«СВЕТОЧЕМ»</text:span>.</text:p>
      <text:p text:style-name="P57">–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7"/>
      <text:p text:style-name="P57">Луна скосила глаза на меня в немом вопросе. <text:s/>Я не увидел ответную мимику Дискорда — тот повернулся ко мне спиной.</text:p>
      <text:p text:style-name="P57"/>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У нас нет времени. Придётся действовать по твоему плану.</text:p>
      <text:p text:style-name="P57"/>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7"/>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 Весь разворот занимал один заголовок.</text:p>
      <text:p text:style-name="P57"><text:soft-page-break/></text:p>
      <text:p text:style-name="P43"><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4">**</text:p>
      <text:p text:style-name="P44">*</text:p>
      <text:p text:style-name="P43"/>
      <text:p text:style-name="P52"><text:span text:style-name="T67">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7">— одичавшие пони паслись по близлежащим полям. Тень дрейфующей скалы пугала их и они разбегались по равнине веером.</text:span></text:p>
      <text:p text:style-name="P57">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7"/>
      <text:p text:style-name="P57">…</text:p>
      <text:p text:style-name="P57"/>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8"><text:span text:style-name="T12">–</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9">трид</text:span><text:span text:style-name="T1">цать лет, если его сменят через </text:span><text:span text:style-name="T69">двадца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text:p text:style-name="P57">– Анон?</text:p>
      <text:p text:style-name="P57">– Да?</text:p>
      <text:p text:style-name="P57">–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7">Я почесал пегаску у основания гривы.</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
      <text:p text:style-name="P57">Я почувствовал резкую боль. Отдёрнув руку, я увидел на пальце кровь из ранки. </text:p>
      <text:p text:style-name="P57">Дэш смутилась.</text:p>
      <text:p text:style-name="P57"><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7"/>
      <text:p text:style-name="P57">–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
      <text:p text:style-name="P57">Вслед за Твайлайт к нам подошли Эпплджек с Пинки. Фермерша встала на задние ноги и положила передние мне на плечи.</text:p>
      <text:p text:style-name="P57">–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7">– Супер-дупер-верно! Пусть только попробует! Ещё никто не смел отобрать у Пинки друга и остаться при этом в своём уме!!!</text:p>
      <text:p text:style-name="P57"/>
      <text:p text:style-name="P57">Розовая пони уселась на круп, копытами оттянула веки и высунула язык, сотворив совершенно безумную мордаху.</text:p>
      <text:p text:style-name="P57"/>
      <text:p text:style-name="P57">– В случае Дискорда — остаться НЕ в своём уме. Но в остальном — верно. Мы не дадим тебя в обиду, Анон.</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лучшие.</text:p>
      <text:p text:style-name="P57">– А я — лучшая из лучших! – похлопала себя в грудь Дэш. – Не забывай об этом!</text:p>
      <text:p text:style-name="P57"/>
      <text:p text:style-name="P57">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7"/>
      <text:p text:style-name="P57"><text:soft-page-break/>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text:p>
      <text:p text:style-name="P57"/>
      <text:p text:style-name="P57">Сарказм скроет твою <text:s/>печаль, Анон!</text:p>
      <text:p text:style-name="P57"/>
      <text:p text:style-name="P57">–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7"/>
      <text:p text:style-name="P57">Луна отвернулась, попытавшись скрыть смущение.</text:p>
      <text:p text:style-name="P57">–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
      <text:p text:style-name="P57">Луна опустила мне на колени небольшую карточку из серебра.</text:p>
      <text:p text:style-name="P57"/>
      <text:p text:style-name="P76"><text:span text:style-name="T12">~~~ </text:span>Человек Анонимус Терранский <text:span text:style-name="T12">~~~</text:span></text:p>
      <text:p text:style-name="P76">Паспорт гражданина Эквестрии</text:p>
      <text:p text:style-name="P75">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80">26.07.2143 А.С.</text:p>
      <text:p text:style-name="P57"/>
      <text:h text:style-name="Heading_20_2" text:outline-level="2">24. Навсегда. И всегда</text:h>
      <text:p text:style-name="P140"/>
      <text:p text:style-name="P52">– Шесть. Пять. Четыре. Три. Два. Один. Ста-а-а-арт! – заверещала Пинки.</text:p>
      <text:p text:style-name="P52">Эпплджек ударила задними ногами в гонг. Твайлайт включила кинокамеру на запись. Флаттершай спрятала голову под хвост Рэрити.</text:p>
      <text:p text:style-name="P52"/>
      <text:p text:style-name="P52">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2"/>
      <text:p text:style-name="P52">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2"/>
      <text:p text:style-name="P52">Или, может быть, в тебе, Анон, если ты до сих пор пытаешься судить о пони по стандартам мира людей?</text:p>
      <text:p text:style-name="P52"/>
      <text:p text:style-name="P52">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2"/>
      <text:p text:style-name="P52">– Ну что, видал? Тебе понравилось? Круто, правда?!!</text:p>
      <text:p text:style-name="P52">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2"/>
      <text:p text:style-name="P52">Пегаска, не услышав от меня слов восхищения, надулась.</text:p>
      <text:p text:style-name="P52">–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52">–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2">Дэш почесала в затылке.</text:p>
      <text:p text:style-name="P52">– Ты хочешь сказать — вжарь я посильнее, и скала рассыпалась бы?</text:p>
      <text:p text:style-name="P52">– Нечто вроде, – кивнула Твайлайт. – Уверенность не стопроцентная, но риск велик.</text:p>
      <text:p text:style-name="P52">– То есть, мне нужно будет лупить по болоту не сильнее, чем сейчас?</text:p>
      <text:p text:style-name="P52">– Именно так, Рэйнбоу Дэш! – к нашей компании подошла Луна.</text:p>
      <text:p text:style-name="P52">–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2"/>
      <text:p text:style-name="P52">– Ур-ра-а-а! Да здравствует Рэйнбоу Дэш!!! Предлагаю устроить в её честь вечеринку! А то что-то все какие-то скучные стали в последнее время!!!</text:p>
      <text:p text:style-name="P52"/>
      <text:p text:style-name="P52">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52">– Объявить об окончании испытаний. Снять кордоны с дорог. Расчистить развалины. Выполняйте.</text:p>
      <text:p text:style-name="P52">– Есть!</text:p>
      <text:p text:style-name="P52"/>
      <text:p text:style-name="P52">Пегасы спикировали в долину.</text:p>
      <text:p text:style-name="P52"/>
      <text:p text:style-name="P52">…</text:p>
      <text:p text:style-name="P52"/>
      <text:p text:style-name="P52">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52">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2"/>
      <text:p text:style-name="P52">– Завтра на рассвете «Громовержец» достигнет руин нашего Дома. Мы предчувствуем великую битву.</text:p>
      <text:p text:style-name="P52">Луна стояла рядом, наблюдая за проплывающей внизу Эквестрией. Я удивился.</text:p>
      <text:p text:style-name="P52">– Разве ты не планируешь с помощью Дэш расчистить болото от пландерсидов? С кем мы будем сражаться?</text:p>
      <text:p text:style-name="P52">Луна тяжело вздохнула.</text:p>
      <text:p text:style-name="P52">– Мощь Элемента Верности впечатляет. Но если бы Мы могли всё предусмотреть — тут был бы совсем <text:s/>другой мир, куда лучше этого.</text:p>
      <text:p text:style-name="P52"/>
      <text:p text:style-name="P52">Аликорница огляделась по сторонам.</text:p>
      <text:p text:style-name="P52">–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50"/>
      <text:p text:style-name="P52">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2">–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4">Центурия <text:span text:style-name="T56">– военное подразделение в 100 солдат</text:span></text:p></text:note-body></text:note> в последний бой.</text:p>
      <text:p text:style-name="P52"/>
      <text:p text:style-name="P52">Аликорница легонько коснулась крылом моего плеча.</text:p>
      <text:p text:style-name="P52"><text:soft-page-break/>– Будь храбр. Будь стоек. Будь силён. Что бы ни случилось, помни: Эквестрия с тобой. Эквестрия в тебе. Навсегда. И всегда. Удачи, солдат!</text:p>
      <text:p text:style-name="P52"/>
      <text:p text:style-name="P52">Луна повернулась и быстро ушла с обзорной площадки.</text:p>
      <text:p text:style-name="P52"/>
      <text:p text:style-name="P53">***</text:p>
      <text:p text:style-name="P52"/>
      <text:p text:style-name="P52">– Анон, стой! Подожди!</text:p>
      <text:p text:style-name="P52">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2">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52">– Ф-фух! Пинки, конечно, мне друг и всё такое… Но бывают моменты, когда от неё нужно прятаться куда подальше, – перевела дух пегаска.</text:p>
      <text:p text:style-name="P52"/>
      <text:p text:style-name="P52">Я усмехнулся и отряхнул с гривы Дэш остаток конфетти. </text:p>
      <text:p text:style-name="P52">– Ты нарисовал? – пегаска выжидающе уставилась на меня. – Только не говори мне, что не получилось. Я же сказала, мне на память сгодится всё!</text:p>
      <text:p text:style-name="P52"/>
      <text:p text:style-name="P52">Я кивнул и без слов раскрыл блокнот на нужной странице. Пегаска буквально прижала нос к рисунку.</text:p>
      <text:p text:style-name="P52">–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2">–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2">Пегаска возмущённо фыркнула.</text:p>
      <text:p text:style-name="P52">–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2">Пегаска задумалась.</text:p>
      <text:p text:style-name="P52">–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2">Я подыграл пегаске.</text:p>
      <text:p text:style-name="P52">– Это тебе Твайлайт сказала? Есть такое заклинание, «переплетение сознаний». Я — против. Честно говоря, не шибко приятная штука.</text:p>
      <text:p text:style-name="P52">Дэш спрятала блокнот под крыло.</text:p>
      <text:p text:style-name="P52">– Вообще-то, Зекора. Неважно. Ты куда сейчас?</text:p>
      <text:p text:style-name="P52">– В гараж. Надо закончить кое-какую работу.</text:p>
      <text:p text:style-name="P52">Пегаска кивнула.</text:p>
      <text:p text:style-name="P52"><text:soft-page-break/>– Ага. Я мигом. Отнесу рисунок и вернусь.</text:p>
      <text:p text:style-name="P31"/>
      <text:p text:style-name="P53">***</text:p>
      <text:p text:style-name="P31"/>
      <text:p text:style-name="P40"><text:span text:style-name="T1">«Королева Лорен» жалобно потрескивала, опираясь </text:span><text:span text:style-name="T69">задней осью </text:span><text:span text:style-name="T1">на табуретку. Я прилаживал ей новое колесо взамен <text:s/>утраченного. </text:span><text:span text:style-name="T69">Ещ</text:span><text:span text:style-name="T1">ё</text:span><text:span text:style-name="T69"> </text:span><text:span text:style-name="T1">немного и будет как новенькая! В дворцовом гараже среди кучи хлама таки нашлось лопнувшее колесо, которое </text:span><text:span text:style-name="T69">мне удалось</text:span><text:span text:style-name="T1"> отремонтировать — о</text:span><text:span text:style-name="T69">бучение у</text:span><text:span text:style-name="T1"> Норфа не </text:span><text:span text:style-name="T6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9">на </text:span><text:span text:style-name="T1">корпус</text:span><text:span text:style-name="T69">е</text:span><text:span text:style-name="T1">, полученные при таране крыши сарая и дверей дворцового холла, <text:s/>и будет лучше прежней — хоть снова в гонках участвуй.</text:span></text:p>
      <text:p text:style-name="P52"/>
      <text:p text:style-name="P52">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2"/>
      <text:p text:style-name="P52">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2"/>
      <text:p text:style-name="P52">Я прислонился к борту. Мечты унесли меня выше облаков. Вот если бы улететь с Сел далеко-далеко за горизонт, навстречу <text:span text:style-name="T69">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52">Мечты — мечты. Я горько улыбнулся своим мыслям.</text:p>
      <text:p text:style-name="P52"/>
      <text:p text:style-name="P52">Дэш печально наблюдала за мной с крыши гаража, положив голову на передние ноги.</text:p>
      <text:p text:style-name="P52">– Ты опять думаешь о ней. Моё лекарство не работает. Ты вернёшь Селестию и она погубит твою жизнь!</text:p>
      <text:p text:style-name="P52"/>
      <text:p text:style-name="P52">Я вздохнул. Вот только ревнующей пегаски мне и не хватало!</text:p>
      <text:p text:style-name="P52">– Дэш, я же предупреждал. Я не люблю тебя. Если ты хочешь что-то большее, чем дружба с привилегиями, то извини. За этим — не ко мне. <text:span text:style-name="T69">Если </text:span>для тебя такие отношения неприемлемы, давай прекратим их.</text:p>
      <text:p text:style-name="P52">Пегаска возмущённо фыркнула.</text:p>
      <text:p text:style-name="P52">–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2"/>
      <text:p text:style-name="P52">Пегаска отвернулась. Я спрыгнул с «Королевы Лорен» и затолкал её в гараж.</text:p>
      <text:p text:style-name="P52">– Давай не будем об этом, Дэш? Мне хорошо с тобой и ты — мой лучший друг, но я не хочу разговаривать на эту тему.</text:p>
      <text:p text:style-name="P52">– Ну и пожалуйста! – буркнула пегаска и спланировала на землю. – Стой!</text:p>
      <text:p text:style-name="P52"/>
      <text:p text:style-name="P52"><text:soft-page-break/>Я недоумённо уставился на Дэш. Та указала на «Королеву Лорен».</text:p>
      <text:p text:style-name="P52">– Ты закончил с колесницей?</text:p>
      <text:p text:style-name="P52">Я кивнул.</text:p>
      <text:p text:style-name="P52">– Давай устроим ей тест-драйв! Давно хотела почувствовать себя на месте кантерлотского стрит-рейсера.</text:p>
      <text:p text:style-name="P52"/>
      <text:p text:style-name="P52">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2">Я выкатил «Королеву Лорен» обратно во двор и протянул пегаске хомут.</text:p>
      <text:p text:style-name="P52"/>
      <text:p text:style-name="P52">…</text:p>
      <text:p text:style-name="P52"/>
      <text:p text:style-name="P52">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2">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2"/>
      <text:p text:style-name="P52">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2"/>
      <text:p text:style-name="P52">Спокойно, Анон, всё под контролем. Просто доверься ей.</text:p>
      <text:p text:style-name="P52"/>
      <text:p text:style-name="P52">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2"/>
      <text:p text:style-name="P52">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2"/>
      <text:p text:style-name="P52">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2"/>
      <text:p text:style-name="P52">…</text:p>
      <text:p text:style-name="P52"/>
      <text:p text:style-name="P52">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2">Казалось, силуэт пегаски на фоне золотого шара испускает радужное сияние. Время остановилось, в<text:span text:style-name="T69">о всём мире остались только м</text:span>ы<text:span text:style-name="T69">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3"/>
      <text:p text:style-name="P63">Я хотела бы бежать с тобой по полю, но у меня есть крылья.</text:p>
      <text:p text:style-name="P63">Я хотела бы лежать с тобой на поле ромашек, но я дочь неба.</text:p>
      <text:p text:style-name="P63">Всё что я могу — нести тебя в колеснице по облакам навстречу солнцу.</text:p>
      <text:p text:style-name="P100"/>
      <text:p text:style-name="P52">И прежде чем я успел что-либо осмыслить, из дальнего закутка моей души вырвался ответ.</text:p>
      <text:p text:style-name="P100"/>
      <text:p text:style-name="P63">Я хотел бы лететь в небе рядом с тобой, но у меня нет крыльев.</text:p>
      <text:p text:style-name="P63">Мне хотелось бы лежать на облаке рядом с тобой, но я сын земли.</text:p>
      <text:p text:style-name="P63">Всё, что я могу — нарисовать тебя купающейся в солнечных лучах.</text:p>
      <text:p text:style-name="P100"/>
      <text:p text:style-name="P55">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5"/>
      <text:p text:style-name="P52">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2"/>
      <text:p text:style-name="P52">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2"/>
      <text:p text:style-name="P52">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2"/>
      <text:p text:style-name="P52">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52">И словно частички радуги, крохотные капельки срывались с гривы и падали мне на щеку.</text:p>
      <text:p text:style-name="P52">Одна, вторая, третья. Откуда дождь? Мы же над облаками? Я попробовал влагу на вкус.</text:p>
      <text:p text:style-name="P52">Солёная.</text:p>
      <text:p text:style-name="P52">Проклятье! Я хотел избежать этого.</text:p>
      <text:p text:style-name="P52"/>
      <text:p text:style-name="P52">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2"/>
      <text:p text:style-name="P52">Отцепив пегаску от «Королевы Лорен», я тихо спросил её:</text:p>
      <text:p text:style-name="P55"><text:soft-page-break/>– Дэш, ты чего? Всё в порядке?</text:p>
      <text:p text:style-name="P55">– Ты о чём, Анон? – в тоне пегаски слышалось напряжение.</text:p>
      <text:p text:style-name="P55">– Ты ведь плакала?</text:p>
      <text:p text:style-name="P55">– Вот ещё! С какого фига? У тебя глюки, Анон?</text:p>
      <text:p text:style-name="P55"/>
      <text:p text:style-name="P55">Её наигранная весёлость только утвердила меня в своей правоте. Я осторожно снял с Дэш громадные противосолнечные очки.</text:p>
      <text:p text:style-name="P55"/>
      <text:p text:style-name="P55">– Может, у меня и глюки, но вот это на глюк не похоже, – я прикоснулся ко влажной дорожке, протянувшейся по скуле пегаски из уголка глаза.</text:p>
      <text:p text:style-name="P79"><text:span text:style-name="T1">– Не трожь! – Дэш сердито фыркнула. – </text:span>Меня ослепило солнце! И вообще, не твоё дело!</text:p>
      <text:p text:style-name="P79"/>
      <text:p text:style-name="P79"><text:s/>Вырвав у меня очки из рук, пегаска развернулась на одном копыте и улетела. Я покачал головой.</text:p>
      <text:p text:style-name="P57"/>
      <text:h text:style-name="Heading_20_2" text:outline-level="2">25. Осколки</text:h>
      <text:p text:style-name="P57"/>
      <text:p text:style-name="P57">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7">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7"/>
      <text:p text:style-name="P57">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7"/>
      <text:p text:style-name="P57">Предупреждая зарождающуюся панику, аликорница подняла копыто.</text:p>
      <text:p text:style-name="P57">–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7">Аликорница подошла к нам и замерла в ожидании. Тяжкое чувство накрыло меня.</text:p>
      <text:p text:style-name="P57"/>
      <text:p text:style-name="P57">– Вижу! – наконец, нарушила молчание Пинки.</text:p>
      <text:p text:style-name="P57">Она оторвалась от подзорной трубы и указала вдаль.</text:p>
      <text:p text:style-name="P57"/>
      <text:p text:style-name="P57"><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7"/>
      <text:p text:style-name="P57">–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7"/>
      <text:p text:style-name="P57">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7"/>
      <text:p text:style-name="P57">– Он там, на месте, – успокоил я Луну. – Но есть, кажется, и плохие новости. Погоди, – остановил я невысказанный вопрос Луны, – мне надо убедиться.</text:p>
      <text:p text:style-name="P57"/>
      <text:p text:style-name="P57">Я снова пригнулся к подзорной трубе и принялся вращать окуляр. По мере увеличения резкости, формы болота приобретали узнаваемые очертания.</text:p>
      <text:p text:style-name="P57">Проклятье! Так и есть, ошибки быть не может. Но как? Чёрт побери, как???</text:p>
      <text:p text:style-name="P57"/>
      <text:p text:style-name="P57">– Это Провал, – обратился я к Луне. – Теперь понятно, почему озеро увеличивается.</text:p>
      <text:p text:style-name="P57">– Что??? Но как вода удерживается от падения? Все Провалы, о которых Мы знаем, не имеют дна!</text:p>
      <text:p text:style-name="P57">– Я как раз задаю себе этот вопрос, – пожал я плечами.</text:p>
      <text:p text:style-name="P57"/>
      <text:p text:style-name="P57">Луна сменила меня у подзорной трубы.</text:p>
      <text:p text:style-name="P57">–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7">Луна задумчиво потёрла копытом подбородок.</text:p>
      <text:p text:style-name="P57">–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7">– Есть!!! – дружно гаркнули за нашими спинами манипула<text:note text:id="ftn19" text:note-class="footnote"><text:note-citation>19</text:note-citation><text:note-body><text:p text:style-name="P154">Манипула <text:span text:style-name="T56">– военное подразделение в 200 солдат</text:span></text:p></text:note-body></text:note> пегасов дворцовой стражи и звено Вондерболтов.</text:p>
      <text:p text:style-name="P57"/>
      <text:p text:style-name="P57">…</text:p>
      <text:p text:style-name="P57"/>
      <text:p text:style-name="P57">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7"/>
      <text:p text:style-name="P57">Ага, сейчас!</text:p>
      <text:p text:style-name="P57"/>
      <text:p text:style-name="P57"><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7">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7"/>
      <text:p text:style-name="P57">– Мы выиграли первый раунд, – тихо сказала Луна. – Нам стоило использовать «Конкордию» и в прошлый раз.</text:p>
      <text:p text:style-name="P57">– Напомнить тебе о режиме секретности, который ты тогда установила, или сама вспомнишь, Хмурая Метёлка? – язвительно отозвался Дискорд.</text:p>
      <text:p text:style-name="P57">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7"/>
      <text:p text:style-name="P57">«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7"/>
      <text:p text:style-name="P57">– Рэйнбоу Дэш, твой выход, – обратилась к пегаске Луна. – А также Наш. И да пребудет с нами удача!</text:p>
      <text:p text:style-name="P57"/>
      <text:p text:style-name="P57">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7">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7">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7"/>
      <text:p text:style-name="P57">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7"/>
      <text:p text:style-name="P57">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7"><text:soft-page-break/></text:p>
      <text:p text:style-name="P57">– Селестия милосердная! – пробормотала Эпплджек и сдвинула шляпу на глаза. – Они настигли их!</text:p>
      <text:p text:style-name="P57">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7"/>
      <text:p text:style-name="P57">ХЛОП!</text:p>
      <text:p text:style-name="P57"/>
      <text:p text:style-name="P57">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7"/>
      <text:p text:style-name="P57">Луна, убедившись, что с пегаской всё в порядке, подошла ко мне, подволакивая ногу.</text:p>
      <text:p text:style-name="P57">–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7"/>
      <text:p text:style-name="P57">Я внимательно всмотрелся в аликорницу. На накопытнике задней ноги красовалась приличных размеров вмятина.</text:p>
      <text:p text:style-name="P57">– Луна, что с тобой? Ты ранена?!!</text:p>
      <text:p text:style-name="P57">Аликорница смутилась.</text:p>
      <text:p text:style-name="P57">– Мы утратили былую реакцию. Нам стыдно! Неважно. Главное — мы выиграли этот бой.</text:p>
      <text:p text:style-name="P57">– Оставить! – <text:span text:style-name="T69">при</text:span>казала Луна ринувшимся было ей на помощь стражникам. – До завершения задачи Мы не обращаем внимания на пустяки.</text:p>
      <text:p text:style-name="P57"/>
      <text:p text:style-name="P57">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7"/>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7"/>
      <text:p text:style-name="P57">–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7">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3"/>
      <text:p text:style-name="P60"><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60">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4">~~~~~</text:p>
      <text:p text:style-name="P44"/>
      <text:p text:style-name="P57">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7"/>
      <text:p text:style-name="P57">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7">– Бросайте якорь, – приказывает Луна в микрофон.</text:p>
      <text:p text:style-name="P57"/>
      <text:p text:style-name="P57">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7"/>
      <text:p text:style-name="P57">– Что за..? О небо!!!</text:p>
      <text:p text:style-name="P57"/>
      <text:p text:style-name="P57">Возглас Луны побуждает меня глянуть вниз.</text:p>
      <text:p text:style-name="P57">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7">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7"/>
      <text:p text:style-name="P57">О БОГИ!!!</text:p>
      <text:p text:style-name="P57"/>
      <text:p text:style-name="P57">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7"/>
      <text:p text:style-name="P57"><text:soft-page-break/>– Ох, Селестия милосердная… Кракен… Этого не было в расчётах… – бормочет Твайлайт.</text:p>
      <text:p text:style-name="P57">Мы завороженно смотрим на хтоническое чудовище, подымающееся из тёмных вод.</text:p>
      <text:p text:style-name="P57"/>
      <text:p text:style-name="P57">«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7">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7"/>
      <text:p text:style-name="P57">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7"/>
      <text:p text:style-name="P57">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7">Дэш что-то шепчет на ухо Луне, та кивает в согласии. Пегаска стрелой взмывает с колесницы.</text:p>
      <text:p text:style-name="P57"/>
      <text:p text:style-name="P57">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7">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7"/>
      <text:p text:style-name="P57">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7"/>
      <text:p text:style-name="P57">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7"/>
      <text:p text:style-name="P57">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7"/>
      <text:p text:style-name="P57">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7"><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7"/>
      <text:p text:style-name="P57">–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60"/>
      <text:p text:style-name="P57">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7"/>
      <text:p text:style-name="P57">– Берегись!!!</text:p>
      <text:p text:style-name="P57">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7">Провал, парящая скала, колесница, падающие пони вертятся передо мной в безумной карусели…</text:p>
      <text:p text:style-name="P57"/>
      <text:p text:style-name="P44">~~~~~</text:p>
      <text:p text:style-name="P44"/>
      <text:p text:style-name="P57">…Раскалывается голова.</text:p>
      <text:p text:style-name="P57"/>
      <text:p text:style-name="P57">Громада «Громовержца» неспешно поворачивается вокруг своей оси в вышине. Дымящийся остаток щупальца всё ещё сжимает его выступ, <text:span text:style-name="T69">конвульсивно</text:span> сокращаясь.</text:p>
      <text:p text:style-name="P57">Я принимаю вертикальное положение. Возле меня осыпавшиеся замшелые стены без крыши и… Дэш.</text:p>
      <text:p text:style-name="P57"/>
      <text:p text:style-name="P57">–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text:p>
      <text:p text:style-name="P57">– С остальными всё в порядке?</text:p>
      <text:p text:style-name="P57">Пегаска неуверенно кивает.</text:p>
      <text:p text:style-name="P57">– Флатти и Твайлайт могли помочь себе сами. Пинки схватила Рэрити, а их обеих — Луна.</text:p>
      <text:p text:style-name="P57">– А Эпплджек?</text:p>
      <text:p text:style-name="P57">Пегаска чешет затылок.</text:p>
      <text:p text:style-name="P57">– Не помню. Ты падал быстрее всех, у меня не было выбора.</text:p>
      <text:p text:style-name="P57"/>
      <text:p text:style-name="P57">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7"/>
      <text:p text:style-name="P57">– <text:span text:style-name="T69">А ч</text:span>то случилось с кракеном?</text:p>
      <text:p text:style-name="P57">– Он упал в <text:span text:style-name="T69">П</text:span>ровал, – отвечает пегаска и смотрит на извивающийся остаток щупальца на скале. – По-крайней мере, большая его часть.</text:p>
      <text:p text:style-name="P57"><text:soft-page-break/></text:p>
      <text:p text:style-name="P57">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7">–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7">Я осторожно качаю головой, стараясь не вызвать боль.</text:p>
      <text:p text:style-name="P57">– Я видел только маленькую часть замка Сестёр. И то, в основном, подземную и на бегу. Но ты ведь можешь подняться над замком и разведать путь?</text:p>
      <text:p text:style-name="P57"/>
      <text:p text:style-name="P57">Пегаска чешет копытом в затылке.</text:p>
      <text:p text:style-name="P57">– Могу, конечно. Но пока я сюда спускалась, меня трижды чуть не сбили.</text:p>
      <text:p text:style-name="P57"/>
      <text:p text:style-name="P57">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7">–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7"/>
      <text:p text:style-name="P57">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7"/>
      <text:p text:style-name="P57">Прекрасно! Просто прекрасно!</text:p>
      <text:p text:style-name="P57">Я спускаюсь вниз, сажусь на обломок стены и обхватываю голову руками.</text:p>
      <text:p text:style-name="P57"/>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7"/>
      <text:p text:style-name="P57">– Анон… – касается крылом моего плеча Дэш. – Не время хандрить. Мы должны идти в тронный зал.</text:p>
      <text:p text:style-name="P57">–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7"><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7">– Я не Проводник! – кричу я. – Меня сюда принесло по ошибке!..</text:p>
      <text:p text:style-name="P57"/>
      <text:p text:style-name="P57">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7">Может быть, ты рано раскис, Анон? Вспомни, под тысячелетними развалинами полно подземелий.</text:p>
      <text:p text:style-name="P57"/>
      <text:p text:style-name="P57">– Мы можем пройти подземным ходом, – киваю я на лаз.</text:p>
      <text:p text:style-name="P57">Пегаска воодушевляется.</text:p>
      <text:p text:style-name="P57">– Круть! Я же знала, что ты найдёшь выход! Веди, Проводник!</text:p>
      <text:p text:style-name="P57"/>
      <text:p text:style-name="P57">Мы спускаемся в темноту древнего хода.</text:p>
      <text:p text:style-name="P57">Триста метров. Каких-то грёбанных триста метров!</text:p>
      <text:p text:style-name="P57"/>
      <text:p text:style-name="P57">…</text:p>
      <text:p text:style-name="P57"/>
      <text:p text:style-name="P57">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7"/>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Пегаска чешет в затылке.</text:p>
      <text:p text:style-name="P57">– Нет. И это показывает, насколько я уверена в победе.</text:p>
      <text:p text:style-name="P57"/>
      <text:p text:style-name="P1"><text:span text:style-name="T31">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Я раздражённо поворачиваюсь к Дэш.</text:p>
      <text:p text:style-name="P57">– Послушай, не называй меня Проводником. Это уже не смешно!</text:p>
      <text:p text:style-name="P57">Пегаска смотрит на меня вишнёвыми глазами.</text:p>
      <text:p text:style-name="P57">– Я не смеюсь. Я хотела тебя подбодрить малёхо, а то ты нос повесил. Но если не хочешь — не бу…</text:p>
      <text:p text:style-name="P57">– Дэш! Сзади!!!</text:p>
      <text:p text:style-name="P57"/>
      <text:p text:style-name="P57">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text:p>
      <text:p text:style-name="P38">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8"/>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7"/>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4">~~~~~</text:p>
      <text:p text:style-name="P3"/>
      <text:p text:style-name="P6">– Держи своего «Проводника», Хмурая Метёлка! Хотя сейчас его стоит называть овощем и носить в чемодане.</text:p>
      <text:p text:style-name="P6">– Где ты его нашёл? Что произошло? Что с тобой, Анон?</text:p>
      <text:p text:style-name="P6">–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6">– О, небо! Мы превратим эти руины в выжженый кратер!!! Что нам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27">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2">!</text:span></text:p>
      <text:p text:style-name="P6">–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6">– Что? Ты мне не доверяешь??!</text:p>
      <text:p text:style-name="P6"><text:soft-page-break/>– НЕТ!</text:p>
      <text:p text:style-name="P6">–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3"/>
      <text:p text:style-name="P44">~~~~~</text:p>
      <text:p text:style-name="P23"/>
      <text:p text:style-name="P10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4"/>
      <text:p text:style-name="P105">Кажется, я уже встречал это раньше! Не помню только, где и когда.</text:p>
      <text:p text:style-name="P10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Что за?..</text:p>
      <text:p text:style-name="P6">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text:span text:style-name="T1">6</text:span>. <text:span text:style-name="T1">Терра. Воскресенье-понедельник</text:span></text:h>
      <text:h text:style-name="P170" text:outline-level="3">Воскресенье</text:h>
      <text:p text:style-name="P52"/>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е рядом.</text:p>
      <text:p text:style-name="P52"/>
      <text:p text:style-name="P52">–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Нельсон, старик, что ж ты? – пробормотал я.</text:p>
      <text:p text:style-name="P52"/>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52"/>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2"/>
      <text:p text:style-name="P52">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2"><text:soft-page-break/></text:p>
      <text:p text:style-name="P52">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2"><text:span text:style-name="T56">Невозможно поверить, но два месяца</text:span><text:span text:style-name="T20">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1">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61">Да, Анон, тебе тоже нужно завязывать с конеёбством. После гибели Дэш ты больше не сможешь никого пустить в свою душу.</text:p>
      <text:p text:style-name="P61"/>
      <text:p text:style-name="P61">…</text:p>
      <text:p text:style-name="P61"/>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Проклятье! Я так и знал!</text:p>
      <text:p text:style-name="P61"/>
      <text:p text:style-name="P61">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1"/>
      <text:p text:style-name="P61">– Что тут у нас? – заглянул мне через плечо Дискорд.</text:p>
      <text:p text:style-name="P61">Пять стрелок компаса указывали в пяти направлениях.</text:p>
      <text:p text:style-name="P61">–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
      <text:p text:style-name="P61">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text:p>
      <text:p text:style-name="P61">– Хорошо, хоть от моей заначки в Эогиппе кое-что осталось, не всё на тебя протрынькал,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32"/>
      <text:p text:style-name="P62">***</text:p>
      <text:p text:style-name="P61"/>
      <text:p text:style-name="P40"><text:span text:style-name="T2">… Вот дерьмо</text:span>! Это уже <text:span text:style-name="T1">чересчур</text:span>! Мне даже материться не хотелось.</text:p>
      <text:p text:style-name="P40"/>
      <text:p text:style-name="P40"><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40"/>
      <text:p text:style-name="P40">– Ты уверен, что она тут? – безнадёжно переспросил я.</text:p>
      <text:p text:style-name="P40">Разумеется, иначе и быть не могло. Это по-нашему. Если уж жрать говно <text:span text:style-name="T2">— так самой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Драконикус непонимающе уставился на меня <text:span text:style-name="T2">разноцветными глазами. </text:span>Я тяжко вздохнул.</text:p>
      <text:p text:style-name="P40">– Я там работал семь лет. Уволился два месяца назад. Думал, вырвался из этого омута навсегда. Как видишь, ошибался.</text:p>
      <text:p text:style-name="P40"/>
      <text:p text:style-name="P40">…</text:p>
      <text:p text:style-name="P40"/>
      <text:p text:style-name="P52">Бип-бип-бип!</text:p>
      <text:p text:style-name="P52"/>
      <text:p text:style-name="P57">– Алекс… Ничего, что я так поздно?</text:p>
      <text:p text:style-name="P57">– Анон? – голос в трубке не смог скрыть радостного изумления. – Привет!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
      <text:p text:style-name="P57">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7">– И слышать тоже.</text:p>
      <text:p text:style-name="P57">– Говорят, ты шалить начал? Нэш, тестовая задача номер шестнадцать.</text:p>
      <text:p text:style-name="P57"><text:soft-page-break/>– Принял к исполнению. «Выживание корпорации в условиях жёсткой конкуренции с ограниченными ресурсами. Случай 16».</text:p>
      <text:p text:style-name="P57"/>
      <text:p text:style-name="P97">…</text:p>
      <text:p text:style-name="P97">…</text:p>
      <text:p text:style-name="P97">Конфликт с узлом 5</text:p>
      <text:p text:style-name="P97">…</text:p>
      <text:p text:style-name="P97">…</text:p>
      <text:p text:style-name="P97">Конфликт с узлом 12</text:p>
      <text:p text:style-name="P97">…</text:p>
      <text:p text:style-name="P97">Конфликт с узлом 15</text:p>
      <text:p text:style-name="P97">…</text:p>
      <text:p text:style-name="P97">Конфликт с узлом 17</text:p>
      <text:p text:style-name="P97">…</text:p>
      <text:p text:style-name="P97">…</text:p>
      <text:p text:style-name="P93">Решение.</text:p>
      <text:p text:style-name="P93">…</text:p>
      <text:p text:style-name="P12"/>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101"/>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9"/>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9"/>
      <text:p text:style-name="P69">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9"/>
      <text:p text:style-name="P69">– Я отлучусь на пару деньков… Не скучайте тут без меня. Ждите дома. Вернусь с Сахарной Ваткой в обнимку — верь мне! Бу-га-га!</text:p>
      <text:p text:style-name="P69"/>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20"/>
      <text:h text:style-name="Heading_20_2" text:outline-level="2">2<text:span text:style-name="T1">7</text:span>. <text:span text:style-name="T1">Терра. Вторник-среда</text:span></text:h>
      <text:h text:style-name="P170"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9"/>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9"><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9">–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9">– Ты его слишком… эмм, упрощаешь, – продолжала Флаттершай. – Вот, взгляни сюда.</text:p>
      <text:p text:style-name="P109">Флаттершай повернула ко мне экран. Мультяшный Дискорд с полными слёз глазами стоял на ледовом катке перед брошенными коньками.</text:p>
      <text:p text:style-name="P109"><text:span text:style-name="T12">–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5"/>
      <text:p text:style-name="P115">Я с удивлением повернулся к притихшей Флаттершай.</text:p>
      <text:p text:style-name="P115">– А как?</text:p>
      <text:p text:style-name="P115"/>
      <text:p text:style-name="P115">Девушка обхватила себя руками, как будто от холода. Я еле различал её полушёпот.</text:p>
      <text:p text:style-name="P115"/>
      <text:p text:style-name="P11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21">– А ты в курсе, что твой Дискорд многократно сжигал Селестию живьём? Хороша шутка, обхохочешься! – выпалил я.</text:p>
      <text:p text:style-name="P12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9"><text:span text:style-name="T12">– Это всего лишь твои домыслы. С тем же успехом я могу объяснить это тем, что он </text:span>— злой придурок!</text:p>
      <text:p text:style-name="P121">– Это не мои… эмм… домыслы… Он сам мне рассказал…</text:p>
      <text:p text:style-name="P121">Флаттершай встала со стула и попыталась уйти. Я задержал её.</text:p>
      <text:p text:style-name="P121">– Извини, не знал. Не уходи. Нам нельзя ссориться.</text:p>
      <text:p text:style-name="P109"><text:soft-page-break/>Девушка слабо улыбнулась.</text:p>
      <text:p text:style-name="P121">– Я не сержусь… На Дискорда трудно не злиться… Он так себя ведёт, потому что его это… эмм… <text:s/>забавляет.</text:p>
      <text:p text:style-name="P3"/>
      <text:p text:style-name="P141">***</text:p>
      <text:p text:style-name="P13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Я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103"><text:soft-page-break/>Лицо Эпплджек исказила гримаса ужаса, она прижала ладони к лицу и крикнула:</text:p>
      <text:p text:style-name="P103">–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7">…</text:p>
      <text:p text:style-name="P97">Конфликт с узлом 2</text:p>
      <text:p text:style-name="P97">Конфликт с узлом 3</text:p>
      <text:p text:style-name="P97"><text:soft-page-break/>…</text:p>
      <text:p text:style-name="P97">Конфликт с узлом 5</text:p>
      <text:p text:style-name="P97">…</text:p>
      <text:p text:style-name="P97">…</text:p>
      <text:p text:style-name="P97">Конфликт с узлом 8</text:p>
      <text:p text:style-name="P97">…</text:p>
      <text:p text:style-name="P97">…</text:p>
      <text:p text:style-name="P97">Конфликт с узлом 12</text:p>
      <text:p text:style-name="P97">Конфликт с узлом 13</text:p>
      <text:p text:style-name="P97">…</text:p>
      <text:p text:style-name="P97">Конфликт с узлом 16</text:p>
      <text:p text:style-name="P97">…</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20"/>
      <text:h text:style-name="Heading_20_2" text:outline-level="2">2<text:span text:style-name="T1">8</text:span>. Терра. Четверг</text:h>
      <text:h text:style-name="Heading_20_3" text:outline-level="3">Четверг</text:h>
      <text:p text:style-name="P1"/>
      <text:p text:style-name="P3">– Порыв ветра, <text:span text:style-name="T85">л</text:span>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text:span text:style-name="T23">Не стоит… эмм… упоминать свои фланки в таких утверждениях. Иначе Анон решит, что… эмм… <text:s/>снеговик таки не хотел его утопить. Хотя, судя по всему, это не так.</text:span></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text:span><text:span text:style-name="T11">и</text:span><text:span text:style-name="T1"> </text:span><text:span text:style-name="T11">фланки</text:span><text:span text:style-name="T1"> влез</text:span><text:span text:style-name="T11">у</text:span><text:span text:style-name="T1">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text:span text:style-name="T86">Ш</text:span>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
      <text:p text:style-name="P1">Флаттершай закуталась в одеяло, испугавшись сама сказанного.</text:p>
      <text:p text:style-name="P1"><text:soft-page-break/></text:p>
      <text:p text:style-name="P1">Я скосил на неё взгляд. Не стоит пока говорить <text:span text:style-name="T1">ей </text:span>про свою догадку. Флатти этого не перенесёт: Дискорд — один из её бли<text:span text:style-name="T86">жайших</text:span>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8"/>
      <text:p text:style-name="P70">***</text:p>
      <text:p text:style-name="P69"/>
      <text:p text:style-name="P1">…</text:p>
      <text:p text:style-name="P97">Конфликт с узлом 3</text:p>
      <text:p text:style-name="P97">…</text:p>
      <text:p text:style-name="P97">Конфликт с узлом 6</text:p>
      <text:p text:style-name="P97">Конфликт с узлом 7</text:p>
      <text:p text:style-name="P97">…</text:p>
      <text:p text:style-name="P97">Конфликт с узлом 9</text:p>
      <text:p text:style-name="P97">…</text:p>
      <text:p text:style-name="P97">…</text:p>
      <text:p text:style-name="P97">Конфликт с узлом 11</text:p>
      <text:p text:style-name="P97">Конфликт с узлом 12</text:p>
      <text:p text:style-name="P97">Конфликт с узлом 13</text:p>
      <text:p text:style-name="P97">…</text:p>
      <text:p text:style-name="P97">…</text:p>
      <text:p text:style-name="P97">Конфликт с узлом 16</text:p>
      <text:p text:style-name="P97">Конфликт с узлом 17</text:p>
      <text:p text:style-name="P94">…</text:p>
      <text:p text:style-name="P94">…</text:p>
      <text:p text:style-name="P94">Рассогласование центра принятия решений. Требуется вмешательство оператора.</text:p>
      <text:p text:style-name="P95">Language module malfunction. Language module stopped…</text:p>
      <text:p text:style-name="P94">Sending heartbeats to all nodes… Zookeeper failure. Cluster going down in 3 minutes…</text:p>
      <text:p text:style-name="P94">UI module malfunction. UI module stop<text:span text:style-name="T87">ped</text:span>…</text:p>
      <text:p text:style-name="P94">Nash AI <text:span text:style-name="T12">module </text:span>malfunction. Nash AI module stop<text:span text:style-name="T87">ped</text:span>…</text:p>
      <text:p text:style-name="P94">Cluster going down in 2 minutes…</text:p>
      <text:p text:style-name="P94">Unloading dictionaries… HDFS malfunction</text:p>
      <text:p text:style-name="P94">Classloader malfunction. Classloader stop<text:span text:style-name="T87">ped</text:span>…</text:p>
      <text:p text:style-name="P94">Cluster going down in 1 minute…</text:p>
      <text:p text:style-name="P94">Kernel panic</text:p>
      <text:p text:style-name="P91"/>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text:span text:style-name="T89">кофе </text:span>из стаканчика.</text:p>
      <text:p text:style-name="P3"/>
      <text:p text:style-name="P3"><text:soft-page-break/>–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4">– Да неужели?!! Бгы-ы-ы! <text:span text:style-name="T89">А наш-то Проводничёк — тот ещё проказник!</text:span></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text:span text:style-name="T89">у меня </text:span>между лопаток.</text:p>
      <text:p text:style-name="P3"><text:soft-page-break/></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text:span text:style-name="T90">Ты правда жива?</text:span></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text:span text:style-name="T90">Твайлайт совсем в депресняк скатится.</text:span> Да и я не сказать, чтобы рада буду… Мне оч-чень не хватает твоих почесушек! И тебя в целом! Возвращайся <text:span text:style-name="T90">скорее,</text:span> <text:span text:style-name="T90">я не люблю долго ждать!</text:span></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text:p text:style-name="P14"><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4"/>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62">— ладно. А если она? </text:span><text:span text:style-name="T63">Кто из нас находится </text:span><text:span text:style-name="T64">в воображаемом мире</text:span><text:span text:style-name="T63">?</text:span><text:span text:style-name="T62"> </text:span><text:span text:style-name="T64">Если Сел права, то всё, что происходило со мной с момента пьянки в Понивилле, мне приснилось</text:span><text:span text:style-name="T62">. </text:span><text:span text:style-name="T64">Тогда мне нечего бояться и можно открыть Сел тайну.</text:span><text:span text:style-name="T62"> Но если прав я, то открыв ей природу Великого Откровения, я уничтожу её. </text:span><text:span text:style-name="T65">Уничтожу то, что от неё осталось при прохождении через Чёрный Экран.</text:span></text:p>
      <text:p text:style-name="P14"/>
      <text:p text:style-name="P5"><text:span text:style-name="T64">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4">– …прошу <text:span text:style-name="T91">у тебя </text:span>прощения. Вспомни нашу особенную дружбу, <text:span text:style-name="T91">Анон</text:span>!</text:p>
      <text:p text:style-name="P14"/>
      <text:p text:style-name="P14">Я сжал кулак.</text:p>
      <text:p text:style-name="P14">АЙ!</text:p>
      <text:p text:style-name="P14"/>
      <text:p text:style-name="P14">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4"/>
      <text:p text:style-name="P14">Я состроил обиженную гримасу и перебил аликорницу.</text:p>
      <text:p text:style-name="P14">– Какая, к дискорду, «особенная дружба»? Луна <text:span text:style-name="T91">всё </text:span>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14"/>
      <text:p text:style-name="P94">…</text:p>
      <text:p text:style-name="P94">…</text:p>
      <text:p text:style-name="P94">Cluster restarting…</text:p>
      <text:p text:style-name="P94">Zookeeper service initiated. Sending heartbeats to all nodes…</text:p>
      <text:p text:style-name="P94">Classloader start<text:span text:style-name="T88">ed</text:span>…</text:p>
      <text:p text:style-name="P94">Loading dictionaries…</text:p>
      <text:p text:style-name="P94"><text:span text:style-name="T12">Nash </text:span>AI module start<text:span text:style-name="T88">ed</text:span>…</text:p>
      <text:p text:style-name="P94"><text:soft-page-break/>Celest AI submodule found… Acquiring…</text:p>
      <text:p text:style-name="P94">UI module start<text:span text:style-name="T88">ed</text:span>…</text:p>
      <text:p text:style-name="P96">Language module started…</text:p>
      <text:p text:style-name="P94">…</text:p>
      <text:p text:style-name="P92">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7"/>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3">Ксения обернулась, когда я влетел в серверную.</text:p>
      <text:p text:style-name="P14">–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163"/>
      <text:p text:style-name="P3">Я смотрел на Ксению круглыми глазами, хватая ртом воздух.</text:p>
      <text:p text:style-name="P3"/>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мог загру<text:span text:style-name="T92">жаться</text:span> на кластер.</text:p>
      <text:p text:style-name="P54">– Ты его уничтожила?</text:p>
      <text:p text:style-name="P54">– Да, я же сказала. Еле-еле выловила. Он работал в стелс-режиме, весь обвешанный защитными демонами<text:note text:id="ftn20" text:note-class="footnote"><text:note-citation>20</text:note-citation><text:note-body><text:p text:style-name="P157"><text:span text:style-name="T92">Демон (</text:span>daemon<text:span text:style-name="T92">)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 </text:span></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е Юджина?</text:p>
      <text:p text:style-name="P14">– Ага. У меня нет <text:span text:style-name="T93">к нему </text:span>доступа. Но на кластер к Нэшу этот вирусняк больше не пролезет.</text:p>
      <text:p text:style-name="P14"/>
      <text:p text:style-name="P14">Я вытер пот со лба.</text:p>
      <text:p text:style-name="P14"><text:soft-page-break/>– Ты молодец, Ксена. Просто молодец.</text:p>
      <text:p text:style-name="P14">– Анон, ты куда? Так мы встречаемся вечером, или как?!</text:p>
      <text:p text:style-name="P14"/>
      <text:p text:style-name="P14">Но я уже мчался к выходу.</text:p>
      <text:p text:style-name="P14"/>
      <text:p text:style-name="P14">…</text:p>
      <text:p text:style-name="P14"/>
      <text:p text:style-name="P14">Две пары глаз удивлённо уставились на меня с заднего сидения.</text:p>
      <text:p text:style-name="P14">– А где та тётка? Што-то пошло не по плану? – спросила <text:span text:style-name="T94">Эпплджек</text:span>, пряча верёвки и мешок.</text:p>
      <text:p text:style-name="P14">Я вскочил на водительское место «Навары» и завёл двигатель.</text:p>
      <text:p text:style-name="P14">– Меняем план! Ксена — не тот, кто нам нужен.</text:p>
      <text:p text:style-name="P14"/>
      <text:p text:style-name="P15">Старый пикап затарахтел движком и двинулся по улице. Я уверенно вёл машину по знакомому маршруту. <text:span text:style-name="T94">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text:span>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 Какого хера: я ничего не наруш<text:span text:style-name="T95">а</text:span>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6">Я продолжал ехать, надеясь, что сигналят не мне. Шиш там! Несколько машин за мной остановились у обочины, но мигалка упрямо ехала за мной.</text:p>
      <text:p text:style-name="P16"/>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форменных бейсболках. С именными нашивками и рациями на плече.</text:p>
      <text:p text:style-name="P14"/>
      <text:p text:style-name="P14">Вместо лиц у них были злые рожицы, наподобие <text:span text:style-name="T96">компьютерных</text:span>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4"><text:soft-page-break/></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4">– Приехали!</text:p>
      <text:p text:style-name="P54"/>
      <text:p text:style-name="P54">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59"/>
      <text:p text:style-name="P54">…</text:p>
      <text:p text:style-name="P54"/>
      <text:p text:style-name="P54">…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4"/>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text:p text:style-name="P54">– Анон!</text:p>
      <text:p text:style-name="P14">Тревога в её голосе заставила меня поднять голову.</text:p>
      <text:p text:style-name="P14"/>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4">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8"/>
      <text:p text:style-name="P18"><text:soft-page-break/>«Ч.<text:span text:style-name="T97">Т</text:span>.<text:span text:style-name="T97">О</text:span>…<text:span text:style-name="T97">В</text:span>.<text:span text:style-name="T97">Ы</text:span>… <text:span text:style-name="T97">Т</text:span>.<text:span text:style-name="T97">У</text:span>.<text:span text:style-name="T97">Т</text:span>… <text:span text:style-name="T97">С</text:span>.<text:span text:style-name="T97">О</text:span>.<text:span text:style-name="T97">Р</text:span>.<text:span text:style-name="T97">И</text:span>.<text:span text:style-name="T97">Т</text:span>.<text:span text:style-name="T97">Е</text:span>?»</text:p>
      <text:p text:style-name="P14"/>
      <text:p text:style-name="P14">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запихнул Эпплджек себе за спину, выставил вперёд бейсбольную биту и сделал шаг вперёд…</text:p>
      <text:p text:style-name="P54"/>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4"/>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4">Ещё раз мне пришлось отскакивать от осколков чёрного стекла, веером разлетевшихся из-под головы смайлолицего.</text:p>
      <text:p text:style-name="P54"/>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text:span text:style-name="T98">Луна ошиблась, сделав меня твоим телохранителем. </text:span>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4">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
      <text:p text:style-name="P54">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4"/>
      <text:p text:style-name="P54">– Анон, нам нужно торопиться! – дёрнула меня за рукав Эпплджек. – У нас осталось сорок минут до закрытия портала.</text:p>
      <text:p text:style-name="P54">Я сбросил чёрный мобильник вслед за лицом смайлолицего и с новыми силами побежал по лестнице.</text:p>
      <text:p text:style-name="P14"/>
      <text:p text:style-name="P17">***</text:p>
      <text:p text:style-name="P14"/>
      <text:p text:style-name="P14">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4"/>
      <text:p text:style-name="P14">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4"/>
      <text:p text:style-name="P10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65"/>
      <text:p text:style-name="P111"><text:span text:style-name="T12">– Анон…</text:span><text:span text:style-name="T1"> Тут окно разбито… И верёвка висит, – пискнула Флаттершай из кухни.</text:span></text:p>
      <text:p text:style-name="P108"><text:span text:style-name="T12">– </text:span><text:span text:style-name="T1">Оставь, Флатти, не сейчас! – отмахнулся я.</text:span></text:p>
      <text:p text:style-name="P109">Эпплджек стояла посреди комнаты и оглядывалась.</text:p>
      <text:p text:style-name="P121">– Не нравится мне тут. Чуйка нехорошая…</text:p>
      <text:p text:style-name="P121"/>
      <text:p text:style-name="P110">Коллекция пластиковых пони по-прежнему пылилась на подоконнике. Компьютер стоял там же, где и три месяца назад — на столе у окна. <text:span text:style-name="T99">Последняя модель сверхмощных игровых ноутбуков от Alienware </text:span><text:span text:style-name="T45">— </text:span><text:span text:style-name="T46">Юджин гордился личн</text:span><text:span text:style-name="T48">ым</text:span><text:span text:style-name="T46"> </text:span><text:span text:style-name="T48">апгрейдом</text:span><text:span text:style-name="T46"> компа, увеличивш</text:span><text:span text:style-name="T48">им</text:span><text:span text:style-name="T46"> мощность </text:span><text:span text:style-name="T47">лэптопа</text:span><text:span text:style-name="T46"> в разы.</text:span> Я отметил про себя, что забыл выключить <text:span text:style-name="T100">компьютер</text:span> тогда, в последний свой визит. Теперь моя забывчивость обернулась спасением для Селестии, предоставив убежище <text:span text:style-name="T100">её сущности</text:span>.</text:p>
      <text:p text:style-name="P110"/>
      <text:p text:style-name="P108"><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21">– Привет, Сел.</text:p>
      <text:p text:style-name="P158"><text:soft-page-break/></text:p>
      <text:p text:style-name="P158">Аликорница всполошилась, спрят<text:span text:style-name="T1">ав</text:span> <text:span text:style-name="T1">пирожное</text:span> за спину.</text:p>
      <text:p text:style-name="P121">– Ах, это ты, Анон. Какое счастье! Ты снова с нами!</text:p>
      <text:p text:style-name="P121">– Нет, Сел. Это ты с нами. <text:span text:style-name="T1">Я пришёл забрать тебя назад, в Эквестрию. Через четверть часа ты вернёшься домой.</text:span></text:p>
      <text:p text:style-name="P109"/>
      <text:p text:style-name="P109"><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9"/>
      <text:p text:style-name="P109"><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9"><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21"/>
      <text:h text:style-name="P168" text:outline-level="2">2<text:span text:style-name="T1">9</text:span>. <text:span text:style-name="T1">Назад в Эквестрию</text:span></text:h>
      <text:p text:style-name="P125"/>
      <text:p text:style-name="P109"><text:span text:style-name="T12">– </text:span>Оп-па! – пробормотала Эпплджек. – Нежданчик!</text:p>
      <text:p text:style-name="P109">Дискорд дурашливо кивнул Эпплджек.</text:p>
      <text:p text:style-name="P121">– И я рад тебя видеть, дорогая Эппл-как-тебя-там! А где моя любимая Флаттершай?</text:p>
      <text:p text:style-name="P121">Окинув взглядом комнату, Дискорд закапризничал:</text:p>
      <text:p text:style-name="P121">– Где же она? Вот вечно вы тормозите, когда надо торопиться!</text:p>
      <text:p text:style-name="P109"><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9"><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21">– С кем это вы тут разговариваете?</text:p>
      <text:p text:style-name="P121">В комнату вошла Флаттершай.</text:p>
      <text:p text:style-name="P109">Дискорд обернулся на голос и в этот момент я швырнул в него кружкой и бросился к нему через комнату с занесенным над головой стулом.</text:p>
      <text:p text:style-name="P109">Оглушённый драконикус попытался отъехать на кресле в сторону, но я припёр его стулом к стенке.</text:p>
      <text:p text:style-name="P142">– Эй-Джей, Флатти, хватайте комп и на выход! Я с ним разберусь! Не теряйте вре..!</text:p>
      <text:p text:style-name="P142">– ТЫ ИДИО..!!!</text:p>
      <text:p text:style-name="P142">Дискорд <text:s/>заорал одновременно со мной, прикрываясь от меня руками, когда раздался оглушительный</text:p>
      <text:p text:style-name="P142">… </text:p>
      <text:p text:style-name="P144">БАХ!!!</text:p>
      <text:p text:style-name="P145">…</text:p>
      <text:p text:style-name="P14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text:soft-page-break/>На лице драконикуса появилось удивлённо-мечтательное выражение и он вырубился.</text:p>
      <text:p text:style-name="P121"/>
      <text:p text:style-name="P121">…</text:p>
      <text:p text:style-name="P121"/>
      <text:p text:style-name="P121">– <text:span text:style-name="T1">А… Анон… Зачем ты напал на Дискорда? </text:span>– <text:span text:style-name="T1">прошептала Флаттершай в шоке.</text:span></text:p>
      <text:p text:style-name="P12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9">– Чего-о-о??? – ахнула Эпплджек. – Анон, я, канешн, на дух не выношу этого прохвоста, но тут ты малость вожжи попутал. Дискорд — не убийца.</text:p>
      <text:p text:style-name="P109">Дискорд благодарно замычал и так энергично закивал головой, что чуть не проглотил кляп.</text:p>
      <text:p text:style-name="P109">–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9"/>
      <text:p text:style-name="P109">Я раздражённо повернулся к фермерше.</text:p>
      <text:p text:style-name="P109">– А кто, по-твоему, подстроил все эти «несчастные» случаи? Вспомни, как меня чуть не утопил снеговик. Кому ещё это под силу?</text:p>
      <text:p text:style-name="P109">Дискорд возвёл глаза к потолку и завыл. Эпплджек задумалась.</text:p>
      <text:p text:style-name="P10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9">– А зачем тогда ты приложила его книгой? А потом помогла мне его связать? – перебил я фермершу с удивлением.</text:p>
      <text:p text:style-name="P109">Драконикус с натугой наклонил голову к руке, привязанной к подлокотнику, и покрутил пальцем у виска.</text:p>
      <text:p text:style-name="P109">– Потому што ты напал на него. – пожала плечами Эпплджек. – Я и подумала — тебе виднее. И подсобила маленько.</text:p>
      <text:p text:style-name="P109"/>
      <text:p text:style-name="P109">Звук сирены заставил меня броситься к окну. Три полицейские тойоты сверкали мигалками вокруг «Навары», подобно ёлочной гирлянде.</text:p>
      <text:p text:style-name="P109"/>
      <text:p text:style-name="P109">Проклятье!!!</text:p>
      <text:p text:style-name="P109"/>
      <text:p text:style-name="P109">Я схватил ноутбук, сгрёб девушек в охапку и вытолкал их в коридор. В дверях я обернулся к Дискорду.</text:p>
      <text:p text:style-name="P132"><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2">Я повернулся к выходу. Флаттершай проскочила у меня под локтём и кинулась к драконикусу.</text:p>
      <text:p text:style-name="P132"/>
      <text:p text:style-name="P132"><text:soft-page-break/><text:span text:style-name="T12">– Нет! Дискорд </text:span>— не убийца!!!</text:p>
      <text:p text:style-name="P132">С необычной для неё силой Флаттершай вытащила кляп изо рта драконикуса.</text:p>
      <text:p text:style-name="P132"><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37"/>
      <text:p text:style-name="P132">Или драконикус — гениальный актёр, или… ?</text:p>
      <text:p text:style-name="P132"/>
      <text:p text:style-name="P132">Я вернулся к драконикусу и уселся на стул напротив него.</text:p>
      <text:p text:style-name="P132"><text:span text:style-name="T12">– Р</text:span>ассказывай.</text:p>
      <text:p text:style-name="P132">Дискорд немного успокоился.</text:p>
      <text:p text:style-name="P132"><text:s/><text:span text:style-name="T12">–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32"><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32">У драконикуса глаза полезли на лоб.</text:p>
      <text:p text:style-name="P132"><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2"/>
      <text:p text:style-name="P132">Я задумался. Драконикус, похоже, говорил искренне. Но кто тогда всё это время играл с нами, <text:span text:style-name="T27">словно кот с мышью</text:span>?</text:p>
      <text:p text:style-name="P132"><text:span text:style-name="T12">– </text:span>Анон! <text:span text:style-name="T12">– </text:span>крикнула Эпплджек из прихожей. <text:span text:style-name="T12">– </text:span>Я слышу шум за дверью!</text:p>
      <text:p text:style-name="P132">Практически одновременно раздался звонок.</text:p>
      <text:p text:style-name="P135">– ОТКРОЙТЕ, ПОЛИЦИЯ! Вам даётся полминуты, чтобы открыть дверь! Через тридцать секунд дверь будет выбита!</text:p>
      <text:p text:style-name="P135"/>
      <text:p text:style-name="P135">Эпплджек ошалело выскочила из прихожей. Несколько мгновений я молча смотрел на неё. В голове свистел ветер и играла дудочка.</text:p>
      <text:p text:style-name="P135">– На крышу, живо!!! Через окно на кухне! – зашипел Дискорд.</text:p>
      <text:p text:style-name="P135">– Что? – ступил я.</text:p>
      <text:p text:style-name="P132"><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5"/>
      <text:p text:style-name="P135">Эпплджек, с ноутбуком в одной руке и Флаттершай — во второй, кинулась на кухню.</text:p>
      <text:p text:style-name="P132">Дверь содрогнулась от мощного удара. Послышался стук падающей штукатурки. Я сломя голову бросился за девушками.</text:p>
      <text:p text:style-name="P132">– Развяжи меня, кретин!!! – гаркнул вдогонку Дискорд.</text:p>
      <text:p text:style-name="P132"><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2">– Давай на крышу! Я догоню! – рявкнул он, освобождая вторую руку.</text:p>
      <text:p text:style-name="P132">От второго удара дверная коробка крякнула и наполовину въехала в коридор.</text:p>
      <text:p text:style-name="P13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2">Верёвка в кухонном окне дёргалась под весом карабкающихся девушек. Я словил её и стал на подоконник.</text:p>
      <text:p text:style-name="P132"/>
      <text:p text:style-name="P132">Блё-о-о!</text:p>
      <text:p text:style-name="P132"/>
      <text:p text:style-name="P132">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3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9">А если не </text:span>выдержит<text:span text:style-name="T69"> </text:span>основа, к которой она привязана? Что-то мне в туалет захотелось… У меня нет боязни высоты, но это уже слишком!</text:p>
      <text:p text:style-name="P132"/>
      <text:p text:style-name="P132">Я задрал голову.</text:p>
      <text:p text:style-name="P132">О! Так уже легче! Надо мной всего лишь два этажа. Десять метров верёвки. Если не смотреть вниз, то…</text:p>
      <text:p text:style-name="P132"/>
      <text:p text:style-name="P134">«…<text:span text:style-name="T27">Будь храбр. Будь стоек. Будь силён. Что бы ни случилось, помни: Эквестрия с тобой. Эквестрия в тебе. Навсегда. И всегда…»</text:span></text:p>
      <text:p text:style-name="P136"/>
      <text:p text:style-name="P132">Я вытер ладони о штаны, ухватил канат и сделал шаг вперёд…</text:p>
      <text:p text:style-name="P132"/>
      <text:p text:style-name="P132">…</text:p>
      <text:p text:style-name="P132"/>
      <text:p text:style-name="P132">Святые яйца, Анон, ты действительно сделал ЭТО!</text:p>
      <text:p text:style-name="P132"/>
      <text:p text:style-name="P132">…</text:p>
      <text:p text:style-name="P132"/>
      <text:p text:style-name="P13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text:soft-page-break/>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Селестия милосердная!!!</text:p>
      <text:p text:style-name="P13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появилась над бортиком и свесила вниз руку. Эпплджек вытянулась и протянула ей ноутбук одной рукой.</text:p>
      <text:p text:style-name="P132">НЕТ! У них не получилось!</text:p>
      <text:p text:style-name="P132">У меня враз вспотели ладони. Держаться на верёвке стало чертовски трудно.</text:p>
      <text:p text:style-name="P13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2">К счастью, фермерша не разжала ног.</text:p>
      <text:p text:style-name="P13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2"/>
      <text:p text:style-name="P132">Бляблябляблябля!!! ДА НУ ЕГО НАХУЙ — ТАКОЙ АЛЬПИНИЗМ!!!</text:p>
      <text:p text:style-name="P132">БЛЯ!!!…</text:p>
      <text:p text:style-name="P132">Верёвка закончилась. Наконец-то у меня появилось время для паники. Я судорожно обнял Эпплджек, закрыл глаза и приготовился…</text:p>
      <text:p text:style-name="P132"/>
      <text:p text:style-name="P132">…</text:p>
      <text:p text:style-name="P132"/>
      <text:p text:style-name="P132">Захват поперёк груди и сильный рывок выдавили из меня остатки дыхания.</text:p>
      <text:p text:style-name="P132">– ОТПУСТИ КОБЫЛУ!!! – загрохотало мне в ухо.</text:p>
      <text:p text:style-name="P132">Я открыл глаза.</text:p>
      <text:p text:style-name="P132"><text:soft-page-break/>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32">Я чуть поднял глаза и уставился в кривую морду драконикуса.</text:p>
      <text:p text:style-name="P132">– Отпусти Эпплджек. Я её держу. – повторил Дискорд. – Мне сбалансироваться надо. Вы не такие уж и лёгкие.</text:p>
      <text:p text:style-name="P13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2"/>
      <text:p text:style-name="P132">…</text:p>
      <text:p text:style-name="P132"/>
      <text:p text:style-name="P13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2">– Эмм… Флатти, дорогая, нам пора. Я слышу шаги на лестнице. Не говоря уже о том, что до закрытия коридора осталось минут двадцать, не больше…</text:p>
      <text:p text:style-name="P132"/>
      <text:p text:style-name="P132">…</text:p>
      <text:p text:style-name="P132"/>
      <text:p text:style-name="P132">На длинной шее драконикуса разместились Эпплджек и Флаттершай. Я, для сохранения баланса, разместился ближе к хвосту.</text:p>
      <text:p text:style-name="P132">Дискорд расправил крылья и начал короткую пробежку к краю.</text:p>
      <text:p text:style-name="P132"><text:span text:style-name="T12">–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32"/>
      <text:p text:style-name="P132">…ограда края крыши промелькнула под нами…</text:p>
      <text:p text:style-name="P137"/>
      <text:p text:style-name="P132"><text:span text:style-name="T12">– …</text:span>собственно, держаться в воздухе дольше у меня не хватит магии.</text:p>
      <text:p text:style-name="P132"/>
      <text:p text:style-name="P132">Мы летели навстречу закату.</text:p>
      <text:p text:style-name="P132"/>
      <text:p text:style-name="P132">…</text:p>
      <text:p text:style-name="P132"/>
      <text:p text:style-name="P13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2"><text:span text:style-name="T12">– </text:span>Ю-ху-у-у!!!</text:p>
      <text:p text:style-name="P13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2"><text:soft-page-break/>Перед нами увеличивалась громада моей высотки.</text:p>
      <text:p text:style-name="P13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2">– Пристегните ремни! – проревел Дискорд, резко ускоряясь. – Будет весело!!!</text:p>
      <text:p text:style-name="P132">Эпплджек покрепче прижала к себе ноутбук. Флаттершай прижалась к шее Дискорда, отвернулась и закрыла глаза.</text:p>
      <text:p text:style-name="P132">– ВНИМАНИЕ!!! – заорал Дискорд, сложил крылья и влетел в коридор.</text:p>
      <text:p text:style-name="P132"/>
      <text:p text:style-name="P133">***</text:p>
      <text:p text:style-name="P132"/>
      <text:p text:style-name="P132">Бля!!!</text:p>
      <text:h text:style-name="Heading_20_2" text:outline-level="2"/>
      <text:h text:style-name="Heading_20_2" text:outline-level="2"><text:span text:style-name="T1">30</text:span>. Разговор за столиком в <text:span text:style-name="T1">ночи</text:span></text:h>
      <text:p text:style-name="P146"/>
      <text:p text:style-name="P148">Мы почти успели.</text:p>
      <text:p text:style-name="P14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3"/>
      <text:p text:style-name="P143">ХА-ХА-ХА!</text:p>
      <text:p text:style-name="P143"/>
      <text:p text:style-name="P143">Прямо как сейчас. Как говорится, найди десять отличий.</text:p>
      <text:p text:style-name="P143">Вот только… Только Дэш была бы жива…</text:p>
      <text:p text:style-name="P147"><text:soft-page-break/>Я тяжело вздохнул.</text:p>
      <text:p text:style-name="P147"/>
      <text:p text:style-name="P147">…</text:p>
      <text:p text:style-name="P147"/>
      <text:p text:style-name="P14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Извиняюсь, не представился. Анакорн. Демиург. Я тут живу.</text:p>
      <text:p text:style-name="P40">– А сидишь<text:span text:style-name="T1">-то</text:span> на чём? – вид сидящего на пустоте существа сбивал с толку.</text:p>
      <text:p text:style-name="P52">Демиург что-то прикинул и кивнул сам себе.</text:p>
      <text:p text:style-name="P40">– Гм. Ок.</text:p>
      <text:p text:style-name="P52"><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 – <text:span text:style-name="T1">кивнул я.</text:span></text:p>
      <text:p text:style-name="P40">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40"/>
      <text:p text:style-name="P66">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text:soft-page-break/>– Сел. Принцессу Селестию.</text:p>
      <text:p text:style-name="P42">– Продолжай! – с интересом воскликнул Анакорн. – Как бессмертная оказалась в твоём мире, человек?</text:p>
      <text:p text:style-name="P42"/>
      <text:p text:style-name="P48">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42"/>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2">– Ты сам-то веришь в эту ерунду? – перебил меня Анакорн. – Брось молоть чушь, ты не умешь врать!</text:p>
      <text:p text:style-name="P42"/>
      <text:p text:style-name="P42">Блин! Вот так всегда!</text:p>
      <text:p text:style-name="P42">Я вздохнул.</text:p>
      <text:p text:style-name="P55"><text:span text:style-name="T12">– Если я расскажу тебе н</text:span>астоящую<text:span text:style-name="T12"> причину </text:span>— ты исчезнешь! <text:span text:style-name="T12">– угрюмо заявил я.</text:span></text:p>
      <text:p text:style-name="P40">Морда Анакорна осветилась радостным озарением.</text:p>
      <text:p text:style-name="P40"/>
      <text:p text:style-name="P55"><text:span text:style-name="T12">– </text:span><text:span text:style-name="T79">Я ПОНЯЛ, КТО ТЫ!!! КАК </text:span><text:span text:style-name="T80">ЖЕ </text:span><text:span text:style-name="T79">Я СРАЗУ НЕ ДОГАДАЛСЯ?!! Я ДОЛГО ЖДАЛ ТЕБЯ, ПРОВОДНИК! Я УСТАЛ! ПРИСТУПИМ ЖЕ СКОРЕЕ!</text:span></text:p>
      <text:p text:style-name="P42"/>
      <text:p text:style-name="P42">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text:span></text:p>
      <text:p text:style-name="P55">Я глубоко вздохнул, как перед прыжком в воду.</text:p>
      <text:p text:style-name="P55"/>
      <text:p text:style-name="P55"><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5"/>
      <text:p text:style-name="P55">Я перевёл дух. Анакорн слушал меня и печально кивал. Но не исчезал.</text:p>
      <text:p text:style-name="P42"><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2"/>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9"><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5"/>
      <text:p text:style-name="P55">–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9">Я запротестовал.</text:p>
      <text:p text:style-name="P112">– В Эквестрии не двигают солнце! Аликорны лишь корректируют орбиту Эквуса и луны вокруг него, хотя все уверены в обратном.</text:p>
      <text:p text:style-name="P112">Анакорн улыбнулся во всю морду.</text:p>
      <text:p text:style-name="P112"><text:soft-page-break/>– Значит, ты уже помогаешь мне, Проводник, даже сам того не осознавая! Я рад!</text:p>
      <text:p text:style-name="P109">Демиург снова отпил из стакана и продолжил.</text:p>
      <text:p text:style-name="P112"/>
      <text:p text:style-name="P11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2">Анакорн только развёл копытами.</text:p>
      <text:p text:style-name="P112">– Не знаю. Может, ему фунты и ярды больше нравятся.</text:p>
      <text:p text:style-name="P112">– Ты так говоришь, будто у Эквуса есть свой собственный разум. – заметил я.</text:p>
      <text:p text:style-name="P112">Анакорн усмехнулся.</text:p>
      <text:p text:style-name="P11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9"/>
      <text:p text:style-name="P109">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12"/>
      <text:p text:style-name="P10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9"/>
      <text:p text:style-name="P109">Анакорн мрачно уставился на мерцающую голограмму Эквуса<text:span text:style-name="T27">. Ко мне наконец-то пришло понимание ситуации.</text:span></text:p>
      <text:p text:style-name="P115">– А почему ты сам не можешь поддерживать Эквус? Ты же его демиург? Ну так и питай его своей созидающей силой, пока он не окрепнет!</text:p>
      <text:p text:style-name="P109">Анакорн смутился.</text:p>
      <text:p text:style-name="P109"><text:span text:style-name="T43">– К сожалению, не </text:span><text:span text:style-name="T52">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3">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1" text:note-class="footnote"><text:note-citation>21</text:note-citation><text:note-body><text:p text:style-name="P15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6">–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9">– Хмм. То есть, это брони создали Эквус?</text:p>
      <text:p text:style-name="P109">–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9"/>
      <text:p text:style-name="P109">Анакорн прижал одним копытом центр карандаша к столу и ударил по его кончику другим. Карандаш стал вертеться своеобразной юлой.</text:p>
      <text:p text:style-name="P109"/>
      <text:p text:style-name="P109">–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9"><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2"/>
      <text:p text:style-name="P109">Я вспомнил события последнего времени моей родины<text:span text:style-name="T12">.</text:span></text:p>
      <text:p text:style-name="P10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9">Анакорн с такой силой надавил копытом на карандаш, что тот хрустнул.</text:p>
      <text:p text:style-name="P10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2">Я развёл руками.</text:p>
      <text:p text:style-name="P11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2">Анакорн улыбнулся и вскочил с пуфика.</text:p>
      <text:p text:style-name="P109"><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5"><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5"/>
      <text:p text:style-name="P115">Я истерически расхохотался.</text:p>
      <text:p text:style-name="P11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5"/>
      <text:p text:style-name="P115">Спустив пар, я скептически хмыкнул.</text:p>
      <text:p text:style-name="P115">– Да и как их корректировать, эти недочёты? Сказать: «Повелеваю быть сему»?</text:p>
      <text:p text:style-name="P115">Анакорн поправил невесть откуда взявшиеся на переносице очки и ответил.</text:p>
      <text:p text:style-name="P109"><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5"/>
      <text:p text:style-name="P115">Я задумался. На самом деле, интересная логическая задача…</text:p>
      <text:p text:style-name="P115"/>
      <text:p text:style-name="P11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9"><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5">– А кьютимарки ты сам даришь пони, когда распознаёшь их жизненное предназначение!!! – так же азартно заорал я.</text:p>
      <text:p text:style-name="P11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5">Я пожал плечами.</text:p>
      <text:p text:style-name="P115">– А по-другому я не могу объяснить их появление. К сожалению.</text:p>
      <text:p text:style-name="P11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5">– Хорошо. Уговорил. Кьютимарки беру на себя. Так и знал, что мне самое трудное достанется!</text:p>
      <text:p text:style-name="P11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5">Анакорн проследил мой взгляд.</text:p>
      <text:p text:style-name="P115">– Нечего так на меня смотреть! Если я стану применять магию вместо ловкости, теряется весь смысл упражнения… О, глянь-ка на Эквус!</text:p>
      <text:p text:style-name="P115">И впрямь, было на что посмотреть. Уровень помех на голограмме снизился на порядок и сама она стала светиться ровным голубоватым светом.</text:p>
      <text:p text:style-name="P11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5">– Почему бы не сделать главной каноническую Эквестрию? Ту, что описана в мультике?</text:p>
      <text:p text:style-name="P115">– Нет, так не получится.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6"> точнее, дерево схожих миров </text:span><text:span text:style-name="T61">—</text:span><text:span text:style-name="T56"> создали брони. Разумеется, стержнем им послужил именно сериал, но каждый фанфик </text:span><text:span text:style-name="T61">—</text:span><text:span text:style-name="T56">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6"/>
      <text:p text:style-name="P11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6"/>
      <text:p text:style-name="P11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6">&lt;<text:span text:style-name="T23">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5">Анакорн аж подпрыгнул на месте от восторга и стал мне аплодировать.</text:p>
      <text:p text:style-name="P116"/>
      <text:p text:style-name="P115"><text:span text:style-name="T56">– Наконец-то я вижу свет в конце тоннеля! Как это не пришло мне в голову! Ты всё отлично увязал! Всё сходится! Более того </text:span><text:span text:style-name="T61">—</text:span><text:span text:style-name="T56"> Анакорн заговорщически подмигнул мне </text:span><text:span text:style-name="T61">—</text:span><text:span text:style-name="T56">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м Континууме Эквуса</text:span><text:span text:style-name="T56">!</text:span></text:p>
      <text:p text:style-name="P116"/>
      <text:p text:style-name="P116">Я подозрительно посмотрел на Анакорна.</text:p>
      <text:p text:style-name="P116"/>
      <text:p text:style-name="P115"><text:span text:style-name="T19">– </text:span><text:span text:style-name="T56">Какой ещё, нафиг, «мой фанфик»? Я никакого фанфика не писал. И не собираюсь.</text:span></text:p>
      <text:p text:style-name="P116">Анакорн ехидно ухмыльнулся и сделал мне «глазки».</text:p>
      <text:p text:style-name="P115"><text:soft-page-break/><text:span text:style-name="T19">– </text:span><text:span text:style-name="T56">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6"/>
      <text:p text:style-name="P116">Я растерялся.</text:p>
      <text:p text:style-name="P115"><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5"><text:span text:style-name="T12">– </text:span>Пиши, как есть. <text:span text:style-name="T12">– </text:span>развёл копытами Анакорн. <text:span text:style-name="T12">– </text:span>Авось сгодится. Я писать точно не буду <text:span text:style-name="T61">— ты меня с кьютимарками уже пригрузил на ближайшие тысячи лет.</text:span></text:p>
      <text:p text:style-name="P115">…</text:p>
      <text:p text:style-name="P115">Факн щит<text:note text:id="ftn22" text:note-class="footnote"><text:note-citation>22</text:note-citation><text:note-body><text:p text:style-name="P153">Fucking shit <text:span text:style-name="T2">–</text:span> <text:span text:style-name="T1">ёбаное дерьмо</text:span></text:p></text:note-body></text:note>!..</text:p>
      <text:p text:style-name="P115">…</text:p>
      <text:p text:style-name="P115">Ну а что мне остаётся? Я фейспамнул.</text:p>
      <text:p text:style-name="P115"/>
      <text:p text:style-name="P115"><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5">Анакорн насупился и спрятал карандаш в гриву.</text:p>
      <text:p text:style-name="P115"><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5"/>
      <text:p text:style-name="P115">Вот тебе и помахала Эквестрия ручкой, Анон!</text:p>
      <text:p text:style-name="P115"/>
      <text:p text:style-name="P11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4"/>
      <text:p text:style-name="P114">– Пора закругляться. Ты начинаешь сгорать. Надо утрясти последние детали, пока ещё есть пару минут.</text:p>
      <text:p text:style-name="P109">– Валяй. Я тебя внимательно слушаю.</text:p>
      <text:p text:style-name="P10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9">– А я разве сплю?</text:p>
      <text:p text:style-name="P109"><text:soft-page-break/>– Сейчас — нет. Но как только мы закроем сделку — проснёшься. Потому что нет иного способа вернуть тебя в реальный мир.</text:p>
      <text:p text:style-name="P109">– Эээ, постой! А как я в Эквестрию и к себе обратно проходил?</text:p>
      <text:p text:style-name="P10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9">Так вот, возвращать тебя обратно в твой мир я не буду.</text:p>
      <text:p text:style-name="P109"/>
      <text:p text:style-name="P109">Я непонимающе хлопал глазами.</text:p>
      <text:p text:style-name="P109"/>
      <text:p text:style-name="P10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9">Теперь — об оплате.</text:p>
      <text:p text:style-name="P109"/>
      <text:p text:style-name="P109">Анакорн наклонился ко мне через стол и подмигнул.</text:p>
      <text:p text:style-name="P109"/>
      <text:p text:style-name="P109">– Проси, чего хочешь!</text:p>
      <text:p text:style-name="P109"/>
      <text:p text:style-name="P109">Пока я думал, демиург мурлыкал себе под нос в эйфории: «Да! В такие моменты ощущаешь себя богом! Я крут! Ха-ха!»</text:p>
      <text:p text:style-name="P109"/>
      <text:p text:style-name="P10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9">Ради этого написать фанфик — очень малая цена. Совсем ничтожная.</text:p>
      <text:p text:style-name="P115"/>
      <text:p text:style-name="P115">– ВЕРНИ ДЭШ!!!</text:p>
      <text:p text:style-name="P115"/>
      <text:p text:style-name="P115">Копыта Анакорна разъехались и он впечатался мордой в стол.</text:p>
      <text:p text:style-name="P115"><text:soft-page-break/>– Э-э-э… м-м-м… ну-у-у… Перо мне в зад!.. Нельзя сказать, что это совсем невыполнимо… Но, прямо скажу, задачка не для студента!</text:p>
      <text:p text:style-name="P115">Глаза демиурга бегали, как у застуканного в трамвае безбилетника. Он в замешательстве начал грызть копыто.</text:p>
      <text:p text:style-name="P115">– А ты студент?</text:p>
      <text:p text:style-name="P11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5">– Другое просить не будешь? – сухо переспросил Анакорн. – Учти, время уходит. То, что я вижу в качестве решения, мне не нравится.</text:p>
      <text:p text:style-name="P115">– Нет! – отрезал я.</text:p>
      <text:p text:style-name="P11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5">– Что? Ты о чём?</text:p>
      <text:p text:style-name="P11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5">Есть только маленькая проблемка…</text:p>
      <text:p text:style-name="P115"/>
      <text:p text:style-name="P115">Анакорн скривился и отвёл глаза.</text:p>
      <text:p text:style-name="P115">– Какая?</text:p>
      <text:p text:style-name="P11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66">не знаю даже я. Говорят, это офигенно паршиво, намного хуже смерти. </text:span>Мне очень жаль. Тебе ещё не поздно выбрать что-нибудь другое.</text:p>
      <text:p text:style-name="P115">Я вздохнул. Слишком много философии на твою голову, Анон!</text:p>
      <text:p text:style-name="P115">– Делай, как я сказал! А я сделаю своё.</text:p>
      <text:p text:style-name="P115"/>
      <text:p text:style-name="P10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9">– Ты ещё увидишь пару-тройку снов на прощание. Это мой подарок тебе. Удачи!</text:p>
      <text:p text:style-name="P109"/>
      <text:p text:style-name="P122">~~~</text:p>
      <text:p text:style-name="P116"/>
      <text:p text:style-name="P116">– Здравствуй, Анон. – Селестия стояла передо мной без привычных взгляду властных регалий. – Я хочу поблагодарить тебя за всё.</text:p>
      <text:p text:style-name="P116">– Привет, Сел. Я рад, что с тобой всё в порядке.</text:p>
      <text:p text:style-name="P116">Аликорница стояла передо мной в сияющем ореоле гривы. Потом она нерешительно сделала шаг навстречу.</text:p>
      <text:p text:style-name="P116"><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20">&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16">Я устало рассмеялся.</text:p>
      <text:p text:style-name="P116">– Сел, я завязал с конеёбством. Извини.</text:p>
      <text:p text:style-name="P11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6">– В другое время, в другом месте, Анон! В другое время, в другом месте!</text:p>
      <text:p text:style-name="P116"/>
      <text:p text:style-name="P119">~~~</text:p>
      <text:p text:style-name="P119"/>
      <text:p text:style-name="P42"><text:span text:style-name="T2">–</text:span><text:span text:style-name="T1"> Прости, что когда-то хотела убить тебя. Я ослабела и Найтмэр Мун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1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3">Тёмная аликорница тяжело вздохнула.</text:p>
      <text:p text:style-name="P11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3">– Я был бы рад. Мне жаль, что из-за меня погиб твой особенный пони.</text:p>
      <text:p text:style-name="P113">Луна горько вздохнула.</text:p>
      <text:p text:style-name="P11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24"/>
      <text:p text:style-name="P124">Я молча протянул руку к носу аликорницы и попытался легонько сжать его. Рука прошла сквозь тело.</text:p>
      <text:p text:style-name="P124">– Бу-уп! – слабо улыбнулась Луна.</text:p>
      <text:p text:style-name="P124"/>
      <text:p text:style-name="P113">Аликорница подняла копыто и прижала его к моей груди.</text:p>
      <text:p text:style-name="P113">–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9"/>
      <text:p text:style-name="P119">~~~</text:p>
      <text:p text:style-name="P121"/>
      <text:p text:style-name="P113">– Думал от меня в другой реальности спрятаться, Проводничёк?!</text:p>
      <text:p text:style-name="P113"><text:soft-page-break/>Передо мной возникло хмурое рыло Дискорда.</text:p>
      <text:p text:style-name="P11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3">Так что, Проводничёк, мы ещё встретимся! В другое время и в другом месте! Жди! В другое время, в другом месте!!!</text:p>
      <text:p text:style-name="P117"/>
      <text:p text:style-name="P118">~~~</text:p>
      <text:p text:style-name="P109"/>
      <text:p text:style-name="P113">– Анон?</text:p>
      <text:p text:style-name="P113">– Дэш?!!</text:p>
      <text:p text:style-name="P113">– Эмм… Ты мне снишься?</text:p>
      <text:p text:style-name="P113">– Нет, Дэш, это ты мне снишься.</text:p>
      <text:p text:style-name="P11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3">Пегаска почесала в затылке со смущением.</text:p>
      <text:p text:style-name="P113">– Да? Правда? Ну, офигеть! Что-то я такого не помню совсем. А ты как?</text:p>
      <text:p text:style-name="P108"><text:span text:style-name="T31">– Я в порядке. Вот, возвращаюсь </text:span>в свой мир. Ну, не совсем <text:span text:style-name="T1">в свой</text:span>. Почти.</text:p>
      <text:p text:style-name="P108"><text:span text:style-name="T1">–</text:span> Навсегда? <text:span text:style-name="T1">Ты не вернёшься?</text:span></text:p>
      <text:p text:style-name="P108"><text:span text:style-name="T1">–</text:span> Скорее всего, да.</text:p>
      <text:p text:style-name="P108"><text:span text:style-name="T1">–</text:span> Это плохо. <text:span text:style-name="T1">Я хотела тебе сказать</text:span>…</text:p>
      <text:p text:style-name="P108"><text:span text:style-name="T1">–</text:span> Не надо, Дэш. Не стоит. Мне очень жаль.</text:p>
      <text:p text:style-name="P10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9">В голосе пегаски слышались слёзы.</text:p>
      <text:p text:style-name="P10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8"><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8"><text:span text:style-name="T1">–</text:span> И тебя, и Твайлайт, и <text:span text:style-name="T1">Пинки</text:span>, и <text:span text:style-name="T1">Эпплджек</text:span>, и всех-всех-всех… Таковы правила.</text:p>
      <text:p text:style-name="P108"><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8">Я опустил руку на шею <text:span text:style-name="T1">пегаски</text:span> и ощутил теплоту и лёгкое покалывание в пустоте.</text:p>
      <text:p text:style-name="P108"><text:soft-page-break/><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8"><text:span text:style-name="T1">–</text:span> И лучше рано, чем поздно! Я не люблю <text:span text:style-name="T1">долго </text:span>ждать!</text:p>
      <text:p text:style-name="P108"><text:span text:style-name="T1">–</text:span> Да, Дэш. <text:span text:style-name="T1">–</text:span> её образ начал таять. <text:span text:style-name="T1">–</text:span> Да, я помню.</text:p>
      <text:p text:style-name="P108"/>
      <text:p text:style-name="P108">Я всё ещё помню…</text:p>
      <text:p text:style-name="P57"/>
      <text:h text:style-name="Heading_20_2" text:outline-level="2">Эпилог. Земля</text:h>
      <text:p text:style-name="P123"/>
      <text:p text:style-name="P130">Звон будильника чуть не проломил башку. Я открыл глаза. </text:p>
      <text:p text:style-name="P130"/>
      <text:p text:style-name="P131"><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8"/>
      <text:p text:style-name="P130"><text:span text:style-name="T1">Я нашарил ногами тапки и пошёл в ванную. Проходя мимо стола, зацепился взглядом за</text:span> эскиз <text:span text:style-name="T1">рисунка</text:span>.</text:p>
      <text:p text:style-name="P130"/>
      <text:p text:style-name="P13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8"/>
      <text:p text:style-name="P126">Для того, чтобы выдавить остатки пасты на щётку, пришлось затратить серьёзные усилия.</text:p>
      <text:p text:style-name="P126"/>
      <text:p text:style-name="P127">Ага, и купить туалетной бумаги. Иначе уже вечером придётся использовать рекламки, что кидают в почтовый ящик. А они, блин, глянцевые!</text:p>
      <text:p text:style-name="P127"/>
      <text:p text:style-name="P129">Мысли вернулись к фантазии.</text:p>
      <text:p text:style-name="P129"/>
      <text:p text:style-name="P12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7"/>
      <text:p text:style-name="P126">Попытка притронуться щёткой к зубу вызвала ноющую боль. </text:p>
      <text:p text:style-name="P126"/>
      <text:p text:style-name="P12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8"/>
      <text:p text:style-name="P126">Доставая из стола ключи от машины, опять наткнулся взглядом на эскиз.</text:p>
      <text:p text:style-name="P126"/>
      <text:p text:style-name="P128"><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8">А вот, кстати… А почему бы и нет? Хорошее ведь название? И интригующее — сразу сесть за клавиатуру захотелось.</text:p>
      <text:p text:style-name="P128"/>
      <text:p text:style-name="P12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07T17:59:04.625585241</dc:date>
    <meta:editing-duration>P165DT5H52M14S</meta:editing-duration>
    <meta:editing-cycles>10556</meta:editing-cycles>
    <meta:generator>LibreOffice/5.1.6.2$Linux_X86_64 LibreOffice_project/10m0$Build-2</meta:generator>
    <meta:printed-by>макс </meta:printed-by>
    <meta:print-date>2017-08-23T21:51:29.95</meta:print-date>
    <meta:document-statistic meta:table-count="0" meta:image-count="0" meta:object-count="0" meta:page-count="284" meta:paragraph-count="5057" meta:word-count="105936" meta:character-count="702034" meta:non-whitespace-character-count="596491"/>
  </office:meta>
</office:document-meta>
</file>